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72.7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1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69623" calcext:value-type="float">
            <text:p>0.06696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9623" calcext:value-type="float">
            <text:p>6.69623E-05</text:p>
          </table:table-cell>
          <table:table-cell office:value-type="float" office:value="0.000053036" calcext:value-type="float">
            <text:p>5.3036E-05</text:p>
          </table:table-cell>
          <table:table-cell office:value-type="float" office:value="0.000136392" calcext:value-type="float">
            <text:p>0.000136392</text:p>
          </table:table-cell>
          <table:table-cell office:value-type="float" office:value="2613" calcext:value-type="float">
            <text:p>2613</text:p>
          </table:table-cell>
          <table:table-cell office:value-type="float" office:value="1000" calcext:value-type="float">
            <text:p>1000</text:p>
          </table:table-cell>
          <table:table-cell office:value-type="float" office:value="2.613" calcext:value-type="float">
            <text:p>2.6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2];2)" office:value-type="float" office:value="1.38570712465793" calcext:value-type="float">
            <text:p>1.38570712465793</text:p>
          </table:table-cell>
          <table:table-cell table:formula="of:=LOG([.L2];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28513" calcext:value-type="float">
            <text:p>0.07285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513" calcext:value-type="float">
            <text:p>7.28513E-05</text:p>
          </table:table-cell>
          <table:table-cell office:value-type="float" office:value="0.000053288" calcext:value-type="float">
            <text:p>5.3288E-05</text:p>
          </table:table-cell>
          <table:table-cell office:value-type="float" office:value="0.000214213" calcext:value-type="float">
            <text:p>0.000214213</text:p>
          </table:table-cell>
          <table:table-cell office:value-type="float" office:value="4042" calcext:value-type="float">
            <text:p>4042</text:p>
          </table:table-cell>
          <table:table-cell office:value-type="float" office:value="1000" calcext:value-type="float">
            <text:p>1000</text:p>
          </table:table-cell>
          <table:table-cell office:value-type="float" office:value="4.042" calcext:value-type="float">
            <text:p>4.04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LOG([.J3];2)" office:value-type="float" office:value="2.01506932171765" calcext:value-type="float">
            <text:p>2.01506932171765</text:p>
          </table:table-cell>
          <table:table-cell table:formula="of:=LOG([.L3];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831759" calcext:value-type="float">
            <text:p>0.083175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759" calcext:value-type="float">
            <text:p>8.31759E-05</text:p>
          </table:table-cell>
          <table:table-cell office:value-type="float" office:value="0.000052668" calcext:value-type="float">
            <text:p>5.2668E-05</text:p>
          </table:table-cell>
          <table:table-cell office:value-type="float" office:value="0.000252934" calcext:value-type="float">
            <text:p>0.000252934</text:p>
          </table:table-cell>
          <table:table-cell office:value-type="float" office:value="5659" calcext:value-type="float">
            <text:p>5659</text:p>
          </table:table-cell>
          <table:table-cell office:value-type="float" office:value="1000" calcext:value-type="float">
            <text:p>1000</text:p>
          </table:table-cell>
          <table:table-cell office:value-type="float" office:value="5.659" calcext:value-type="float">
            <text:p>5.65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4];2)" office:value-type="float" office:value="2.50054713742068" calcext:value-type="float">
            <text:p>2.50054713742068</text:p>
          </table:table-cell>
          <table:table-cell table:formula="of:=LOG([.L4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985928" calcext:value-type="float">
            <text:p>0.098592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5928" calcext:value-type="float">
            <text:p>9.85928E-05</text:p>
          </table:table-cell>
          <table:table-cell office:value-type="float" office:value="0.000053645" calcext:value-type="float">
            <text:p>5.3645E-05</text:p>
          </table:table-cell>
          <table:table-cell office:value-type="float" office:value="0.000277576" calcext:value-type="float">
            <text:p>0.000277576</text:p>
          </table:table-cell>
          <table:table-cell office:value-type="float" office:value="7943" calcext:value-type="float">
            <text:p>7943</text:p>
          </table:table-cell>
          <table:table-cell office:value-type="float" office:value="1000" calcext:value-type="float">
            <text:p>1000</text:p>
          </table:table-cell>
          <table:table-cell office:value-type="float" office:value="7.943" calcext:value-type="float">
            <text:p>7.9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5];2)" office:value-type="float" office:value="2.98968400329773" calcext:value-type="float">
            <text:p>2.98968400329773</text:p>
          </table:table-cell>
          <table:table-cell table:formula="of:=LOG([.L5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7586" calcext:value-type="float">
            <text:p>0.1175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586" calcext:value-type="float">
            <text:p>0.000117586</text:p>
          </table:table-cell>
          <table:table-cell office:value-type="float" office:value="0.000054756" calcext:value-type="float">
            <text:p>5.4756E-05</text:p>
          </table:table-cell>
          <table:table-cell office:value-type="float" office:value="0.000291151" calcext:value-type="float">
            <text:p>0.000291151</text:p>
          </table:table-cell>
          <table:table-cell office:value-type="float" office:value="10615" calcext:value-type="float">
            <text:p>10615</text:p>
          </table:table-cell>
          <table:table-cell office:value-type="float" office:value="1000" calcext:value-type="float">
            <text:p>1000</text:p>
          </table:table-cell>
          <table:table-cell office:value-type="float" office:value="10.615" calcext:value-type="float">
            <text:p>10.6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J6];2)" office:value-type="float" office:value="3.40803246613065" calcext:value-type="float">
            <text:p>3.40803246613065</text:p>
          </table:table-cell>
          <table:table-cell table:formula="of:=LOG([.L6];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40252" calcext:value-type="float">
            <text:p>0.1402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252" calcext:value-type="float">
            <text:p>0.000140252</text:p>
          </table:table-cell>
          <table:table-cell office:value-type="float" office:value="0.000054047" calcext:value-type="float">
            <text:p>5.4047E-05</text:p>
          </table:table-cell>
          <table:table-cell office:value-type="float" office:value="0.000593476" calcext:value-type="float">
            <text:p>0.000593476</text:p>
          </table:table-cell>
          <table:table-cell office:value-type="float" office:value="14017" calcext:value-type="float">
            <text:p>14017</text:p>
          </table:table-cell>
          <table:table-cell office:value-type="float" office:value="1000" calcext:value-type="float">
            <text:p>1000</text:p>
          </table:table-cell>
          <table:table-cell office:value-type="float" office:value="14.017" calcext:value-type="float">
            <text:p>14.017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LOG([.J7];2)" office:value-type="float" office:value="3.80910570327651" calcext:value-type="float">
            <text:p>3.80910570327651</text:p>
          </table:table-cell>
          <table:table-cell table:formula="of:=LOG([.L7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71036" calcext:value-type="float">
            <text:p>0.1710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036" calcext:value-type="float">
            <text:p>0.000171036</text:p>
          </table:table-cell>
          <table:table-cell office:value-type="float" office:value="0.000052679" calcext:value-type="float">
            <text:p>5.2679E-05</text:p>
          </table:table-cell>
          <table:table-cell office:value-type="float" office:value="0.000625457" calcext:value-type="float">
            <text:p>0.000625457</text:p>
          </table:table-cell>
          <table:table-cell office:value-type="float" office:value="18786" calcext:value-type="float">
            <text:p>18786</text:p>
          </table:table-cell>
          <table:table-cell office:value-type="float" office:value="1000" calcext:value-type="float">
            <text:p>1000</text:p>
          </table:table-cell>
          <table:table-cell office:value-type="float" office:value="18.786" calcext:value-type="float">
            <text:p>18.78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8];2)" office:value-type="float" office:value="4.23158600919774" calcext:value-type="float">
            <text:p>4.23158600919774</text:p>
          </table:table-cell>
          <table:table-cell table:formula="of:=LOG([.L8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234425" calcext:value-type="float">
            <text:p>0.23442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4425" calcext:value-type="float">
            <text:p>0.000234425</text:p>
          </table:table-cell>
          <table:table-cell office:value-type="float" office:value="0.000054935" calcext:value-type="float">
            <text:p>5.4935E-05</text:p>
          </table:table-cell>
          <table:table-cell office:value-type="float" office:value="0.000623811" calcext:value-type="float">
            <text:p>0.000623811</text:p>
          </table:table-cell>
          <table:table-cell office:value-type="float" office:value="28087" calcext:value-type="float">
            <text:p>28087</text:p>
          </table:table-cell>
          <table:table-cell office:value-type="float" office:value="1000" calcext:value-type="float">
            <text:p>1000</text:p>
          </table:table-cell>
          <table:table-cell office:value-type="float" office:value="28.087" calcext:value-type="float">
            <text:p>28.08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9];2)" office:value-type="float" office:value="4.81183063190924" calcext:value-type="float">
            <text:p>4.81183063190924</text:p>
          </table:table-cell>
          <table:table-cell table:formula="of:=LOG([.L9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332574" calcext:value-type="float">
            <text:p>0.3325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2574" calcext:value-type="float">
            <text:p>0.000332574</text:p>
          </table:table-cell>
          <table:table-cell office:value-type="float" office:value="0.000099076" calcext:value-type="float">
            <text:p>9.9076E-05</text:p>
          </table:table-cell>
          <table:table-cell office:value-type="float" office:value="0.000677111" calcext:value-type="float">
            <text:p>0.000677111</text:p>
          </table:table-cell>
          <table:table-cell office:value-type="float" office:value="42471" calcext:value-type="float">
            <text:p>42471</text:p>
          </table:table-cell>
          <table:table-cell office:value-type="float" office:value="1000" calcext:value-type="float">
            <text:p>1000</text:p>
          </table:table-cell>
          <table:table-cell office:value-type="float" office:value="42.471" calcext:value-type="float">
            <text:p>42.47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formula="of:=LOG([.J10];2)" office:value-type="float" office:value="5.40840617291707" calcext:value-type="float">
            <text:p>5.40840617291707</text:p>
          </table:table-cell>
          <table:table-cell table:formula="of:=LOG([.L10];2)" office:value-type="float" office:value="6.24792751344359" calcext:value-type="float">
            <text:p>6.24792751344359</text:p>
          </table:table-cell>
        </table:table-row>
      </table:table>
      <table:table table:name="summary_6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91998" calcext:value-type="float">
            <text:p>0.09199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998" calcext:value-type="float">
            <text:p>9.1998E-05</text:p>
          </table:table-cell>
          <table:table-cell office:value-type="float" office:value="0.00006923" calcext:value-type="float">
            <text:p>6.923E-05</text:p>
          </table:table-cell>
          <table:table-cell office:value-type="float" office:value="0.000307874" calcext:value-type="float">
            <text:p>0.000307874</text:p>
          </table:table-cell>
          <table:table-cell office:value-type="float" office:value="3302" calcext:value-type="float">
            <text:p>3302</text:p>
          </table:table-cell>
          <table:table-cell office:value-type="float" office:value="1000" calcext:value-type="float">
            <text:p>1000</text:p>
          </table:table-cell>
          <table:table-cell office:value-type="float" office:value="3.302" calcext:value-type="float">
            <text:p>3.3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LOG([.J2];2)" office:value-type="float" office:value="1.72334012025117" calcext:value-type="float">
            <text:p>1.72334012025117</text:p>
          </table:table-cell>
          <table:table-cell table:formula="of:=LOG([.L2]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10746" calcext:value-type="float">
            <text:p>0.107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46" calcext:value-type="float">
            <text:p>0.00010746</text:p>
          </table:table-cell>
          <table:table-cell office:value-type="float" office:value="0.000069303" calcext:value-type="float">
            <text:p>6.9303E-05</text:p>
          </table:table-cell>
          <table:table-cell office:value-type="float" office:value="0.000347313" calcext:value-type="float">
            <text:p>0.000347313</text:p>
          </table:table-cell>
          <table:table-cell office:value-type="float" office:value="5384" calcext:value-type="float">
            <text:p>5384</text:p>
          </table:table-cell>
          <table:table-cell office:value-type="float" office:value="1000" calcext:value-type="float">
            <text:p>1000</text:p>
          </table:table-cell>
          <table:table-cell office:value-type="float" office:value="5.384" calcext:value-type="float">
            <text:p>5.38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LOG([.J3];2)" office:value-type="float" office:value="2.42867840994823" calcext:value-type="float">
            <text:p>2.42867840994823</text:p>
          </table:table-cell>
          <table:table-cell table:formula="of:=LOG([.L3];2)" office:value-type="float" office:value="4.39231742277876" calcext:value-type="float">
            <text:p>4.392317422778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136963" calcext:value-type="float">
            <text:p>0.13696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6963" calcext:value-type="float">
            <text:p>0.000136963</text:p>
          </table:table-cell>
          <table:table-cell office:value-type="float" office:value="0.000073242" calcext:value-type="float">
            <text:p>7.3242E-05</text:p>
          </table:table-cell>
          <table:table-cell office:value-type="float" office:value="0.000502815" calcext:value-type="float">
            <text:p>0.000502815</text:p>
          </table:table-cell>
          <table:table-cell office:value-type="float" office:value="8589" calcext:value-type="float">
            <text:p>8589</text:p>
          </table:table-cell>
          <table:table-cell office:value-type="float" office:value="1000" calcext:value-type="float">
            <text:p>1000</text:p>
          </table:table-cell>
          <table:table-cell office:value-type="float" office:value="8.589" calcext:value-type="float">
            <text:p>8.58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LOG([.J4];2)" office:value-type="float" office:value="3.10249017105842" calcext:value-type="float">
            <text:p>3.10249017105842</text:p>
          </table:table-cell>
          <table:table-cell table:formula="of:=LOG([.L4];2)" office:value-type="float" office:value="5.35755200461808" calcext:value-type="float">
            <text:p>5.357552004618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75581" calcext:value-type="float">
            <text:p>0.1755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581" calcext:value-type="float">
            <text:p>0.000175581</text:p>
          </table:table-cell>
          <table:table-cell office:value-type="float" office:value="0.000070149" calcext:value-type="float">
            <text:p>7.0149E-05</text:p>
          </table:table-cell>
          <table:table-cell office:value-type="float" office:value="0.000705498" calcext:value-type="float">
            <text:p>0.000705498</text:p>
          </table:table-cell>
          <table:table-cell office:value-type="float" office:value="13100" calcext:value-type="float">
            <text:p>13100</text:p>
          </table:table-cell>
          <table:table-cell office:value-type="float" office:value="1000" calcext:value-type="float">
            <text:p>1000</text:p>
          </table:table-cell>
          <table:table-cell office:value-type="float" office:value="13.1" calcext:value-type="float">
            <text:p>13.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5];2)" office:value-type="float" office:value="3.71149490665009" calcext:value-type="float">
            <text:p>3.71149490665009</text:p>
          </table:table-cell>
          <table:table-cell table:formula="of:=LOG([.L5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213111" calcext:value-type="float">
            <text:p>0.21311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111" calcext:value-type="float">
            <text:p>0.000213111</text:p>
          </table:table-cell>
          <table:table-cell office:value-type="float" office:value="0.000075409" calcext:value-type="float">
            <text:p>7.5409E-05</text:p>
          </table:table-cell>
          <table:table-cell office:value-type="float" office:value="0.000687984" calcext:value-type="float">
            <text:p>0.000687984</text:p>
          </table:table-cell>
          <table:table-cell office:value-type="float" office:value="17662" calcext:value-type="float">
            <text:p>17662</text:p>
          </table:table-cell>
          <table:table-cell office:value-type="float" office:value="1000" calcext:value-type="float">
            <text:p>1000</text:p>
          </table:table-cell>
          <table:table-cell office:value-type="float" office:value="17.662" calcext:value-type="float">
            <text:p>17.662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J6];2)" office:value-type="float" office:value="4.14257681424455" calcext:value-type="float">
            <text:p>4.14257681424455</text:p>
          </table:table-cell>
          <table:table-cell table:formula="of:=LOG([.L6];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.261172" calcext:value-type="float">
            <text:p>0.26117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1172" calcext:value-type="float">
            <text:p>0.000261172</text:p>
          </table:table-cell>
          <table:table-cell office:value-type="float" office:value="0.000072059" calcext:value-type="float">
            <text:p>7.2059E-05</text:p>
          </table:table-cell>
          <table:table-cell office:value-type="float" office:value="0.0017955" calcext:value-type="float">
            <text:p>0.0017955</text:p>
          </table:table-cell>
          <table:table-cell office:value-type="float" office:value="23696" calcext:value-type="float">
            <text:p>23696</text:p>
          </table:table-cell>
          <table:table-cell office:value-type="float" office:value="1000" calcext:value-type="float">
            <text:p>1000</text:p>
          </table:table-cell>
          <table:table-cell office:value-type="float" office:value="23.696" calcext:value-type="float">
            <text:p>23.696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formula="of:=LOG([.J7];2)" office:value-type="float" office:value="4.56657164062676" calcext:value-type="float">
            <text:p>4.56657164062676</text:p>
          </table:table-cell>
          <table:table-cell table:formula="of:=LOG([.L7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.335462" calcext:value-type="float">
            <text:p>0.3354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5462" calcext:value-type="float">
            <text:p>0.000335462</text:p>
          </table:table-cell>
          <table:table-cell office:value-type="float" office:value="0.000080374" calcext:value-type="float">
            <text:p>8.0374E-05</text:p>
          </table:table-cell>
          <table:table-cell office:value-type="float" office:value="0.00183248" calcext:value-type="float">
            <text:p>0.00183248</text:p>
          </table:table-cell>
          <table:table-cell office:value-type="float" office:value="32831" calcext:value-type="float">
            <text:p>32831</text:p>
          </table:table-cell>
          <table:table-cell office:value-type="float" office:value="1000" calcext:value-type="float">
            <text:p>1000</text:p>
          </table:table-cell>
          <table:table-cell office:value-type="float" office:value="32.831" calcext:value-type="float">
            <text:p>32.831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table:formula="of:=LOG([.J8];2)" office:value-type="float" office:value="5.03698678854084" calcext:value-type="float">
            <text:p>5.03698678854084</text:p>
          </table:table-cell>
          <table:table-cell table:formula="of:=LOG([.L8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.478794" calcext:value-type="float">
            <text:p>0.478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78794" calcext:value-type="float">
            <text:p>0.000478794</text:p>
          </table:table-cell>
          <table:table-cell office:value-type="float" office:value="0.000080247" calcext:value-type="float">
            <text:p>8.0247E-05</text:p>
          </table:table-cell>
          <table:table-cell office:value-type="float" office:value="0.0019286" calcext:value-type="float">
            <text:p>0.0019286</text:p>
          </table:table-cell>
          <table:table-cell office:value-type="float" office:value="48895" calcext:value-type="float">
            <text:p>48895</text:p>
          </table:table-cell>
          <table:table-cell office:value-type="float" office:value="1000" calcext:value-type="float">
            <text:p>1000</text:p>
          </table:table-cell>
          <table:table-cell office:value-type="float" office:value="48.895" calcext:value-type="float">
            <text:p>48.895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table:formula="of:=LOG([.J9];2)" office:value-type="float" office:value="5.61161503769234" calcext:value-type="float">
            <text:p>5.61161503769234</text:p>
          </table:table-cell>
          <table:table-cell table:formula="of:=LOG([.L9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0.806458" calcext:value-type="float">
            <text:p>0.8064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806458" calcext:value-type="float">
            <text:p>0.000806458</text:p>
          </table:table-cell>
          <table:table-cell office:value-type="float" office:value="0.000126966" calcext:value-type="float">
            <text:p>0.000126966</text:p>
          </table:table-cell>
          <table:table-cell office:value-type="float" office:value="0.00236509" calcext:value-type="float">
            <text:p>0.00236509</text:p>
          </table:table-cell>
          <table:table-cell office:value-type="float" office:value="84733" calcext:value-type="float">
            <text:p>84733</text:p>
          </table:table-cell>
          <table:table-cell office:value-type="float" office:value="1000" calcext:value-type="float">
            <text:p>1000</text:p>
          </table:table-cell>
          <table:table-cell office:value-type="float" office:value="84.733" calcext:value-type="float">
            <text:p>84.733</text:p>
          </table:table-cell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table:formula="of:=LOG([.J10];2)" office:value-type="float" office:value="6.40485204395239" calcext:value-type="float">
            <text:p>6.40485204395239</text:p>
          </table:table-cell>
          <table:table-cell table:formula="of:=LOG([.L10];2)" office:value-type="float" office:value="7.54689445988764" calcext:value-type="float">
            <text:p>7.54689445988764</text:p>
          </table:table-cell>
        </table:table-row>
      </table:table>
      <table:table table:name="summary_7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128275" calcext:value-type="float">
            <text:p>0.128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275" calcext:value-type="float">
            <text:p>0.000128275</text:p>
          </table:table-cell>
          <table:table-cell office:value-type="float" office:value="0.000092166" calcext:value-type="float">
            <text:p>9.2166E-05</text:p>
          </table:table-cell>
          <table:table-cell office:value-type="float" office:value="0.000628006" calcext:value-type="float">
            <text:p>0.000628006</text:p>
          </table:table-cell>
          <table:table-cell office:value-type="float" office:value="4261" calcext:value-type="float">
            <text:p>4261</text:p>
          </table:table-cell>
          <table:table-cell office:value-type="float" office:value="1000" calcext:value-type="float">
            <text:p>1000</text:p>
          </table:table-cell>
          <table:table-cell office:value-type="float" office:value="4.261" calcext:value-type="float">
            <text:p>4.26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LOG([.J2];2)" office:value-type="float" office:value="2.09119205151613" calcext:value-type="float">
            <text:p>2.09119205151613</text:p>
          </table:table-cell>
          <table:table-cell table:formula="of:=LOG([.L2];2)" office:value-type="float" office:value="5.20945336562895" calcext:value-type="float">
            <text:p>5.20945336562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17343" calcext:value-type="float">
            <text:p>0.173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43" calcext:value-type="float">
            <text:p>0.00017343</text:p>
          </table:table-cell>
          <table:table-cell office:value-type="float" office:value="0.000097609" calcext:value-type="float">
            <text:p>9.7609E-05</text:p>
          </table:table-cell>
          <table:table-cell office:value-type="float" office:value="0.00066688" calcext:value-type="float">
            <text:p>0.00066688</text:p>
          </table:table-cell>
          <table:table-cell office:value-type="float" office:value="8621" calcext:value-type="float">
            <text:p>8621</text:p>
          </table:table-cell>
          <table:table-cell office:value-type="float" office:value="1000" calcext:value-type="float">
            <text:p>1000</text:p>
          </table:table-cell>
          <table:table-cell office:value-type="float" office:value="8.621" calcext:value-type="float">
            <text:p>8.62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LOG([.J3];2)" office:value-type="float" office:value="3.10785522562114" calcext:value-type="float">
            <text:p>3.10785522562114</text:p>
          </table:table-cell>
          <table:table-cell table:formula="of:=LOG([.L3];2)" office:value-type="float" office:value="5.52356195605701" calcext:value-type="float">
            <text:p>5.52356195605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.226641" calcext:value-type="float">
            <text:p>0.2266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641" calcext:value-type="float">
            <text:p>0.000226641</text:p>
          </table:table-cell>
          <table:table-cell office:value-type="float" office:value="0.000098747" calcext:value-type="float">
            <text:p>9.8747E-05</text:p>
          </table:table-cell>
          <table:table-cell office:value-type="float" office:value="0.000746441" calcext:value-type="float">
            <text:p>0.000746441</text:p>
          </table:table-cell>
          <table:table-cell office:value-type="float" office:value="13501" calcext:value-type="float">
            <text:p>13501</text:p>
          </table:table-cell>
          <table:table-cell office:value-type="float" office:value="1000" calcext:value-type="float">
            <text:p>1000</text:p>
          </table:table-cell>
          <table:table-cell office:value-type="float" office:value="13.501" calcext:value-type="float">
            <text:p>13.50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LOG([.J4];2)" office:value-type="float" office:value="3.75499436450498" calcext:value-type="float">
            <text:p>3.75499436450498</text:p>
          </table:table-cell>
          <table:table-cell table:formula="of:=LOG([.L4];2)" office:value-type="float" office:value="5.93073733756289" calcext:value-type="float">
            <text:p>5.93073733756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305737" calcext:value-type="float">
            <text:p>0.3057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5737" calcext:value-type="float">
            <text:p>0.000305737</text:p>
          </table:table-cell>
          <table:table-cell office:value-type="float" office:value="0.000098248" calcext:value-type="float">
            <text:p>9.8248E-05</text:p>
          </table:table-cell>
          <table:table-cell office:value-type="float" office:value="0.00148152" calcext:value-type="float">
            <text:p>0.00148152</text:p>
          </table:table-cell>
          <table:table-cell office:value-type="float" office:value="20861" calcext:value-type="float">
            <text:p>20861</text:p>
          </table:table-cell>
          <table:table-cell office:value-type="float" office:value="1000" calcext:value-type="float">
            <text:p>1000</text:p>
          </table:table-cell>
          <table:table-cell office:value-type="float" office:value="20.861" calcext:value-type="float">
            <text:p>20.861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LOG([.J5];2)" office:value-type="float" office:value="4.38273641192345" calcext:value-type="float">
            <text:p>4.38273641192345</text:p>
          </table:table-cell>
          <table:table-cell table:formula="of:=LOG([.L5];2)" office:value-type="float" office:value="6.75488750216347" calcext:value-type="float">
            <text:p>6.754887502163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385992" calcext:value-type="float">
            <text:p>0.3859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5992" calcext:value-type="float">
            <text:p>0.000385992</text:p>
          </table:table-cell>
          <table:table-cell office:value-type="float" office:value="0.00010342" calcext:value-type="float">
            <text:p>0.00010342</text:p>
          </table:table-cell>
          <table:table-cell office:value-type="float" office:value="0.00149563" calcext:value-type="float">
            <text:p>0.00149563</text:p>
          </table:table-cell>
          <table:table-cell office:value-type="float" office:value="28912" calcext:value-type="float">
            <text:p>28912</text:p>
          </table:table-cell>
          <table:table-cell office:value-type="float" office:value="1000" calcext:value-type="float">
            <text:p>1000</text:p>
          </table:table-cell>
          <table:table-cell office:value-type="float" office:value="28.912" calcext:value-type="float">
            <text:p>28.91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formula="of:=LOG([.J6];2)" office:value-type="float" office:value="4.85359650620251" calcext:value-type="float">
            <text:p>4.85359650620251</text:p>
          </table:table-cell>
          <table:table-cell table:formula="of:=LOG([.L6];2)" office:value-type="float" office:value="6.95419631038688" calcext:value-type="float">
            <text:p>6.95419631038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517157" calcext:value-type="float">
            <text:p>0.51715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17157" calcext:value-type="float">
            <text:p>0.000517157</text:p>
          </table:table-cell>
          <table:table-cell office:value-type="float" office:value="0.000114241" calcext:value-type="float">
            <text:p>0.000114241</text:p>
          </table:table-cell>
          <table:table-cell office:value-type="float" office:value="0.00630917" calcext:value-type="float">
            <text:p>0.00630917</text:p>
          </table:table-cell>
          <table:table-cell office:value-type="float" office:value="41861" calcext:value-type="float">
            <text:p>41861</text:p>
          </table:table-cell>
          <table:table-cell office:value-type="float" office:value="1000" calcext:value-type="float">
            <text:p>1000</text:p>
          </table:table-cell>
          <table:table-cell office:value-type="float" office:value="41.861" calcext:value-type="float">
            <text:p>41.861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table:formula="of:=LOG([.J7];2)" office:value-type="float" office:value="5.3875348708338" calcext:value-type="float">
            <text:p>5.3875348708338</text:p>
          </table:table-cell>
          <table:table-cell table:formula="of:=LOG([.L7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678091" calcext:value-type="float">
            <text:p>0.67809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78091" calcext:value-type="float">
            <text:p>0.000678091</text:p>
          </table:table-cell>
          <table:table-cell office:value-type="float" office:value="0.000117298" calcext:value-type="float">
            <text:p>0.000117298</text:p>
          </table:table-cell>
          <table:table-cell office:value-type="float" office:value="0.00234942" calcext:value-type="float">
            <text:p>0.00234942</text:p>
          </table:table-cell>
          <table:table-cell office:value-type="float" office:value="58246" calcext:value-type="float">
            <text:p>58246</text:p>
          </table:table-cell>
          <table:table-cell office:value-type="float" office:value="1000" calcext:value-type="float">
            <text:p>1000</text:p>
          </table:table-cell>
          <table:table-cell office:value-type="float" office:value="58.246" calcext:value-type="float">
            <text:p>58.246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table:formula="of:=LOG([.J8];2)" office:value-type="float" office:value="5.86408707206525" calcext:value-type="float">
            <text:p>5.86408707206525</text:p>
          </table:table-cell>
          <table:table-cell table:formula="of:=LOG([.L8];2)" office:value-type="float" office:value="7.54689445988764" calcext:value-type="float">
            <text:p>7.546894459887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.978887" calcext:value-type="float">
            <text:p>0.97888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8887" calcext:value-type="float">
            <text:p>0.000978887</text:p>
          </table:table-cell>
          <table:table-cell office:value-type="float" office:value="0.000168069" calcext:value-type="float">
            <text:p>0.000168069</text:p>
          </table:table-cell>
          <table:table-cell office:value-type="float" office:value="0.00642599" calcext:value-type="float">
            <text:p>0.00642599</text:p>
          </table:table-cell>
          <table:table-cell office:value-type="float" office:value="84988" calcext:value-type="float">
            <text:p>84988</text:p>
          </table:table-cell>
          <table:table-cell office:value-type="float" office:value="1000" calcext:value-type="float">
            <text:p>1000</text:p>
          </table:table-cell>
          <table:table-cell office:value-type="float" office:value="84.988" calcext:value-type="float">
            <text:p>84.988</text:p>
          </table:table-cell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table:formula="of:=LOG([.J9];2)" office:value-type="float" office:value="6.40918724716531" calcext:value-type="float">
            <text:p>6.40918724716531</text:p>
          </table:table-cell>
          <table:table-cell table:formula="of:=LOG([.L9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.97751" calcext:value-type="float">
            <text:p>1.97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7751" calcext:value-type="float">
            <text:p>0.00197751</text:p>
          </table:table-cell>
          <table:table-cell office:value-type="float" office:value="0.000211006" calcext:value-type="float">
            <text:p>0.000211006</text:p>
          </table:table-cell>
          <table:table-cell office:value-type="float" office:value="0.00654441" calcext:value-type="float">
            <text:p>0.00654441</text:p>
          </table:table-cell>
          <table:table-cell office:value-type="float" office:value="161377" calcext:value-type="float">
            <text:p>161377</text:p>
          </table:table-cell>
          <table:table-cell office:value-type="float" office:value="1000" calcext:value-type="float">
            <text:p>1000</text:p>
          </table:table-cell>
          <table:table-cell office:value-type="float" office:value="161.377" calcext:value-type="float">
            <text:p>161.377</text:p>
          </table:table-cell>
          <table:table-cell office:value-type="float" office:value="15" calcext:value-type="float">
            <text:p>15</text:p>
          </table:table-cell>
          <table:table-cell office:value-type="float" office:value="442" calcext:value-type="float">
            <text:p>442</text:p>
          </table:table-cell>
          <table:table-cell table:formula="of:=LOG([.J10];2)" office:value-type="float" office:value="7.33429116522788" calcext:value-type="float">
            <text:p>7.33429116522788</text:p>
          </table:table-cell>
          <table:table-cell table:formula="of:=LOG([.L10];2)" office:value-type="float" office:value="8.78790255939143" calcext:value-type="float">
            <text:p>8.78790255939143</text:p>
          </table:table-cell>
        </table:table-row>
      </table:table>
      <table:table table:name="summary_8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171002" calcext:value-type="float">
            <text:p>0.1710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002" calcext:value-type="float">
            <text:p>0.000171002</text:p>
          </table:table-cell>
          <table:table-cell office:value-type="float" office:value="0.000114191" calcext:value-type="float">
            <text:p>0.000114191</text:p>
          </table:table-cell>
          <table:table-cell office:value-type="float" office:value="0.000950321" calcext:value-type="float">
            <text:p>0.000950321</text:p>
          </table:table-cell>
          <table:table-cell office:value-type="float" office:value="5586" calcext:value-type="float">
            <text:p>5586</text:p>
          </table:table-cell>
          <table:table-cell office:value-type="float" office:value="1000" calcext:value-type="float">
            <text:p>1000</text:p>
          </table:table-cell>
          <table:table-cell office:value-type="float" office:value="5.586" calcext:value-type="float">
            <text:p>5.58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LOG([.J2];2)" office:value-type="float" office:value="2.48181557361786" calcext:value-type="float">
            <text:p>2.48181557361786</text:p>
          </table:table-cell>
          <table:table-cell table:formula="of:=LOG([.L2];2)" office:value-type="float" office:value="5.7279204545632" calcext:value-type="float">
            <text:p>5.7279204545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252827" calcext:value-type="float">
            <text:p>0.2528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2827" calcext:value-type="float">
            <text:p>0.000252827</text:p>
          </table:table-cell>
          <table:table-cell office:value-type="float" office:value="0.000120655" calcext:value-type="float">
            <text:p>0.000120655</text:p>
          </table:table-cell>
          <table:table-cell office:value-type="float" office:value="0.00138118" calcext:value-type="float">
            <text:p>0.00138118</text:p>
          </table:table-cell>
          <table:table-cell office:value-type="float" office:value="11807" calcext:value-type="float">
            <text:p>11807</text:p>
          </table:table-cell>
          <table:table-cell office:value-type="float" office:value="1000" calcext:value-type="float">
            <text:p>1000</text:p>
          </table:table-cell>
          <table:table-cell office:value-type="float" office:value="11.807" calcext:value-type="float">
            <text:p>11.80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LOG([.J3];2)" office:value-type="float" office:value="3.56157053676636" calcext:value-type="float">
            <text:p>3.56157053676636</text:p>
          </table:table-cell>
          <table:table-cell table:formula="of:=LOG([.L3];2)" office:value-type="float" office:value="6.52356195605701" calcext:value-type="float">
            <text:p>6.52356195605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387997" calcext:value-type="float">
            <text:p>0.3879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87997" calcext:value-type="float">
            <text:p>0.000387997</text:p>
          </table:table-cell>
          <table:table-cell office:value-type="float" office:value="0.000131782" calcext:value-type="float">
            <text:p>0.000131782</text:p>
          </table:table-cell>
          <table:table-cell office:value-type="float" office:value="0.00180943" calcext:value-type="float">
            <text:p>0.00180943</text:p>
          </table:table-cell>
          <table:table-cell office:value-type="float" office:value="21755" calcext:value-type="float">
            <text:p>21755</text:p>
          </table:table-cell>
          <table:table-cell office:value-type="float" office:value="1000" calcext:value-type="float">
            <text:p>1000</text:p>
          </table:table-cell>
          <table:table-cell office:value-type="float" office:value="21.755" calcext:value-type="float">
            <text:p>21.755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formula="of:=LOG([.J4];2)" office:value-type="float" office:value="4.44327511176581" calcext:value-type="float">
            <text:p>4.44327511176581</text:p>
          </table:table-cell>
          <table:table-cell table:formula="of:=LOG([.L4];2)" office:value-type="float" office:value="6.76818432477693" calcext:value-type="float">
            <text:p>6.76818432477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533639" calcext:value-type="float">
            <text:p>0.5336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33639" calcext:value-type="float">
            <text:p>0.000533639</text:p>
          </table:table-cell>
          <table:table-cell office:value-type="float" office:value="0.000132489" calcext:value-type="float">
            <text:p>0.000132489</text:p>
          </table:table-cell>
          <table:table-cell office:value-type="float" office:value="0.00185036" calcext:value-type="float">
            <text:p>0.00185036</text:p>
          </table:table-cell>
          <table:table-cell office:value-type="float" office:value="33320" calcext:value-type="float">
            <text:p>33320</text:p>
          </table:table-cell>
          <table:table-cell office:value-type="float" office:value="1000" calcext:value-type="float">
            <text:p>1000</text:p>
          </table:table-cell>
          <table:table-cell office:value-type="float" office:value="33.32" calcext:value-type="float">
            <text:p>33.32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table:formula="of:=LOG([.J5];2)" office:value-type="float" office:value="5.05831649559082" calcext:value-type="float">
            <text:p>5.05831649559082</text:p>
          </table:table-cell>
          <table:table-cell table:formula="of:=LOG([.L5];2)" office:value-type="float" office:value="7.06608919045777" calcext:value-type="float">
            <text:p>7.066089190457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722168" calcext:value-type="float">
            <text:p>0.7221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22168" calcext:value-type="float">
            <text:p>0.000722168</text:p>
          </table:table-cell>
          <table:table-cell office:value-type="float" office:value="0.000131377" calcext:value-type="float">
            <text:p>0.000131377</text:p>
          </table:table-cell>
          <table:table-cell office:value-type="float" office:value="0.00357018" calcext:value-type="float">
            <text:p>0.00357018</text:p>
          </table:table-cell>
          <table:table-cell office:value-type="float" office:value="48864" calcext:value-type="float">
            <text:p>48864</text:p>
          </table:table-cell>
          <table:table-cell office:value-type="float" office:value="1000" calcext:value-type="float">
            <text:p>1000</text:p>
          </table:table-cell>
          <table:table-cell office:value-type="float" office:value="48.864" calcext:value-type="float">
            <text:p>48.864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table:formula="of:=LOG([.J6];2)" office:value-type="float" office:value="5.61070006213476" calcext:value-type="float">
            <text:p>5.61070006213476</text:p>
          </table:table-cell>
          <table:table-cell table:formula="of:=LOG([.L6];2)" office:value-type="float" office:value="7.88264304936184" calcext:value-type="float">
            <text:p>7.88264304936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973303" calcext:value-type="float">
            <text:p>0.9733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73303" calcext:value-type="float">
            <text:p>0.000973303</text:p>
          </table:table-cell>
          <table:table-cell office:value-type="float" office:value="0.000159919" calcext:value-type="float">
            <text:p>0.000159919</text:p>
          </table:table-cell>
          <table:table-cell office:value-type="float" office:value="0.00494225" calcext:value-type="float">
            <text:p>0.00494225</text:p>
          </table:table-cell>
          <table:table-cell office:value-type="float" office:value="69350" calcext:value-type="float">
            <text:p>69350</text:p>
          </table:table-cell>
          <table:table-cell office:value-type="float" office:value="1000" calcext:value-type="float">
            <text:p>1000</text:p>
          </table:table-cell>
          <table:table-cell office:value-type="float" office:value="69.35" calcext:value-type="float">
            <text:p>69.35</text:p>
          </table:table-cell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formula="of:=LOG([.J7];2)" office:value-type="float" office:value="6.11582397743624" calcext:value-type="float">
            <text:p>6.11582397743624</text:p>
          </table:table-cell>
          <table:table-cell table:formula="of:=LOG([.L7];2)" office:value-type="float" office:value="8.21431912080077" calcext:value-type="float">
            <text:p>8.21431912080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.32927" calcext:value-type="float">
            <text:p>1.32927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2927" calcext:value-type="float">
            <text:p>0.00132927</text:p>
          </table:table-cell>
          <table:table-cell office:value-type="float" office:value="0.00024875" calcext:value-type="float">
            <text:p>0.00024875</text:p>
          </table:table-cell>
          <table:table-cell office:value-type="float" office:value="0.00771258" calcext:value-type="float">
            <text:p>0.00771258</text:p>
          </table:table-cell>
          <table:table-cell office:value-type="float" office:value="96618" calcext:value-type="float">
            <text:p>96618</text:p>
          </table:table-cell>
          <table:table-cell office:value-type="float" office:value="1000" calcext:value-type="float">
            <text:p>1000</text:p>
          </table:table-cell>
          <table:table-cell office:value-type="float" office:value="96.618" calcext:value-type="float">
            <text:p>96.618</text:p>
          </table:table-cell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table:formula="of:=LOG([.J8];2)" office:value-type="float" office:value="6.5942200840686" calcext:value-type="float">
            <text:p>6.5942200840686</text:p>
          </table:table-cell>
          <table:table-cell table:formula="of:=LOG([.L8];2)" office:value-type="float" office:value="8.78790255939143" calcext:value-type="float">
            <text:p>8.78790255939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11383" calcext:value-type="float">
            <text:p>2.11383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383" calcext:value-type="float">
            <text:p>0.00211383</text:p>
          </table:table-cell>
          <table:table-cell office:value-type="float" office:value="0.000342388" calcext:value-type="float">
            <text:p>0.000342388</text:p>
          </table:table-cell>
          <table:table-cell office:value-type="float" office:value="0.0241014" calcext:value-type="float">
            <text:p>0.0241014</text:p>
          </table:table-cell>
          <table:table-cell office:value-type="float" office:value="149793" calcext:value-type="float">
            <text:p>149793</text:p>
          </table:table-cell>
          <table:table-cell office:value-type="float" office:value="1000" calcext:value-type="float">
            <text:p>1000</text:p>
          </table:table-cell>
          <table:table-cell office:value-type="float" office:value="149.793" calcext:value-type="float">
            <text:p>149.793</text:p>
          </table:table-cell>
          <table:table-cell office:value-type="float" office:value="20" calcext:value-type="float">
            <text:p>20</text:p>
          </table:table-cell>
          <table:table-cell office:value-type="float" office:value="1017" calcext:value-type="float">
            <text:p>1017</text:p>
          </table:table-cell>
          <table:table-cell table:formula="of:=LOG([.J9];2)" office:value-type="float" office:value="7.22682639634009" calcext:value-type="float">
            <text:p>7.22682639634009</text:p>
          </table:table-cell>
          <table:table-cell table:formula="of:=LOG([.L9];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.85399" calcext:value-type="float">
            <text:p>4.853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5399" calcext:value-type="float">
            <text:p>0.00485399</text:p>
          </table:table-cell>
          <table:table-cell office:value-type="float" office:value="0.000389578" calcext:value-type="float">
            <text:p>0.000389578</text:p>
          </table:table-cell>
          <table:table-cell office:value-type="float" office:value="0.0251621" calcext:value-type="float">
            <text:p>0.0251621</text:p>
          </table:table-cell>
          <table:table-cell office:value-type="float" office:value="292454" calcext:value-type="float">
            <text:p>292454</text:p>
          </table:table-cell>
          <table:table-cell office:value-type="float" office:value="1000" calcext:value-type="float">
            <text:p>1000</text:p>
          </table:table-cell>
          <table:table-cell office:value-type="float" office:value="292.454" calcext:value-type="float">
            <text:p>292.454</text:p>
          </table:table-cell>
          <table:table-cell office:value-type="float" office:value="29" calcext:value-type="float">
            <text:p>29</text:p>
          </table:table-cell>
          <table:table-cell office:value-type="float" office:value="1017" calcext:value-type="float">
            <text:p>1017</text:p>
          </table:table-cell>
          <table:table-cell table:formula="of:=LOG([.J10];2)" office:value-type="float" office:value="8.19206591125439" calcext:value-type="float">
            <text:p>8.19206591125439</text:p>
          </table:table-cell>
          <table:table-cell table:formula="of:=LOG([.L10];2)" office:value-type="float" office:value="9.9901039638575" calcext:value-type="float">
            <text:p>9.9901039638575</text:p>
          </table:table-cell>
        </table:table-row>
      </table:table>
      <table:table table:name="summary_9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22937" calcext:value-type="float">
            <text:p>0.229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937" calcext:value-type="float">
            <text:p>0.00022937</text:p>
          </table:table-cell>
          <table:table-cell office:value-type="float" office:value="0.000156447" calcext:value-type="float">
            <text:p>0.000156447</text:p>
          </table:table-cell>
          <table:table-cell office:value-type="float" office:value="0.000868325" calcext:value-type="float">
            <text:p>0.000868325</text:p>
          </table:table-cell>
          <table:table-cell office:value-type="float" office:value="7016" calcext:value-type="float">
            <text:p>7016</text:p>
          </table:table-cell>
          <table:table-cell office:value-type="float" office:value="1000" calcext:value-type="float">
            <text:p>1000</text:p>
          </table:table-cell>
          <table:table-cell office:value-type="float" office:value="7.016" calcext:value-type="float">
            <text:p>7.01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LOG([.J2];2)" office:value-type="float" office:value="2.81064874778265" calcext:value-type="float">
            <text:p>2.81064874778265</text:p>
          </table:table-cell>
          <table:table-cell table:formula="of:=LOG([.L2];2)" office:value-type="float" office:value="5.35755200461808" calcext:value-type="float">
            <text:p>5.357552004618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424406" calcext:value-type="float">
            <text:p>0.4244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24406" calcext:value-type="float">
            <text:p>0.000424406</text:p>
          </table:table-cell>
          <table:table-cell office:value-type="float" office:value="0.000162076" calcext:value-type="float">
            <text:p>0.000162076</text:p>
          </table:table-cell>
          <table:table-cell office:value-type="float" office:value="0.00164275" calcext:value-type="float">
            <text:p>0.00164275</text:p>
          </table:table-cell>
          <table:table-cell office:value-type="float" office:value="19450" calcext:value-type="float">
            <text:p>19450</text:p>
          </table:table-cell>
          <table:table-cell office:value-type="float" office:value="1000" calcext:value-type="float">
            <text:p>1000</text:p>
          </table:table-cell>
          <table:table-cell office:value-type="float" office:value="19.45" calcext:value-type="float">
            <text:p>19.45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table:formula="of:=LOG([.J3];2)" office:value-type="float" office:value="4.28169825009883" calcext:value-type="float">
            <text:p>4.28169825009883</text:p>
          </table:table-cell>
          <table:table-cell table:formula="of:=LOG([.L3];2)" office:value-type="float" office:value="6.4594316186373" calcext:value-type="float">
            <text:p>6.45943161863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683662" calcext:value-type="float">
            <text:p>0.6836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3662" calcext:value-type="float">
            <text:p>0.000683662</text:p>
          </table:table-cell>
          <table:table-cell office:value-type="float" office:value="0.000166302" calcext:value-type="float">
            <text:p>0.000166302</text:p>
          </table:table-cell>
          <table:table-cell office:value-type="float" office:value="0.00332831" calcext:value-type="float">
            <text:p>0.00332831</text:p>
          </table:table-cell>
          <table:table-cell office:value-type="float" office:value="35204" calcext:value-type="float">
            <text:p>35204</text:p>
          </table:table-cell>
          <table:table-cell office:value-type="float" office:value="1000" calcext:value-type="float">
            <text:p>1000</text:p>
          </table:table-cell>
          <table:table-cell office:value-type="float" office:value="35.204" calcext:value-type="float">
            <text:p>35.204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table:formula="of:=LOG([.J4];2)" office:value-type="float" office:value="5.137667457054" calcext:value-type="float">
            <text:p>5.137667457054</text:p>
          </table:table-cell>
          <table:table-cell table:formula="of:=LOG([.L4];2)" office:value-type="float" office:value="7.38370429247405" calcext:value-type="float">
            <text:p>7.38370429247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.05376" calcext:value-type="float">
            <text:p>1.0537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5376" calcext:value-type="float">
            <text:p>0.00105376</text:p>
          </table:table-cell>
          <table:table-cell office:value-type="float" office:value="0.000190598" calcext:value-type="float">
            <text:p>0.000190598</text:p>
          </table:table-cell>
          <table:table-cell office:value-type="float" office:value="0.00841938" calcext:value-type="float">
            <text:p>0.00841938</text:p>
          </table:table-cell>
          <table:table-cell office:value-type="float" office:value="54684" calcext:value-type="float">
            <text:p>54684</text:p>
          </table:table-cell>
          <table:table-cell office:value-type="float" office:value="1000" calcext:value-type="float">
            <text:p>1000</text:p>
          </table:table-cell>
          <table:table-cell office:value-type="float" office:value="54.684" calcext:value-type="float">
            <text:p>54.684</text:p>
          </table:table-cell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 table:formula="of:=LOG([.J5];2)" office:value-type="float" office:value="5.77304687128231" calcext:value-type="float">
            <text:p>5.77304687128231</text:p>
          </table:table-cell>
          <table:table-cell table:formula="of:=LOG([.L5];2)" office:value-type="float" office:value="8.5352753766208" calcext:value-type="float">
            <text:p>8.53527537662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.43474" calcext:value-type="float">
            <text:p>1.4347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43474" calcext:value-type="float">
            <text:p>0.00143474</text:p>
          </table:table-cell>
          <table:table-cell office:value-type="float" office:value="0.000300802" calcext:value-type="float">
            <text:p>0.000300802</text:p>
          </table:table-cell>
          <table:table-cell office:value-type="float" office:value="0.0110431" calcext:value-type="float">
            <text:p>0.0110431</text:p>
          </table:table-cell>
          <table:table-cell office:value-type="float" office:value="82440" calcext:value-type="float">
            <text:p>82440</text:p>
          </table:table-cell>
          <table:table-cell office:value-type="float" office:value="1000" calcext:value-type="float">
            <text:p>1000</text:p>
          </table:table-cell>
          <table:table-cell office:value-type="float" office:value="82.44" calcext:value-type="float">
            <text:p>82.44</text:p>
          </table:table-cell>
          <table:table-cell office:value-type="float" office:value="14" calcext:value-type="float">
            <text:p>14</text:p>
          </table:table-cell>
          <table:table-cell office:value-type="float" office:value="431" calcext:value-type="float">
            <text:p>431</text:p>
          </table:table-cell>
          <table:table-cell table:formula="of:=LOG([.J6];2)" office:value-type="float" office:value="6.36527259976453" calcext:value-type="float">
            <text:p>6.36527259976453</text:p>
          </table:table-cell>
          <table:table-cell table:formula="of:=LOG([.L6];2)" office:value-type="float" office:value="8.7515440590891" calcext:value-type="float">
            <text:p>8.7515440590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.92245" calcext:value-type="float">
            <text:p>1.922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2245" calcext:value-type="float">
            <text:p>0.00192245</text:p>
          </table:table-cell>
          <table:table-cell office:value-type="float" office:value="0.000418556" calcext:value-type="float">
            <text:p>0.000418556</text:p>
          </table:table-cell>
          <table:table-cell office:value-type="float" office:value="0.00971007" calcext:value-type="float">
            <text:p>0.00971007</text:p>
          </table:table-cell>
          <table:table-cell office:value-type="float" office:value="114392" calcext:value-type="float">
            <text:p>114392</text:p>
          </table:table-cell>
          <table:table-cell office:value-type="float" office:value="1000" calcext:value-type="float">
            <text:p>1000</text:p>
          </table:table-cell>
          <table:table-cell office:value-type="float" office:value="114.392" calcext:value-type="float">
            <text:p>114.392</text:p>
          </table:table-cell>
          <table:table-cell office:value-type="float" office:value="21" calcext:value-type="float">
            <text:p>21</text:p>
          </table:table-cell>
          <table:table-cell office:value-type="float" office:value="466" calcext:value-type="float">
            <text:p>466</text:p>
          </table:table-cell>
          <table:table-cell table:formula="of:=LOG([.J7];2)" office:value-type="float" office:value="6.83784235059822" calcext:value-type="float">
            <text:p>6.83784235059822</text:p>
          </table:table-cell>
          <table:table-cell table:formula="of:=LOG([.L7];2)" office:value-type="float" office:value="8.86418614465428" calcext:value-type="float">
            <text:p>8.86418614465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.84039" calcext:value-type="float">
            <text:p>2.840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84039" calcext:value-type="float">
            <text:p>0.00284039</text:p>
          </table:table-cell>
          <table:table-cell office:value-type="float" office:value="0.000482281" calcext:value-type="float">
            <text:p>0.000482281</text:p>
          </table:table-cell>
          <table:table-cell office:value-type="float" office:value="0.0281306" calcext:value-type="float">
            <text:p>0.0281306</text:p>
          </table:table-cell>
          <table:table-cell office:value-type="float" office:value="166605" calcext:value-type="float">
            <text:p>166605</text:p>
          </table:table-cell>
          <table:table-cell office:value-type="float" office:value="1000" calcext:value-type="float">
            <text:p>1000</text:p>
          </table:table-cell>
          <table:table-cell office:value-type="float" office:value="166.605" calcext:value-type="float">
            <text:p>166.605</text:p>
          </table:table-cell>
          <table:table-cell office:value-type="float" office:value="26" calcext:value-type="float">
            <text:p>26</text:p>
          </table:table-cell>
          <table:table-cell office:value-type="float" office:value="1017" calcext:value-type="float">
            <text:p>1017</text:p>
          </table:table-cell>
          <table:table-cell table:formula="of:=LOG([.J8];2)" office:value-type="float" office:value="7.38028788799896" calcext:value-type="float">
            <text:p>7.38028788799896</text:p>
          </table:table-cell>
          <table:table-cell table:formula="of:=LOG([.L8];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438192" calcext:value-type="float">
            <text:p>0.00438192</text:p>
          </table:table-cell>
          <table:table-cell office:value-type="float" office:value="0.000597205" calcext:value-type="float">
            <text:p>0.000597205</text:p>
          </table:table-cell>
          <table:table-cell office:value-type="float" office:value="0.0293141" calcext:value-type="float">
            <text:p>0.0293141</text:p>
          </table:table-cell>
          <table:table-cell office:value-type="float" office:value="244376" calcext:value-type="float">
            <text:p>244376</text:p>
          </table:table-cell>
          <table:table-cell office:value-type="float" office:value="1000" calcext:value-type="float">
            <text:p>1000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36" calcext:value-type="float">
            <text:p>36</text:p>
          </table:table-cell>
          <table:table-cell office:value-type="float" office:value="1017" calcext:value-type="float">
            <text:p>1017</text:p>
          </table:table-cell>
          <table:table-cell table:formula="of:=LOG([.J9];2)" office:value-type="float" office:value="7.93295879579406" calcext:value-type="float">
            <text:p>7.93295879579406</text:p>
          </table:table-cell>
          <table:table-cell table:formula="of:=LOG([.L9];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2.4597" calcext:value-type="float">
            <text:p>12.4597</text:p>
          </table:table-cell>
          <table:table-cell office:value-type="float" office:value="1000" calcext:value-type="float">
            <text:p>1000</text:p>
          </table:table-cell>
          <table:table-cell office:value-type="float" office:value="0.0124597" calcext:value-type="float">
            <text:p>0.0124597</text:p>
          </table:table-cell>
          <table:table-cell office:value-type="float" office:value="0.000965752" calcext:value-type="float">
            <text:p>0.000965752</text:p>
          </table:table-cell>
          <table:table-cell office:value-type="float" office:value="0.10156" calcext:value-type="float">
            <text:p>0.10156</text:p>
          </table:table-cell>
          <table:table-cell office:value-type="float" office:value="523227" calcext:value-type="float">
            <text:p>523227</text:p>
          </table:table-cell>
          <table:table-cell office:value-type="float" office:value="1000" calcext:value-type="float">
            <text:p>1000</text:p>
          </table:table-cell>
          <table:table-cell office:value-type="float" office:value="523.227" calcext:value-type="float">
            <text:p>523.227</text:p>
          </table:table-cell>
          <table:table-cell office:value-type="float" office:value="63" calcext:value-type="float">
            <text:p>63</text:p>
          </table:table-cell>
          <table:table-cell office:value-type="float" office:value="2296" calcext:value-type="float">
            <text:p>2296</text:p>
          </table:table-cell>
          <table:table-cell table:formula="of:=LOG([.J10];2)" office:value-type="float" office:value="9.0312931796953" calcext:value-type="float">
            <text:p>9.0312931796953</text:p>
          </table:table-cell>
          <table:table-cell table:formula="of:=LOG([.L10];2)" office:value-type="float" office:value="11.1649069266757" calcext:value-type="float">
            <text:p>11.1649069266757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28645" calcext:value-type="float">
            <text:p>0.32864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8645" calcext:value-type="float">
            <text:p>0.000328645</text:p>
          </table:table-cell>
          <table:table-cell office:value-type="float" office:value="0.000177595" calcext:value-type="float">
            <text:p>0.000177595</text:p>
          </table:table-cell>
          <table:table-cell office:value-type="float" office:value="0.0015785" calcext:value-type="float">
            <text:p>0.0015785</text:p>
          </table:table-cell>
          <table:table-cell office:value-type="float" office:value="9944" calcext:value-type="float">
            <text:p>9944</text:p>
          </table:table-cell>
          <table:table-cell office:value-type="float" office:value="1000" calcext:value-type="float">
            <text:p>1000</text:p>
          </table:table-cell>
          <table:table-cell office:value-type="float" office:value="9.944" calcext:value-type="float">
            <text:p>9.94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LOG([.J2];2)" office:value-type="float" office:value="3.3138262963904" calcext:value-type="float">
            <text:p>3.3138262963904</text:p>
          </table:table-cell>
          <table:table-cell table:formula="of:=LOG([.L2];2)" office:value-type="float" office:value="6.33985000288463" calcext:value-type="float">
            <text:p>6.33985000288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82233" calcext:value-type="float">
            <text:p>0.6822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82233" calcext:value-type="float">
            <text:p>0.000682233</text:p>
          </table:table-cell>
          <table:table-cell office:value-type="float" office:value="0.000203362" calcext:value-type="float">
            <text:p>0.000203362</text:p>
          </table:table-cell>
          <table:table-cell office:value-type="float" office:value="0.00248194" calcext:value-type="float">
            <text:p>0.00248194</text:p>
          </table:table-cell>
          <table:table-cell office:value-type="float" office:value="28390" calcext:value-type="float">
            <text:p>28390</text:p>
          </table:table-cell>
          <table:table-cell office:value-type="float" office:value="1000" calcext:value-type="float">
            <text:p>1000</text:p>
          </table:table-cell>
          <table:table-cell office:value-type="float" office:value="28.39" calcext:value-type="float">
            <text:p>28.39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formula="of:=LOG([.J3];2)" office:value-type="float" office:value="4.82731094394967" calcext:value-type="float">
            <text:p>4.82731094394967</text:p>
          </table:table-cell>
          <table:table-cell table:formula="of:=LOG([.L3];2)" office:value-type="float" office:value="6.93073733756289" calcext:value-type="float">
            <text:p>6.930737337562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.20358" calcext:value-type="float">
            <text:p>1.20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0358" calcext:value-type="float">
            <text:p>0.00120358</text:p>
          </table:table-cell>
          <table:table-cell office:value-type="float" office:value="0.000212492" calcext:value-type="float">
            <text:p>0.000212492</text:p>
          </table:table-cell>
          <table:table-cell office:value-type="float" office:value="0.00569886" calcext:value-type="float">
            <text:p>0.00569886</text:p>
          </table:table-cell>
          <table:table-cell office:value-type="float" office:value="55468" calcext:value-type="float">
            <text:p>55468</text:p>
          </table:table-cell>
          <table:table-cell office:value-type="float" office:value="1000" calcext:value-type="float">
            <text:p>1000</text:p>
          </table:table-cell>
          <table:table-cell office:value-type="float" office:value="55.468" calcext:value-type="float">
            <text:p>55.468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table:formula="of:=LOG([.J4];2)" office:value-type="float" office:value="5.793583802285" calcext:value-type="float">
            <text:p>5.793583802285</text:p>
          </table:table-cell>
          <table:table-cell table:formula="of:=LOG([.L4];2)" office:value-type="float" office:value="7.81378119121704" calcext:value-type="float">
            <text:p>7.81378119121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.90264" calcext:value-type="float">
            <text:p>1.902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90264" calcext:value-type="float">
            <text:p>0.00190264</text:p>
          </table:table-cell>
          <table:table-cell office:value-type="float" office:value="0.000231207" calcext:value-type="float">
            <text:p>0.000231207</text:p>
          </table:table-cell>
          <table:table-cell office:value-type="float" office:value="0.0069147" calcext:value-type="float">
            <text:p>0.0069147</text:p>
          </table:table-cell>
          <table:table-cell office:value-type="float" office:value="91641" calcext:value-type="float">
            <text:p>91641</text:p>
          </table:table-cell>
          <table:table-cell office:value-type="float" office:value="1000" calcext:value-type="float">
            <text:p>1000</text:p>
          </table:table-cell>
          <table:table-cell office:value-type="float" office:value="91.641" calcext:value-type="float">
            <text:p>91.641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table:formula="of:=LOG([.J5];2)" office:value-type="float" office:value="6.51792129651521" calcext:value-type="float">
            <text:p>6.51792129651521</text:p>
          </table:table-cell>
          <table:table-cell table:formula="of:=LOG([.L5];2)" office:value-type="float" office:value="8.16992500144231" calcext:value-type="float">
            <text:p>8.16992500144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79751" calcext:value-type="float">
            <text:p>2.797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79751" calcext:value-type="float">
            <text:p>0.00279751</text:p>
          </table:table-cell>
          <table:table-cell office:value-type="float" office:value="0.000485079" calcext:value-type="float">
            <text:p>0.000485079</text:p>
          </table:table-cell>
          <table:table-cell office:value-type="float" office:value="0.0161899" calcext:value-type="float">
            <text:p>0.0161899</text:p>
          </table:table-cell>
          <table:table-cell office:value-type="float" office:value="136262" calcext:value-type="float">
            <text:p>136262</text:p>
          </table:table-cell>
          <table:table-cell office:value-type="float" office:value="1000" calcext:value-type="float">
            <text:p>1000</text:p>
          </table:table-cell>
          <table:table-cell office:value-type="float" office:value="136.262" calcext:value-type="float">
            <text:p>136.262</text:p>
          </table:table-cell>
          <table:table-cell office:value-type="float" office:value="20" calcext:value-type="float">
            <text:p>20</text:p>
          </table:table-cell>
          <table:table-cell office:value-type="float" office:value="596" calcext:value-type="float">
            <text:p>596</text:p>
          </table:table-cell>
          <table:table-cell table:formula="of:=LOG([.J6];2)" office:value-type="float" office:value="7.09023947711865" calcext:value-type="float">
            <text:p>7.09023947711865</text:p>
          </table:table-cell>
          <table:table-cell table:formula="of:=LOG([.L6];2)" office:value-type="float" office:value="9.21916852046216" calcext:value-type="float">
            <text:p>9.219168520462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.24417" calcext:value-type="float">
            <text:p>4.244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24417" calcext:value-type="float">
            <text:p>0.00424417</text:p>
          </table:table-cell>
          <table:table-cell office:value-type="float" office:value="0.000559325" calcext:value-type="float">
            <text:p>0.000559325</text:p>
          </table:table-cell>
          <table:table-cell office:value-type="float" office:value="0.0373818" calcext:value-type="float">
            <text:p>0.0373818</text:p>
          </table:table-cell>
          <table:table-cell office:value-type="float" office:value="200335" calcext:value-type="float">
            <text:p>200335</text:p>
          </table:table-cell>
          <table:table-cell office:value-type="float" office:value="1000" calcext:value-type="float">
            <text:p>1000</text:p>
          </table:table-cell>
          <table:table-cell office:value-type="float" office:value="200.335" calcext:value-type="float">
            <text:p>200.335</text:p>
          </table:table-cell>
          <table:table-cell office:value-type="float" office:value="27" calcext:value-type="float">
            <text:p>27</text:p>
          </table:table-cell>
          <table:table-cell office:value-type="float" office:value="1050" calcext:value-type="float">
            <text:p>1050</text:p>
          </table:table-cell>
          <table:table-cell table:formula="of:=LOG([.J7];2)" office:value-type="float" office:value="7.64627068239469" calcext:value-type="float">
            <text:p>7.64627068239469</text:p>
          </table:table-cell>
          <table:table-cell table:formula="of:=LOG([.L7];2)" office:value-type="float" office:value="10.0361736125535" calcext:value-type="float">
            <text:p>10.0361736125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.0629" calcext:value-type="float">
            <text:p>6.06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629" calcext:value-type="float">
            <text:p>0.0060629</text:p>
          </table:table-cell>
          <table:table-cell office:value-type="float" office:value="0.0010832" calcext:value-type="float">
            <text:p>0.0010832</text:p>
          </table:table-cell>
          <table:table-cell office:value-type="float" office:value="0.0373211" calcext:value-type="float">
            <text:p>0.0373211</text:p>
          </table:table-cell>
          <table:table-cell office:value-type="float" office:value="280249" calcext:value-type="float">
            <text:p>280249</text:p>
          </table:table-cell>
          <table:table-cell office:value-type="float" office:value="1000" calcext:value-type="float">
            <text:p>1000</text:p>
          </table:table-cell>
          <table:table-cell office:value-type="float" office:value="280.249" calcext:value-type="float">
            <text:p>280.249</text:p>
          </table:table-cell>
          <table:table-cell office:value-type="float" office:value="58" calcext:value-type="float">
            <text:p>58</text:p>
          </table:table-cell>
          <table:table-cell office:value-type="float" office:value="1121" calcext:value-type="float">
            <text:p>1121</text:p>
          </table:table-cell>
          <table:table-cell table:formula="of:=LOG([.J8];2)" office:value-type="float" office:value="8.13056541491028" calcext:value-type="float">
            <text:p>8.13056541491028</text:p>
          </table:table-cell>
          <table:table-cell table:formula="of:=LOG([.L8];2)" office:value-type="float" office:value="10.1305705628054" calcext:value-type="float">
            <text:p>10.13057056280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.95797" calcext:value-type="float">
            <text:p>9.957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5797" calcext:value-type="float">
            <text:p>0.00995797</text:p>
          </table:table-cell>
          <table:table-cell office:value-type="float" office:value="0.00129358" calcext:value-type="float">
            <text:p>0.00129358</text:p>
          </table:table-cell>
          <table:table-cell office:value-type="float" office:value="0.12229" calcext:value-type="float">
            <text:p>0.12229</text:p>
          </table:table-cell>
          <table:table-cell office:value-type="float" office:value="409769" calcext:value-type="float">
            <text:p>409769</text:p>
          </table:table-cell>
          <table:table-cell office:value-type="float" office:value="1000" calcext:value-type="float">
            <text:p>1000</text:p>
          </table:table-cell>
          <table:table-cell office:value-type="float" office:value="409.769" calcext:value-type="float">
            <text:p>409.769</text:p>
          </table:table-cell>
          <table:table-cell office:value-type="float" office:value="68" calcext:value-type="float">
            <text:p>68</text:p>
          </table:table-cell>
          <table:table-cell office:value-type="float" office:value="2296" calcext:value-type="float">
            <text:p>2296</text:p>
          </table:table-cell>
          <table:table-cell table:formula="of:=LOG([.J9];2)" office:value-type="float" office:value="8.67866703493905" calcext:value-type="float">
            <text:p>8.67866703493905</text:p>
          </table:table-cell>
          <table:table-cell table:formula="of:=LOG([.L9];2)" office:value-type="float" office:value="11.1649069266757" calcext:value-type="float">
            <text:p>11.1649069266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1.3254" calcext:value-type="float">
            <text:p>31.3254</text:p>
          </table:table-cell>
          <table:table-cell office:value-type="float" office:value="1000" calcext:value-type="float">
            <text:p>1000</text:p>
          </table:table-cell>
          <table:table-cell office:value-type="float" office:value="0.0313254" calcext:value-type="float">
            <text:p>0.0313254</text:p>
          </table:table-cell>
          <table:table-cell office:value-type="float" office:value="0.00128574" calcext:value-type="float">
            <text:p>0.00128574</text:p>
          </table:table-cell>
          <table:table-cell office:value-type="float" office:value="0.425892" calcext:value-type="float">
            <text:p>0.425892</text:p>
          </table:table-cell>
          <table:table-cell office:value-type="float" office:value="890982" calcext:value-type="float">
            <text:p>890982</text:p>
          </table:table-cell>
          <table:table-cell office:value-type="float" office:value="1000" calcext:value-type="float">
            <text:p>1000</text:p>
          </table:table-cell>
          <table:table-cell office:value-type="float" office:value="890.982" calcext:value-type="float">
            <text:p>890.982</text:p>
          </table:table-cell>
          <table:table-cell office:value-type="float" office:value="76" calcext:value-type="float">
            <text:p>76</text:p>
          </table:table-cell>
          <table:table-cell office:value-type="float" office:value="5111" calcext:value-type="float">
            <text:p>5111</text:p>
          </table:table-cell>
          <table:table-cell table:formula="of:=LOG([.J10];2)" office:value-type="float" office:value="9.79925247587316" calcext:value-type="float">
            <text:p>9.79925247587316</text:p>
          </table:table-cell>
          <table:table-cell table:formula="of:=LOG([.L10];2)" office:value-type="float" office:value="12.3193898760002" calcext:value-type="float">
            <text:p>12.3193898760002</text:p>
          </table:table-cell>
        </table:table-row>
      </table:table>
      <table:table table:name="summary_11" table:style-name="ta1">
        <table:table-column table:style-name="co15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463507" calcext:value-type="float">
            <text:p>0.46350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463507" calcext:value-type="float">
            <text:p>0.000463507</text:p>
          </table:table-cell>
          <table:table-cell office:value-type="float" office:value="0.000220065" calcext:value-type="float">
            <text:p>0.000220065</text:p>
          </table:table-cell>
          <table:table-cell office:value-type="float" office:value="0.00309948" calcext:value-type="float">
            <text:p>0.00309948</text:p>
          </table:table-cell>
          <table:table-cell office:value-type="float" office:value="13858" calcext:value-type="float">
            <text:p>13858</text:p>
          </table:table-cell>
          <table:table-cell office:value-type="float" office:value="1000" calcext:value-type="float">
            <text:p>1000</text:p>
          </table:table-cell>
          <table:table-cell office:value-type="float" office:value="13.858" calcext:value-type="float">
            <text:p>13.858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formula="of:=LOG([.J2];2)" office:value-type="float" office:value="3.79264715623818" calcext:value-type="float">
            <text:p>3.79264715623818</text:p>
          </table:table-cell>
          <table:table-cell table:formula="of:=LOG([.L2];2)" office:value-type="float" office:value="7.11894107272351" calcext:value-type="float">
            <text:p>7.118941072723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18839" calcext:value-type="float">
            <text:p>1.18839</text:p>
          </table:table-cell>
          <table:table-cell office:value-type="float" office:value="1000" calcext:value-type="float">
            <text:p>1000</text:p>
          </table:table-cell>
          <table:table-cell office:value-type="float" office:value="0.00118839" calcext:value-type="float">
            <text:p>0.00118839</text:p>
          </table:table-cell>
          <table:table-cell office:value-type="float" office:value="0.000261372" calcext:value-type="float">
            <text:p>0.000261372</text:p>
          </table:table-cell>
          <table:table-cell office:value-type="float" office:value="0.00556881" calcext:value-type="float">
            <text:p>0.00556881</text:p>
          </table:table-cell>
          <table:table-cell office:value-type="float" office:value="45628" calcext:value-type="float">
            <text:p>45628</text:p>
          </table:table-cell>
          <table:table-cell office:value-type="float" office:value="1000" calcext:value-type="float">
            <text:p>1000</text:p>
          </table:table-cell>
          <table:table-cell office:value-type="float" office:value="45.628" calcext:value-type="float">
            <text:p>45.62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formula="of:=LOG([.J3];2)" office:value-type="float" office:value="5.51184751278844" calcext:value-type="float">
            <text:p>5.51184751278844</text:p>
          </table:table-cell>
          <table:table-cell table:formula="of:=LOG([.L3];2)" office:value-type="float" office:value="7.89481776330794" calcext:value-type="float">
            <text:p>7.894817763307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.1492" calcext:value-type="float">
            <text:p>2.1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492" calcext:value-type="float">
            <text:p>0.0021492</text:p>
          </table:table-cell>
          <table:table-cell office:value-type="float" office:value="0.000307928" calcext:value-type="float">
            <text:p>0.000307928</text:p>
          </table:table-cell>
          <table:table-cell office:value-type="float" office:value="0.0137226" calcext:value-type="float">
            <text:p>0.0137226</text:p>
          </table:table-cell>
          <table:table-cell office:value-type="float" office:value="86588" calcext:value-type="float">
            <text:p>86588</text:p>
          </table:table-cell>
          <table:table-cell office:value-type="float" office:value="1000" calcext:value-type="float">
            <text:p>1000</text:p>
          </table:table-cell>
          <table:table-cell office:value-type="float" office:value="86.588" calcext:value-type="float">
            <text:p>86.588</text:p>
          </table:table-cell>
          <table:table-cell office:value-type="float" office:value="8" calcext:value-type="float">
            <text:p>8</text:p>
          </table:table-cell>
          <table:table-cell office:value-type="float" office:value="405" calcext:value-type="float">
            <text:p>405</text:p>
          </table:table-cell>
          <table:table-cell table:formula="of:=LOG([.J4];2)" office:value-type="float" office:value="6.43609519443439" calcext:value-type="float">
            <text:p>6.43609519443439</text:p>
          </table:table-cell>
          <table:table-cell table:formula="of:=LOG([.L4];2)" office:value-type="float" office:value="8.66177809777199" calcext:value-type="float">
            <text:p>8.661778097771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.64042" calcext:value-type="float">
            <text:p>3.640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4042" calcext:value-type="float">
            <text:p>0.00364042</text:p>
          </table:table-cell>
          <table:table-cell office:value-type="float" office:value="0.000415197" calcext:value-type="float">
            <text:p>0.000415197</text:p>
          </table:table-cell>
          <table:table-cell office:value-type="float" office:value="0.0242664" calcext:value-type="float">
            <text:p>0.0242664</text:p>
          </table:table-cell>
          <table:table-cell office:value-type="float" office:value="146787" calcext:value-type="float">
            <text:p>146787</text:p>
          </table:table-cell>
          <table:table-cell office:value-type="float" office:value="1000" calcext:value-type="float">
            <text:p>1000</text:p>
          </table:table-cell>
          <table:table-cell office:value-type="float" office:value="146.787" calcext:value-type="float">
            <text:p>146.787</text:p>
          </table:table-cell>
          <table:table-cell office:value-type="float" office:value="14" calcext:value-type="float">
            <text:p>14</text:p>
          </table:table-cell>
          <table:table-cell office:value-type="float" office:value="619" calcext:value-type="float">
            <text:p>619</text:p>
          </table:table-cell>
          <table:table-cell table:formula="of:=LOG([.J5];2)" office:value-type="float" office:value="7.19758039320098" calcext:value-type="float">
            <text:p>7.19758039320098</text:p>
          </table:table-cell>
          <table:table-cell table:formula="of:=LOG([.L5];2)" office:value-type="float" office:value="9.27379559921427" calcext:value-type="float">
            <text:p>9.27379559921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.73516" calcext:value-type="float">
            <text:p>5.73516</text:p>
          </table:table-cell>
          <table:table-cell office:value-type="float" office:value="1000" calcext:value-type="float">
            <text:p>1000</text:p>
          </table:table-cell>
          <table:table-cell office:value-type="float" office:value="0.00573516" calcext:value-type="float">
            <text:p>0.00573516</text:p>
          </table:table-cell>
          <table:table-cell office:value-type="float" office:value="0.000860199" calcext:value-type="float">
            <text:p>0.000860199</text:p>
          </table:table-cell>
          <table:table-cell office:value-type="float" office:value="0.0395075" calcext:value-type="float">
            <text:p>0.0395075</text:p>
          </table:table-cell>
          <table:table-cell office:value-type="float" office:value="235069" calcext:value-type="float">
            <text:p>235069</text:p>
          </table:table-cell>
          <table:table-cell office:value-type="float" office:value="1000" calcext:value-type="float">
            <text:p>1000</text:p>
          </table:table-cell>
          <table:table-cell office:value-type="float" office:value="235.069" calcext:value-type="float">
            <text:p>235.069</text:p>
          </table:table-cell>
          <table:table-cell office:value-type="float" office:value="35" calcext:value-type="float">
            <text:p>35</text:p>
          </table:table-cell>
          <table:table-cell office:value-type="float" office:value="1022" calcext:value-type="float">
            <text:p>1022</text:p>
          </table:table-cell>
          <table:table-cell table:formula="of:=LOG([.J6];2)" office:value-type="float" office:value="7.87694048420963" calcext:value-type="float">
            <text:p>7.87694048420963</text:p>
          </table:table-cell>
          <table:table-cell table:formula="of:=LOG([.L6];2)" office:value-type="float" office:value="9.99717948093762" calcext:value-type="float">
            <text:p>9.99717948093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.04258" calcext:value-type="float">
            <text:p>9.042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904258" calcext:value-type="float">
            <text:p>0.00904258</text:p>
          </table:table-cell>
          <table:table-cell office:value-type="float" office:value="0.00106888" calcext:value-type="float">
            <text:p>0.00106888</text:p>
          </table:table-cell>
          <table:table-cell office:value-type="float" office:value="0.0614177" calcext:value-type="float">
            <text:p>0.0614177</text:p>
          </table:table-cell>
          <table:table-cell office:value-type="float" office:value="338637" calcext:value-type="float">
            <text:p>338637</text:p>
          </table:table-cell>
          <table:table-cell office:value-type="float" office:value="1000" calcext:value-type="float">
            <text:p>1000</text:p>
          </table:table-cell>
          <table:table-cell office:value-type="float" office:value="338.637" calcext:value-type="float">
            <text:p>338.637</text:p>
          </table:table-cell>
          <table:table-cell office:value-type="float" office:value="49" calcext:value-type="float">
            <text:p>49</text:p>
          </table:table-cell>
          <table:table-cell office:value-type="float" office:value="1385" calcext:value-type="float">
            <text:p>1385</text:p>
          </table:table-cell>
          <table:table-cell table:formula="of:=LOG([.J7];2)" office:value-type="float" office:value="8.40359580270182" calcext:value-type="float">
            <text:p>8.40359580270182</text:p>
          </table:table-cell>
          <table:table-cell table:formula="of:=LOG([.L7];2)" office:value-type="float" office:value="10.4356702609366" calcext:value-type="float">
            <text:p>10.43567026093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1000" calcext:value-type="float">
            <text:p>1000</text:p>
          </table:table-cell>
          <table:table-cell office:value-type="float" office:value="0.0140707" calcext:value-type="float">
            <text:p>0.0140707</text:p>
          </table:table-cell>
          <table:table-cell office:value-type="float" office:value="0.00175063" calcext:value-type="float">
            <text:p>0.00175063</text:p>
          </table:table-cell>
          <table:table-cell office:value-type="float" office:value="0.111701" calcext:value-type="float">
            <text:p>0.111701</text:p>
          </table:table-cell>
          <table:table-cell office:value-type="float" office:value="473340" calcext:value-type="float">
            <text:p>473340</text:p>
          </table:table-cell>
          <table:table-cell office:value-type="float" office:value="1000" calcext:value-type="float">
            <text:p>1000</text:p>
          </table:table-cell>
          <table:table-cell office:value-type="float" office:value="473.34" calcext:value-type="float">
            <text:p>473.34</text:p>
          </table:table-cell>
          <table:table-cell office:value-type="float" office:value="90" calcext:value-type="float">
            <text:p>90</text:p>
          </table:table-cell>
          <table:table-cell office:value-type="float" office:value="1786" calcext:value-type="float">
            <text:p>1786</text:p>
          </table:table-cell>
          <table:table-cell table:formula="of:=LOG([.J8];2)" office:value-type="float" office:value="8.88673303317626" calcext:value-type="float">
            <text:p>8.88673303317626</text:p>
          </table:table-cell>
          <table:table-cell table:formula="of:=LOG([.L8];2)" office:value-type="float" office:value="10.8025163651212" calcext:value-type="float">
            <text:p>10.80251636512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23.4342" calcext:value-type="float">
            <text:p>23.4342</text:p>
          </table:table-cell>
          <table:table-cell office:value-type="float" office:value="1000" calcext:value-type="float">
            <text:p>1000</text:p>
          </table:table-cell>
          <table:table-cell office:value-type="float" office:value="0.0234342" calcext:value-type="float">
            <text:p>0.0234342</text:p>
          </table:table-cell>
          <table:table-cell office:value-type="float" office:value="0.00301584" calcext:value-type="float">
            <text:p>0.00301584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698872" calcext:value-type="float">
            <text:p>698872</text:p>
          </table:table-cell>
          <table:table-cell office:value-type="float" office:value="1000" calcext:value-type="float">
            <text:p>1000</text:p>
          </table:table-cell>
          <table:table-cell office:value-type="float" office:value="698.872" calcext:value-type="float">
            <text:p>698.872</text:p>
          </table:table-cell>
          <table:table-cell office:value-type="float" office:value="154" calcext:value-type="float">
            <text:p>154</text:p>
          </table:table-cell>
          <table:table-cell office:value-type="float" office:value="3064" calcext:value-type="float">
            <text:p>3064</text:p>
          </table:table-cell>
          <table:table-cell table:formula="of:=LOG([.J9];2)" office:value-type="float" office:value="9.4488844366843" calcext:value-type="float">
            <text:p>9.4488844366843</text:p>
          </table:table-cell>
          <table:table-cell table:formula="of:=LOG([.L9];2)" office:value-type="float" office:value="11.581200581925" calcext:value-type="float">
            <text:p>11.581200581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83.3854" calcext:value-type="float">
            <text:p>83.3854</text:p>
          </table:table-cell>
          <table:table-cell office:value-type="float" office:value="1000" calcext:value-type="float">
            <text:p>1000</text:p>
          </table:table-cell>
          <table:table-cell office:value-type="float" office:value="0.0833854" calcext:value-type="float">
            <text:p>0.0833854</text:p>
          </table:table-cell>
          <table:table-cell office:value-type="float" office:value="0.00269021" calcext:value-type="float">
            <text:p>0.00269021</text:p>
          </table:table-cell>
          <table:table-cell office:value-type="float" office:value="1.75196" calcext:value-type="float">
            <text:p>1.75196</text:p>
          </table:table-cell>
          <table:table-cell office:value-type="float" office:value="1534727" calcext:value-type="float">
            <text:p>1534727</text:p>
          </table:table-cell>
          <table:table-cell office:value-type="float" office:value="1000" calcext:value-type="float">
            <text:p>1000</text:p>
          </table:table-cell>
          <table:table-cell office:value-type="float" office:value="1534.73" calcext:value-type="float">
            <text:p>1534.73</text:p>
          </table:table-cell>
          <table:table-cell office:value-type="float" office:value="144" calcext:value-type="float">
            <text:p>144</text:p>
          </table:table-cell>
          <table:table-cell office:value-type="float" office:value="11254" calcext:value-type="float">
            <text:p>11254</text:p>
          </table:table-cell>
          <table:table-cell table:formula="of:=LOG([.J10];2)" office:value-type="float" office:value="10.5837691539884" calcext:value-type="float">
            <text:p>10.5837691539884</text:p>
          </table:table-cell>
          <table:table-cell table:formula="of:=LOG([.L10];2)" office:value-type="float" office:value="13.4581502480576" calcext:value-type="float">
            <text:p>13.4581502480576</text:p>
          </table:table-cell>
        </table:table-row>
      </table:table>
      <table:table table:name="summary_12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622996" calcext:value-type="float">
            <text:p>0.62299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2996" calcext:value-type="float">
            <text:p>0.000622996</text:p>
          </table:table-cell>
          <table:table-cell office:value-type="float" office:value="0.000256937" calcext:value-type="float">
            <text:p>0.000256937</text:p>
          </table:table-cell>
          <table:table-cell office:value-type="float" office:value="0.00447215" calcext:value-type="float">
            <text:p>0.00447215</text:p>
          </table:table-cell>
          <table:table-cell office:value-type="float" office:value="19207" calcext:value-type="float">
            <text:p>19207</text:p>
          </table:table-cell>
          <table:table-cell office:value-type="float" office:value="1000" calcext:value-type="float">
            <text:p>1000</text:p>
          </table:table-cell>
          <table:table-cell office:value-type="float" office:value="19.207" calcext:value-type="float">
            <text:p>19.207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formula="of:=LOG([.J2];2)" office:value-type="float" office:value="4.26356029254184" calcext:value-type="float">
            <text:p>4.26356029254184</text:p>
          </table:table-cell>
          <table:table-cell table:formula="of:=LOG([.L2];2)" office:value-type="float" office:value="7.23840473932508" calcext:value-type="float">
            <text:p>7.23840473932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8994" calcext:value-type="float">
            <text:p>1.89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18994" calcext:value-type="float">
            <text:p>0.0018994</text:p>
          </table:table-cell>
          <table:table-cell office:value-type="float" office:value="0.000295465" calcext:value-type="float">
            <text:p>0.000295465</text:p>
          </table:table-cell>
          <table:table-cell office:value-type="float" office:value="0.00848354" calcext:value-type="float">
            <text:p>0.00848354</text:p>
          </table:table-cell>
          <table:table-cell office:value-type="float" office:value="69609" calcext:value-type="float">
            <text:p>69609</text:p>
          </table:table-cell>
          <table:table-cell office:value-type="float" office:value="1000" calcext:value-type="float">
            <text:p>1000</text:p>
          </table:table-cell>
          <table:table-cell office:value-type="float" office:value="69.609" calcext:value-type="float">
            <text:p>69.60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table:formula="of:=LOG([.J3];2)" office:value-type="float" office:value="6.12120194429385" calcext:value-type="float">
            <text:p>6.12120194429385</text:p>
          </table:table-cell>
          <table:table-cell table:formula="of:=LOG([.L3];2)" office:value-type="float" office:value="8.04439411935845" calcext:value-type="float">
            <text:p>8.044394119358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.87593" calcext:value-type="float">
            <text:p>3.8759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87593" calcext:value-type="float">
            <text:p>0.00387593</text:p>
          </table:table-cell>
          <table:table-cell office:value-type="float" office:value="0.000374977" calcext:value-type="float">
            <text:p>0.000374977</text:p>
          </table:table-cell>
          <table:table-cell office:value-type="float" office:value="0.01761" calcext:value-type="float">
            <text:p>0.01761</text:p>
          </table:table-cell>
          <table:table-cell office:value-type="float" office:value="139952" calcext:value-type="float">
            <text:p>139952</text:p>
          </table:table-cell>
          <table:table-cell office:value-type="float" office:value="1000" calcext:value-type="float">
            <text:p>1000</text:p>
          </table:table-cell>
          <table:table-cell office:value-type="float" office:value="139.952" calcext:value-type="float">
            <text:p>139.952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table:formula="of:=LOG([.J4];2)" office:value-type="float" office:value="7.12878829383071" calcext:value-type="float">
            <text:p>7.12878829383071</text:p>
          </table:table-cell>
          <table:table-cell table:formula="of:=LOG([.L4];2)" office:value-type="float" office:value="8.97154355395077" calcext:value-type="float">
            <text:p>8.971543553950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.77761" calcext:value-type="float">
            <text:p>6.77761</text:p>
          </table:table-cell>
          <table:table-cell office:value-type="float" office:value="1000" calcext:value-type="float">
            <text:p>1000</text:p>
          </table:table-cell>
          <table:table-cell office:value-type="float" office:value="0.00677761" calcext:value-type="float">
            <text:p>0.00677761</text:p>
          </table:table-cell>
          <table:table-cell office:value-type="float" office:value="0.00122055" calcext:value-type="float">
            <text:p>0.00122055</text:p>
          </table:table-cell>
          <table:table-cell office:value-type="float" office:value="0.06178" calcext:value-type="float">
            <text:p>0.06178</text:p>
          </table:table-cell>
          <table:table-cell office:value-type="float" office:value="239662" calcext:value-type="float">
            <text:p>239662</text:p>
          </table:table-cell>
          <table:table-cell office:value-type="float" office:value="1000" calcext:value-type="float">
            <text:p>1000</text:p>
          </table:table-cell>
          <table:table-cell office:value-type="float" office:value="239.662" calcext:value-type="float">
            <text:p>239.662</text:p>
          </table:table-cell>
          <table:table-cell office:value-type="float" office:value="50" calcext:value-type="float">
            <text:p>50</text:p>
          </table:table-cell>
          <table:table-cell office:value-type="float" office:value="1216" calcext:value-type="float">
            <text:p>1216</text:p>
          </table:table-cell>
          <table:table-cell table:formula="of:=LOG([.J5];2)" office:value-type="float" office:value="7.90485736802521" calcext:value-type="float">
            <text:p>7.90485736802521</text:p>
          </table:table-cell>
          <table:table-cell table:formula="of:=LOG([.L5];2)" office:value-type="float" office:value="10.2479275134436" calcext:value-type="float">
            <text:p>10.24792751344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.1982" calcext:value-type="float">
            <text:p>12.1982</text:p>
          </table:table-cell>
          <table:table-cell office:value-type="float" office:value="1000" calcext:value-type="float">
            <text:p>1000</text:p>
          </table:table-cell>
          <table:table-cell office:value-type="float" office:value="0.0121982" calcext:value-type="float">
            <text:p>0.0121982</text:p>
          </table:table-cell>
          <table:table-cell office:value-type="float" office:value="0.00152771" calcext:value-type="float">
            <text:p>0.00152771</text:p>
          </table:table-cell>
          <table:table-cell office:value-type="float" office:value="0.416809" calcext:value-type="float">
            <text:p>0.416809</text:p>
          </table:table-cell>
          <table:table-cell office:value-type="float" office:value="378593" calcext:value-type="float">
            <text:p>378593</text:p>
          </table:table-cell>
          <table:table-cell office:value-type="float" office:value="1000" calcext:value-type="float">
            <text:p>1000</text:p>
          </table:table-cell>
          <table:table-cell office:value-type="float" office:value="378.593" calcext:value-type="float">
            <text:p>378.593</text:p>
          </table:table-cell>
          <table:table-cell office:value-type="float" office:value="62" calcext:value-type="float">
            <text:p>62</text:p>
          </table:table-cell>
          <table:table-cell office:value-type="float" office:value="4341" calcext:value-type="float">
            <text:p>4341</text:p>
          </table:table-cell>
          <table:table-cell table:formula="of:=LOG([.J6];2)" office:value-type="float" office:value="8.56450392633497" calcext:value-type="float">
            <text:p>8.56450392633497</text:p>
          </table:table-cell>
          <table:table-cell table:formula="of:=LOG([.L6];2)" office:value-type="float" office:value="12.0838117072529" calcext:value-type="float">
            <text:p>12.08381170725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9.2697" calcext:value-type="float">
            <text:p>19.2697</text:p>
          </table:table-cell>
          <table:table-cell office:value-type="float" office:value="1000" calcext:value-type="float">
            <text:p>1000</text:p>
          </table:table-cell>
          <table:table-cell office:value-type="float" office:value="0.0192697" calcext:value-type="float">
            <text:p>0.0192697</text:p>
          </table:table-cell>
          <table:table-cell office:value-type="float" office:value="0.0029288" calcext:value-type="float">
            <text:p>0.0029288</text:p>
          </table:table-cell>
          <table:table-cell office:value-type="float" office:value="0.100339" calcext:value-type="float">
            <text:p>0.100339</text:p>
          </table:table-cell>
          <table:table-cell office:value-type="float" office:value="550851" calcext:value-type="float">
            <text:p>550851</text:p>
          </table:table-cell>
          <table:table-cell office:value-type="float" office:value="1000" calcext:value-type="float">
            <text:p>1000</text:p>
          </table:table-cell>
          <table:table-cell office:value-type="float" office:value="550.851" calcext:value-type="float">
            <text:p>550.851</text:p>
          </table:table-cell>
          <table:table-cell office:value-type="float" office:value="119" calcext:value-type="float">
            <text:p>119</text:p>
          </table:table-cell>
          <table:table-cell office:value-type="float" office:value="1804" calcext:value-type="float">
            <text:p>1804</text:p>
          </table:table-cell>
          <table:table-cell table:formula="of:=LOG([.J7];2)" office:value-type="float" office:value="9.10551832593775" calcext:value-type="float">
            <text:p>9.10551832593775</text:p>
          </table:table-cell>
          <table:table-cell table:formula="of:=LOG([.L7];2)" office:value-type="float" office:value="10.8169836232554" calcext:value-type="float">
            <text:p>10.81698362325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2.0967" calcext:value-type="float">
            <text:p>32.0967</text:p>
          </table:table-cell>
          <table:table-cell office:value-type="float" office:value="1000" calcext:value-type="float">
            <text:p>1000</text:p>
          </table:table-cell>
          <table:table-cell office:value-type="float" office:value="0.0320967" calcext:value-type="float">
            <text:p>0.0320967</text:p>
          </table:table-cell>
          <table:table-cell office:value-type="float" office:value="0.0028986" calcext:value-type="float">
            <text:p>0.0028986</text:p>
          </table:table-cell>
          <table:table-cell office:value-type="float" office:value="0.315486" calcext:value-type="float">
            <text:p>0.315486</text:p>
          </table:table-cell>
          <table:table-cell office:value-type="float" office:value="807556" calcext:value-type="float">
            <text:p>807556</text:p>
          </table:table-cell>
          <table:table-cell office:value-type="float" office:value="1000" calcext:value-type="float">
            <text:p>1000</text:p>
          </table:table-cell>
          <table:table-cell office:value-type="float" office:value="807.556" calcext:value-type="float">
            <text:p>807.556</text:p>
          </table:table-cell>
          <table:table-cell office:value-type="float" office:value="117" calcext:value-type="float">
            <text:p>117</text:p>
          </table:table-cell>
          <table:table-cell office:value-type="float" office:value="3305" calcext:value-type="float">
            <text:p>3305</text:p>
          </table:table-cell>
          <table:table-cell table:formula="of:=LOG([.J8];2)" office:value-type="float" office:value="9.65741849678996" calcext:value-type="float">
            <text:p>9.65741849678996</text:p>
          </table:table-cell>
          <table:table-cell table:formula="of:=LOG([.L8];2)" office:value-type="float" office:value="11.6904345563951" calcext:value-type="float">
            <text:p>11.69043455639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5.7391" calcext:value-type="float">
            <text:p>55.7391</text:p>
          </table:table-cell>
          <table:table-cell office:value-type="float" office:value="1000" calcext:value-type="float">
            <text:p>1000</text:p>
          </table:table-cell>
          <table:table-cell office:value-type="float" office:value="0.0557391" calcext:value-type="float">
            <text:p>0.0557391</text:p>
          </table:table-cell>
          <table:table-cell office:value-type="float" office:value="0.00272038" calcext:value-type="float">
            <text:p>0.00272038</text:p>
          </table:table-cell>
          <table:table-cell office:value-type="float" office:value="0.478692" calcext:value-type="float">
            <text:p>0.478692</text:p>
          </table:table-cell>
          <table:table-cell office:value-type="float" office:value="1189914" calcext:value-type="float">
            <text:p>1189914</text:p>
          </table:table-cell>
          <table:table-cell office:value-type="float" office:value="1000" calcext:value-type="float">
            <text:p>1000</text:p>
          </table:table-cell>
          <table:table-cell office:value-type="float" office:value="1189.91" calcext:value-type="float">
            <text:p>1189.91</text:p>
          </table:table-cell>
          <table:table-cell office:value-type="float" office:value="141" calcext:value-type="float">
            <text:p>141</text:p>
          </table:table-cell>
          <table:table-cell office:value-type="float" office:value="4629" calcext:value-type="float">
            <text:p>4629</text:p>
          </table:table-cell>
          <table:table-cell table:formula="of:=LOG([.J9];2)" office:value-type="float" office:value="10.2166367426794" calcext:value-type="float">
            <text:p>10.2166367426794</text:p>
          </table:table-cell>
          <table:table-cell table:formula="of:=LOG([.L9];2)" office:value-type="float" office:value="12.1764848472919" calcext:value-type="float">
            <text:p>12.17648484729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200.781" calcext:value-type="float">
            <text:p>200.781</text:p>
          </table:table-cell>
          <table:table-cell office:value-type="float" office:value="1000" calcext:value-type="float">
            <text:p>1000</text:p>
          </table:table-cell>
          <table:table-cell office:value-type="float" office:value="0.200781" calcext:value-type="float">
            <text:p>0.200781</text:p>
          </table:table-cell>
          <table:table-cell office:value-type="float" office:value="0.00414144" calcext:value-type="float">
            <text:p>0.00414144</text:p>
          </table:table-cell>
          <table:table-cell office:value-type="float" office:value="7.85741" calcext:value-type="float">
            <text:p>7.85741</text:p>
          </table:table-cell>
          <table:table-cell office:value-type="float" office:value="2455959" calcext:value-type="float">
            <text:p>2455959</text:p>
          </table:table-cell>
          <table:table-cell office:value-type="float" office:value="1000" calcext:value-type="float">
            <text:p>1000</text:p>
          </table:table-cell>
          <table:table-cell office:value-type="float" office:value="2455.96" calcext:value-type="float">
            <text:p>2455.96</text:p>
          </table:table-cell>
          <table:table-cell office:value-type="float" office:value="187" calcext:value-type="float">
            <text:p>187</text:p>
          </table:table-cell>
          <table:table-cell office:value-type="float" office:value="24565" calcext:value-type="float">
            <text:p>24565</text:p>
          </table:table-cell>
          <table:table-cell table:formula="of:=LOG([.J10];2)" office:value-type="float" office:value="11.2620713485169" calcext:value-type="float">
            <text:p>11.2620713485169</text:p>
          </table:table-cell>
          <table:table-cell table:formula="of:=LOG([.L10];2)" office:value-type="float" office:value="14.5843166186384" calcext:value-type="float">
            <text:p>14.5843166186384</text:p>
          </table:table-cell>
        </table:table-row>
      </table:table>
      <table:table table:name="summary_13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989433" calcext:value-type="float">
            <text:p>0.98943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989433" calcext:value-type="float">
            <text:p>0.000989433</text:p>
          </table:table-cell>
          <table:table-cell office:value-type="float" office:value="0.000343803" calcext:value-type="float">
            <text:p>0.000343803</text:p>
          </table:table-cell>
          <table:table-cell office:value-type="float" office:value="0.00651839" calcext:value-type="float">
            <text:p>0.00651839</text:p>
          </table:table-cell>
          <table:table-cell office:value-type="float" office:value="27301" calcext:value-type="float">
            <text:p>27301</text:p>
          </table:table-cell>
          <table:table-cell office:value-type="float" office:value="1000" calcext:value-type="float">
            <text:p>1000</text:p>
          </table:table-cell>
          <table:table-cell office:value-type="float" office:value="27.301" calcext:value-type="float">
            <text:p>27.301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LOG([.J2];2)" office:value-type="float" office:value="4.77088189103683" calcext:value-type="float">
            <text:p>4.77088189103683</text:p>
          </table:table-cell>
          <table:table-cell table:formula="of:=LOG([.L2];2)" office:value-type="float" office:value="7.66533591718518" calcext:value-type="float">
            <text:p>7.665335917185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.4562" calcext:value-type="float">
            <text:p>3.45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34562" calcext:value-type="float">
            <text:p>0.0034562</text:p>
          </table:table-cell>
          <table:table-cell office:value-type="float" office:value="0.000400957" calcext:value-type="float">
            <text:p>0.000400957</text:p>
          </table:table-cell>
          <table:table-cell office:value-type="float" office:value="0.0180742" calcext:value-type="float">
            <text:p>0.0180742</text:p>
          </table:table-cell>
          <table:table-cell office:value-type="float" office:value="106736" calcext:value-type="float">
            <text:p>106736</text:p>
          </table:table-cell>
          <table:table-cell office:value-type="float" office:value="1000" calcext:value-type="float">
            <text:p>1000</text:p>
          </table:table-cell>
          <table:table-cell office:value-type="float" office:value="106.736" calcext:value-type="float">
            <text:p>106.736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table:formula="of:=LOG([.J3];2)" office:value-type="float" office:value="6.73790304130546" calcext:value-type="float">
            <text:p>6.73790304130546</text:p>
          </table:table-cell>
          <table:table-cell table:formula="of:=LOG([.L3];2)" office:value-type="float" office:value="8.81378119121704" calcext:value-type="float">
            <text:p>8.81378119121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.25192" calcext:value-type="float">
            <text:p>8.251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5192" calcext:value-type="float">
            <text:p>0.00825192</text:p>
          </table:table-cell>
          <table:table-cell office:value-type="float" office:value="0.000447064" calcext:value-type="float">
            <text:p>0.000447064</text:p>
          </table:table-cell>
          <table:table-cell office:value-type="float" office:value="0.0564222" calcext:value-type="float">
            <text:p>0.0564222</text:p>
          </table:table-cell>
          <table:table-cell office:value-type="float" office:value="232685" calcext:value-type="float">
            <text:p>232685</text:p>
          </table:table-cell>
          <table:table-cell office:value-type="float" office:value="1000" calcext:value-type="float">
            <text:p>1000</text:p>
          </table:table-cell>
          <table:table-cell office:value-type="float" office:value="232.685" calcext:value-type="float">
            <text:p>232.685</text:p>
          </table:table-cell>
          <table:table-cell office:value-type="float" office:value="11" calcext:value-type="float">
            <text:p>11</text:p>
          </table:table-cell>
          <table:table-cell office:value-type="float" office:value="1061" calcext:value-type="float">
            <text:p>1061</text:p>
          </table:table-cell>
          <table:table-cell table:formula="of:=LOG([.J4];2)" office:value-type="float" office:value="7.86223440041862" calcext:value-type="float">
            <text:p>7.86223440041862</text:p>
          </table:table-cell>
          <table:table-cell table:formula="of:=LOG([.L4];2)" office:value-type="float" office:value="10.0512089409148" calcext:value-type="float">
            <text:p>10.0512089409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5.2281" calcext:value-type="float">
            <text:p>15.2281</text:p>
          </table:table-cell>
          <table:table-cell office:value-type="float" office:value="1000" calcext:value-type="float">
            <text:p>1000</text:p>
          </table:table-cell>
          <table:table-cell office:value-type="float" office:value="0.0152281" calcext:value-type="float">
            <text:p>0.0152281</text:p>
          </table:table-cell>
          <table:table-cell office:value-type="float" office:value="0.00204756" calcext:value-type="float">
            <text:p>0.00204756</text:p>
          </table:table-cell>
          <table:table-cell office:value-type="float" office:value="0.0983237" calcext:value-type="float">
            <text:p>0.0983237</text:p>
          </table:table-cell>
          <table:table-cell office:value-type="float" office:value="398685" calcext:value-type="float">
            <text:p>398685</text:p>
          </table:table-cell>
          <table:table-cell office:value-type="float" office:value="1000" calcext:value-type="float">
            <text:p>1000</text:p>
          </table:table-cell>
          <table:table-cell office:value-type="float" office:value="398.685" calcext:value-type="float">
            <text:p>398.685</text:p>
          </table:table-cell>
          <table:table-cell office:value-type="float" office:value="65" calcext:value-type="float">
            <text:p>65</text:p>
          </table:table-cell>
          <table:table-cell office:value-type="float" office:value="1517" calcext:value-type="float">
            <text:p>1517</text:p>
          </table:table-cell>
          <table:table-cell table:formula="of:=LOG([.J5];2)" office:value-type="float" office:value="8.63910551662312" calcext:value-type="float">
            <text:p>8.63910551662312</text:p>
          </table:table-cell>
          <table:table-cell table:formula="of:=LOG([.L5];2)" office:value-type="float" office:value="10.567005370247" calcext:value-type="float">
            <text:p>10.5670053702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.8787" calcext:value-type="float">
            <text:p>27.8787</text:p>
          </table:table-cell>
          <table:table-cell office:value-type="float" office:value="1000" calcext:value-type="float">
            <text:p>1000</text:p>
          </table:table-cell>
          <table:table-cell office:value-type="float" office:value="0.0278787" calcext:value-type="float">
            <text:p>0.0278787</text:p>
          </table:table-cell>
          <table:table-cell office:value-type="float" office:value="0.00377027" calcext:value-type="float">
            <text:p>0.00377027</text:p>
          </table:table-cell>
          <table:table-cell office:value-type="float" office:value="0.184042" calcext:value-type="float">
            <text:p>0.184042</text:p>
          </table:table-cell>
          <table:table-cell office:value-type="float" office:value="628710" calcext:value-type="float">
            <text:p>628710</text:p>
          </table:table-cell>
          <table:table-cell office:value-type="float" office:value="1000" calcext:value-type="float">
            <text:p>1000</text:p>
          </table:table-cell>
          <table:table-cell office:value-type="float" office:value="628.71" calcext:value-type="float">
            <text:p>628.71</text:p>
          </table:table-cell>
          <table:table-cell office:value-type="float" office:value="137" calcext:value-type="float">
            <text:p>137</text:p>
          </table:table-cell>
          <table:table-cell office:value-type="float" office:value="2177" calcext:value-type="float">
            <text:p>2177</text:p>
          </table:table-cell>
          <table:table-cell table:formula="of:=LOG([.J6];2)" office:value-type="float" office:value="9.2962508999814" calcext:value-type="float">
            <text:p>9.2962508999814</text:p>
          </table:table-cell>
          <table:table-cell table:formula="of:=LOG([.L6];2)" office:value-type="float" office:value="11.0881256921882" calcext:value-type="float">
            <text:p>11.0881256921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2.6606" calcext:value-type="float">
            <text:p>52.6606</text:p>
          </table:table-cell>
          <table:table-cell office:value-type="float" office:value="1000" calcext:value-type="float">
            <text:p>1000</text:p>
          </table:table-cell>
          <table:table-cell office:value-type="float" office:value="0.0526606" calcext:value-type="float">
            <text:p>0.0526606</text:p>
          </table:table-cell>
          <table:table-cell office:value-type="float" office:value="0.00493144" calcext:value-type="float">
            <text:p>0.00493144</text:p>
          </table:table-cell>
          <table:table-cell office:value-type="float" office:value="0.467439" calcext:value-type="float">
            <text:p>0.467439</text:p>
          </table:table-cell>
          <table:table-cell office:value-type="float" office:value="975167" calcext:value-type="float">
            <text:p>975167</text:p>
          </table:table-cell>
          <table:table-cell office:value-type="float" office:value="1000" calcext:value-type="float">
            <text:p>1000</text:p>
          </table:table-cell>
          <table:table-cell office:value-type="float" office:value="975.167" calcext:value-type="float">
            <text:p>975.167</text:p>
          </table:table-cell>
          <table:table-cell office:value-type="float" office:value="197" calcext:value-type="float">
            <text:p>197</text:p>
          </table:table-cell>
          <table:table-cell office:value-type="float" office:value="3507" calcext:value-type="float">
            <text:p>3507</text:p>
          </table:table-cell>
          <table:table-cell table:formula="of:=LOG([.J7];2)" office:value-type="float" office:value="9.9295054952428" calcext:value-type="float">
            <text:p>9.9295054952428</text:p>
          </table:table-cell>
          <table:table-cell table:formula="of:=LOG([.L7];2)" office:value-type="float" office:value="11.7760217152528" calcext:value-type="float">
            <text:p>11.7760217152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99.2226" calcext:value-type="float">
            <text:p>99.2226</text:p>
          </table:table-cell>
          <table:table-cell office:value-type="float" office:value="1000" calcext:value-type="float">
            <text:p>1000</text:p>
          </table:table-cell>
          <table:table-cell office:value-type="float" office:value="0.0992226" calcext:value-type="float">
            <text:p>0.0992226</text:p>
          </table:table-cell>
          <table:table-cell office:value-type="float" office:value="0.00668368" calcext:value-type="float">
            <text:p>0.00668368</text:p>
          </table:table-cell>
          <table:table-cell office:value-type="float" office:value="1.40943" calcext:value-type="float">
            <text:p>1.40943</text:p>
          </table:table-cell>
          <table:table-cell office:value-type="float" office:value="1453412" calcext:value-type="float">
            <text:p>1453412</text:p>
          </table:table-cell>
          <table:table-cell office:value-type="float" office:value="1000" calcext:value-type="float">
            <text:p>1000</text:p>
          </table:table-cell>
          <table:table-cell office:value-type="float" office:value="1453.41" calcext:value-type="float">
            <text:p>1453.41</text:p>
          </table:table-cell>
          <table:table-cell office:value-type="float" office:value="218" calcext:value-type="float">
            <text:p>218</text:p>
          </table:table-cell>
          <table:table-cell office:value-type="float" office:value="6795" calcext:value-type="float">
            <text:p>6795</text:p>
          </table:table-cell>
          <table:table-cell table:formula="of:=LOG([.J8];2)" office:value-type="float" office:value="10.5052260224082" calcext:value-type="float">
            <text:p>10.5052260224082</text:p>
          </table:table-cell>
          <table:table-cell table:formula="of:=LOG([.L8];2)" office:value-type="float" office:value="12.7302578356548" calcext:value-type="float">
            <text:p>12.73025783565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63.19" calcext:value-type="float">
            <text:p>163.19</text:p>
          </table:table-cell>
          <table:table-cell office:value-type="float" office:value="1000" calcext:value-type="float">
            <text:p>1000</text:p>
          </table:table-cell>
          <table:table-cell office:value-type="float" office:value="0.16319" calcext:value-type="float">
            <text:p>0.16319</text:p>
          </table:table-cell>
          <table:table-cell office:value-type="float" office:value="0.00976418" calcext:value-type="float">
            <text:p>0.00976418</text:p>
          </table:table-cell>
          <table:table-cell office:value-type="float" office:value="1.85037" calcext:value-type="float">
            <text:p>1.85037</text:p>
          </table:table-cell>
          <table:table-cell office:value-type="float" office:value="2068075" calcext:value-type="float">
            <text:p>2068075</text:p>
          </table:table-cell>
          <table:table-cell office:value-type="float" office:value="1000" calcext:value-type="float">
            <text:p>1000</text:p>
          </table:table-cell>
          <table:table-cell office:value-type="float" office:value="2068.07" calcext:value-type="float">
            <text:p>2068.07</text:p>
          </table:table-cell>
          <table:table-cell office:value-type="float" office:value="317" calcext:value-type="float">
            <text:p>317</text:p>
          </table:table-cell>
          <table:table-cell office:value-type="float" office:value="9589" calcext:value-type="float">
            <text:p>9589</text:p>
          </table:table-cell>
          <table:table-cell table:formula="of:=LOG([.J9];2)" office:value-type="float" office:value="11.0140693034599" calcext:value-type="float">
            <text:p>11.0140693034599</text:p>
          </table:table-cell>
          <table:table-cell table:formula="of:=LOG([.L9];2)" office:value-type="float" office:value="13.2271646546224" calcext:value-type="float">
            <text:p>13.2271646546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17.872" calcext:value-type="float">
            <text:p>517.872</text:p>
          </table:table-cell>
          <table:table-cell office:value-type="float" office:value="1000" calcext:value-type="float">
            <text:p>1000</text:p>
          </table:table-cell>
          <table:table-cell office:value-type="float" office:value="0.517872" calcext:value-type="float">
            <text:p>0.517872</text:p>
          </table:table-cell>
          <table:table-cell office:value-type="float" office:value="0.0132121" calcext:value-type="float">
            <text:p>0.0132121</text:p>
          </table:table-cell>
          <table:table-cell office:value-type="float" office:value="9.90541" calcext:value-type="float">
            <text:p>9.90541</text:p>
          </table:table-cell>
          <table:table-cell office:value-type="float" office:value="3941283" calcext:value-type="float">
            <text:p>3941283</text:p>
          </table:table-cell>
          <table:table-cell office:value-type="float" office:value="1000" calcext:value-type="float">
            <text:p>1000</text:p>
          </table:table-cell>
          <table:table-cell office:value-type="float" office:value="3941.28" calcext:value-type="float">
            <text:p>3941.28</text:p>
          </table:table-cell>
          <table:table-cell office:value-type="float" office:value="442" calcext:value-type="float">
            <text:p>442</text:p>
          </table:table-cell>
          <table:table-cell office:value-type="float" office:value="24565" calcext:value-type="float">
            <text:p>24565</text:p>
          </table:table-cell>
          <table:table-cell table:formula="of:=LOG([.J10];2)" office:value-type="float" office:value="11.9444485310325" calcext:value-type="float">
            <text:p>11.9444485310325</text:p>
          </table:table-cell>
          <table:table-cell table:formula="of:=LOG([.L10];2)" office:value-type="float" office:value="14.5843166186384" calcext:value-type="float">
            <text:p>14.5843166186384</text:p>
          </table:table-cell>
        </table:table-row>
      </table:table>
      <table:table table:name="summary_14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.67822" calcext:value-type="float">
            <text:p>1.678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7822" calcext:value-type="float">
            <text:p>0.00167822</text:p>
          </table:table-cell>
          <table:table-cell office:value-type="float" office:value="0.000425677" calcext:value-type="float">
            <text:p>0.000425677</text:p>
          </table:table-cell>
          <table:table-cell office:value-type="float" office:value="0.0153039" calcext:value-type="float">
            <text:p>0.0153039</text:p>
          </table:table-cell>
          <table:table-cell office:value-type="float" office:value="41102" calcext:value-type="float">
            <text:p>41102</text:p>
          </table:table-cell>
          <table:table-cell office:value-type="float" office:value="1000" calcext:value-type="float">
            <text:p>1000</text:p>
          </table:table-cell>
          <table:table-cell office:value-type="float" office:value="41.102" calcext:value-type="float">
            <text:p>41.102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formula="of:=LOG([.J2];2)" office:value-type="float" office:value="5.36113669122449" calcext:value-type="float">
            <text:p>5.36113669122449</text:p>
          </table:table-cell>
          <table:table-cell table:formula="of:=LOG([.L2];2)" office:value-type="float" office:value="8.23840473932508" calcext:value-type="float">
            <text:p>8.238404739325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.60404" calcext:value-type="float">
            <text:p>6.6040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60404" calcext:value-type="float">
            <text:p>0.00660404</text:p>
          </table:table-cell>
          <table:table-cell office:value-type="float" office:value="0.000493865" calcext:value-type="float">
            <text:p>0.000493865</text:p>
          </table:table-cell>
          <table:table-cell office:value-type="float" office:value="0.0524689" calcext:value-type="float">
            <text:p>0.0524689</text:p>
          </table:table-cell>
          <table:table-cell office:value-type="float" office:value="170283" calcext:value-type="float">
            <text:p>170283</text:p>
          </table:table-cell>
          <table:table-cell office:value-type="float" office:value="1000" calcext:value-type="float">
            <text:p>1000</text:p>
          </table:table-cell>
          <table:table-cell office:value-type="float" office:value="170.283" calcext:value-type="float">
            <text:p>170.283</text:p>
          </table:table-cell>
          <table:table-cell office:value-type="float" office:value="9" calcext:value-type="float">
            <text:p>9</text:p>
          </table:table-cell>
          <table:table-cell office:value-type="float" office:value="922" calcext:value-type="float">
            <text:p>922</text:p>
          </table:table-cell>
          <table:table-cell table:formula="of:=LOG([.J3];2)" office:value-type="float" office:value="7.41179060224328" calcext:value-type="float">
            <text:p>7.41179060224328</text:p>
          </table:table-cell>
          <table:table-cell table:formula="of:=LOG([.L3];2)" office:value-type="float" office:value="9.84862294042934" calcext:value-type="float">
            <text:p>9.84862294042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6.8191" calcext:value-type="float">
            <text:p>16.8191</text:p>
          </table:table-cell>
          <table:table-cell office:value-type="float" office:value="1000" calcext:value-type="float">
            <text:p>1000</text:p>
          </table:table-cell>
          <table:table-cell office:value-type="float" office:value="0.0168191" calcext:value-type="float">
            <text:p>0.0168191</text:p>
          </table:table-cell>
          <table:table-cell office:value-type="float" office:value="0.000548653" calcext:value-type="float">
            <text:p>0.000548653</text:p>
          </table:table-cell>
          <table:table-cell office:value-type="float" office:value="0.108913" calcext:value-type="float">
            <text:p>0.108913</text:p>
          </table:table-cell>
          <table:table-cell office:value-type="float" office:value="369438" calcext:value-type="float">
            <text:p>369438</text:p>
          </table:table-cell>
          <table:table-cell office:value-type="float" office:value="1000" calcext:value-type="float">
            <text:p>1000</text:p>
          </table:table-cell>
          <table:table-cell office:value-type="float" office:value="369.438" calcext:value-type="float">
            <text:p>369.438</text:p>
          </table:table-cell>
          <table:table-cell office:value-type="float" office:value="13" calcext:value-type="float">
            <text:p>13</text:p>
          </table:table-cell>
          <table:table-cell office:value-type="float" office:value="1730" calcext:value-type="float">
            <text:p>1730</text:p>
          </table:table-cell>
          <table:table-cell table:formula="of:=LOG([.J4];2)" office:value-type="float" office:value="8.52918845780588" calcext:value-type="float">
            <text:p>8.52918845780588</text:p>
          </table:table-cell>
          <table:table-cell table:formula="of:=LOG([.L4];2)" office:value-type="float" office:value="10.7565563225241" calcext:value-type="float">
            <text:p>10.7565563225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5.2348" calcext:value-type="float">
            <text:p>35.2348</text:p>
          </table:table-cell>
          <table:table-cell office:value-type="float" office:value="1000" calcext:value-type="float">
            <text:p>1000</text:p>
          </table:table-cell>
          <table:table-cell office:value-type="float" office:value="0.0352348" calcext:value-type="float">
            <text:p>0.0352348</text:p>
          </table:table-cell>
          <table:table-cell office:value-type="float" office:value="0.00314334" calcext:value-type="float">
            <text:p>0.00314334</text:p>
          </table:table-cell>
          <table:table-cell office:value-type="float" office:value="0.32363" calcext:value-type="float">
            <text:p>0.32363</text:p>
          </table:table-cell>
          <table:table-cell office:value-type="float" office:value="673970" calcext:value-type="float">
            <text:p>673970</text:p>
          </table:table-cell>
          <table:table-cell office:value-type="float" office:value="1000" calcext:value-type="float">
            <text:p>1000</text:p>
          </table:table-cell>
          <table:table-cell office:value-type="float" office:value="673.97" calcext:value-type="float">
            <text:p>673.97</text:p>
          </table:table-cell>
          <table:table-cell office:value-type="float" office:value="112" calcext:value-type="float">
            <text:p>112</text:p>
          </table:table-cell>
          <table:table-cell office:value-type="float" office:value="3046" calcext:value-type="float">
            <text:p>3046</text:p>
          </table:table-cell>
          <table:table-cell table:formula="of:=LOG([.J5];2)" office:value-type="float" office:value="9.3965405648399" calcext:value-type="float">
            <text:p>9.3965405648399</text:p>
          </table:table-cell>
          <table:table-cell table:formula="of:=LOG([.L5];2)" office:value-type="float" office:value="11.5727002264873" calcext:value-type="float">
            <text:p>11.57270022648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1.5345" calcext:value-type="float">
            <text:p>71.5345</text:p>
          </table:table-cell>
          <table:table-cell office:value-type="float" office:value="1000" calcext:value-type="float">
            <text:p>1000</text:p>
          </table:table-cell>
          <table:table-cell office:value-type="float" office:value="0.0715345" calcext:value-type="float">
            <text:p>0.0715345</text:p>
          </table:table-cell>
          <table:table-cell office:value-type="float" office:value="0.00698461" calcext:value-type="float">
            <text:p>0.00698461</text:p>
          </table:table-cell>
          <table:table-cell office:value-type="float" office:value="0.50755" calcext:value-type="float">
            <text:p>0.50755</text:p>
          </table:table-cell>
          <table:table-cell office:value-type="float" office:value="1088434" calcext:value-type="float">
            <text:p>1088434</text:p>
          </table:table-cell>
          <table:table-cell office:value-type="float" office:value="1000" calcext:value-type="float">
            <text:p>1000</text:p>
          </table:table-cell>
          <table:table-cell office:value-type="float" office:value="1088.43" calcext:value-type="float">
            <text:p>1088.43</text:p>
          </table:table-cell>
          <table:table-cell office:value-type="float" office:value="201" calcext:value-type="float">
            <text:p>201</text:p>
          </table:table-cell>
          <table:table-cell office:value-type="float" office:value="3773" calcext:value-type="float">
            <text:p>3773</text:p>
          </table:table-cell>
          <table:table-cell table:formula="of:=LOG([.J6];2)" office:value-type="float" office:value="10.0880329113887" calcext:value-type="float">
            <text:p>10.0880329113887</text:p>
          </table:table-cell>
          <table:table-cell table:formula="of:=LOG([.L6];2)" office:value-type="float" office:value="11.8814963848101" calcext:value-type="float">
            <text:p>11.8814963848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47.305" calcext:value-type="float">
            <text:p>147.305</text:p>
          </table:table-cell>
          <table:table-cell office:value-type="float" office:value="1000" calcext:value-type="float">
            <text:p>1000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.0108898" calcext:value-type="float">
            <text:p>0.0108898</text:p>
          </table:table-cell>
          <table:table-cell office:value-type="float" office:value="1.57189" calcext:value-type="float">
            <text:p>1.57189</text:p>
          </table:table-cell>
          <table:table-cell office:value-type="float" office:value="1702047" calcext:value-type="float">
            <text:p>1702047</text:p>
          </table:table-cell>
          <table:table-cell office:value-type="float" office:value="1000" calcext:value-type="float">
            <text:p>1000</text:p>
          </table:table-cell>
          <table:table-cell office:value-type="float" office:value="1702.05" calcext:value-type="float">
            <text:p>1702.05</text:p>
          </table:table-cell>
          <table:table-cell office:value-type="float" office:value="336" calcext:value-type="float">
            <text:p>336</text:p>
          </table:table-cell>
          <table:table-cell office:value-type="float" office:value="7917" calcext:value-type="float">
            <text:p>7917</text:p>
          </table:table-cell>
          <table:table-cell table:formula="of:=LOG([.J7];2)" office:value-type="float" office:value="10.7330577034089" calcext:value-type="float">
            <text:p>10.7330577034089</text:p>
          </table:table-cell>
          <table:table-cell table:formula="of:=LOG([.L7];2)" office:value-type="float" office:value="12.9507381360474" calcext:value-type="float">
            <text:p>12.9507381360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9.893" calcext:value-type="float">
            <text:p>259.893</text:p>
          </table:table-cell>
          <table:table-cell office:value-type="float" office:value="1000" calcext:value-type="float">
            <text:p>1000</text:p>
          </table:table-cell>
          <table:table-cell office:value-type="float" office:value="0.259893" calcext:value-type="float">
            <text:p>0.259893</text:p>
          </table:table-cell>
          <table:table-cell office:value-type="float" office:value="0.0139515" calcext:value-type="float">
            <text:p>0.0139515</text:p>
          </table:table-cell>
          <table:table-cell office:value-type="float" office:value="4.82695" calcext:value-type="float">
            <text:p>4.82695</text:p>
          </table:table-cell>
          <table:table-cell office:value-type="float" office:value="2410486" calcext:value-type="float">
            <text:p>2410486</text:p>
          </table:table-cell>
          <table:table-cell office:value-type="float" office:value="1000" calcext:value-type="float">
            <text:p>1000</text:p>
          </table:table-cell>
          <table:table-cell office:value-type="float" office:value="2410.49" calcext:value-type="float">
            <text:p>2410.49</text:p>
          </table:table-cell>
          <table:table-cell office:value-type="float" office:value="415" calcext:value-type="float">
            <text:p>415</text:p>
          </table:table-cell>
          <table:table-cell office:value-type="float" office:value="14339" calcext:value-type="float">
            <text:p>14339</text:p>
          </table:table-cell>
          <table:table-cell table:formula="of:=LOG([.J8];2)" office:value-type="float" office:value="11.2351107293391" calcext:value-type="float">
            <text:p>11.2351107293391</text:p>
          </table:table-cell>
          <table:table-cell table:formula="of:=LOG([.L8];2)" office:value-type="float" office:value="13.8076567937325" calcext:value-type="float">
            <text:p>13.8076567937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53.383" calcext:value-type="float">
            <text:p>453.383</text:p>
          </table:table-cell>
          <table:table-cell office:value-type="float" office:value="1000" calcext:value-type="float">
            <text:p>1000</text:p>
          </table:table-cell>
          <table:table-cell office:value-type="float" office:value="0.453383" calcext:value-type="float">
            <text:p>0.453383</text:p>
          </table:table-cell>
          <table:table-cell office:value-type="float" office:value="0.0178585" calcext:value-type="float">
            <text:p>0.0178585</text:p>
          </table:table-cell>
          <table:table-cell office:value-type="float" office:value="3.33571" calcext:value-type="float">
            <text:p>3.33571</text:p>
          </table:table-cell>
          <table:table-cell office:value-type="float" office:value="3523725" calcext:value-type="float">
            <text:p>3523725</text:p>
          </table:table-cell>
          <table:table-cell office:value-type="float" office:value="1000" calcext:value-type="float">
            <text:p>1000</text:p>
          </table:table-cell>
          <table:table-cell office:value-type="float" office:value="3523.72" calcext:value-type="float">
            <text:p>3523.72</text:p>
          </table:table-cell>
          <table:table-cell office:value-type="float" office:value="479" calcext:value-type="float">
            <text:p>479</text:p>
          </table:table-cell>
          <table:table-cell office:value-type="float" office:value="13155" calcext:value-type="float">
            <text:p>13155</text:p>
          </table:table-cell>
          <table:table-cell table:formula="of:=LOG([.J9];2)" office:value-type="float" office:value="11.7828835747943" calcext:value-type="float">
            <text:p>11.7828835747943</text:p>
          </table:table-cell>
          <table:table-cell table:formula="of:=LOG([.L9];2)" office:value-type="float" office:value="13.6833236280533" calcext:value-type="float">
            <text:p>13.6833236280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450.74" calcext:value-type="float">
            <text:p>1450.74</text:p>
          </table:table-cell>
          <table:table-cell office:value-type="float" office:value="1000" calcext:value-type="float">
            <text:p>1000</text:p>
          </table:table-cell>
          <table:table-cell office:value-type="float" office:value="1.45074" calcext:value-type="float">
            <text:p>1.45074</text:p>
          </table:table-cell>
          <table:table-cell office:value-type="float" office:value="0.0341371" calcext:value-type="float">
            <text:p>0.0341371</text:p>
          </table:table-cell>
          <table:table-cell office:value-type="float" office:value="41.2254" calcext:value-type="float">
            <text:p>41.2254</text:p>
          </table:table-cell>
          <table:table-cell office:value-type="float" office:value="6679995" calcext:value-type="float">
            <text:p>6679995</text:p>
          </table:table-cell>
          <table:table-cell office:value-type="float" office:value="1000" calcext:value-type="float">
            <text:p>1000</text:p>
          </table:table-cell>
          <table:table-cell office:value-type="float" office:value="6679.99" calcext:value-type="float">
            <text:p>6679.99</text:p>
          </table:table-cell>
          <table:table-cell office:value-type="float" office:value="899" calcext:value-type="float">
            <text:p>899</text:p>
          </table:table-cell>
          <table:table-cell office:value-type="float" office:value="53236" calcext:value-type="float">
            <text:p>53236</text:p>
          </table:table-cell>
          <table:table-cell table:formula="of:=LOG([.J10];2)" office:value-type="float" office:value="12.7056302276367" calcext:value-type="float">
            <text:p>12.7056302276367</text:p>
          </table:table-cell>
          <table:table-cell table:formula="of:=LOG([.L10];2)" office:value-type="float" office:value="15.7001145549135" calcext:value-type="float">
            <text:p>15.7001145549135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60622" calcext:value-type="float">
            <text:p>2.606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0622" calcext:value-type="float">
            <text:p>0.00260622</text:p>
          </table:table-cell>
          <table:table-cell office:value-type="float" office:value="0.000478817" calcext:value-type="float">
            <text:p>0.000478817</text:p>
          </table:table-cell>
          <table:table-cell office:value-type="float" office:value="0.0216575" calcext:value-type="float">
            <text:p>0.0216575</text:p>
          </table:table-cell>
          <table:table-cell office:value-type="float" office:value="61798" calcext:value-type="float">
            <text:p>61798</text:p>
          </table:table-cell>
          <table:table-cell office:value-type="float" office:value="1000" calcext:value-type="float">
            <text:p>1000</text:p>
          </table:table-cell>
          <table:table-cell office:value-type="float" office:value="61.798" calcext:value-type="float">
            <text:p>61.798</text:p>
          </table:table-cell>
          <table:table-cell office:value-type="float" office:value="5" calcext:value-type="float">
            <text:p>5</text:p>
          </table:table-cell>
          <table:table-cell office:value-type="float" office:value="529" calcext:value-type="float">
            <text:p>529</text:p>
          </table:table-cell>
          <table:table-cell table:formula="of:=LOG([.J2];2)" office:value-type="float" office:value="5.94948824310161" calcext:value-type="float">
            <text:p>5.94948824310161</text:p>
          </table:table-cell>
          <table:table-cell table:formula="of:=LOG([.L2];2)" office:value-type="float" office:value="9.04712391211403" calcext:value-type="float">
            <text:p>9.047123912114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.555" calcext:value-type="float">
            <text:p>12.555</text:p>
          </table:table-cell>
          <table:table-cell office:value-type="float" office:value="1000" calcext:value-type="float">
            <text:p>1000</text:p>
          </table:table-cell>
          <table:table-cell office:value-type="float" office:value="0.012555" calcext:value-type="float">
            <text:p>0.012555</text:p>
          </table:table-cell>
          <table:table-cell office:value-type="float" office:value="0.000674727" calcext:value-type="float">
            <text:p>0.000674727</text:p>
          </table:table-cell>
          <table:table-cell office:value-type="float" office:value="0.131097" calcext:value-type="float">
            <text:p>0.131097</text:p>
          </table:table-cell>
          <table:table-cell office:value-type="float" office:value="259929" calcext:value-type="float">
            <text:p>259929</text:p>
          </table:table-cell>
          <table:table-cell office:value-type="float" office:value="1000" calcext:value-type="float">
            <text:p>1000</text:p>
          </table:table-cell>
          <table:table-cell office:value-type="float" office:value="259.929" calcext:value-type="float">
            <text:p>259.929</text:p>
          </table:table-cell>
          <table:table-cell office:value-type="float" office:value="12" calcext:value-type="float">
            <text:p>12</text:p>
          </table:table-cell>
          <table:table-cell office:value-type="float" office:value="1592" calcext:value-type="float">
            <text:p>1592</text:p>
          </table:table-cell>
          <table:table-cell table:formula="of:=LOG([.J3];2)" office:value-type="float" office:value="8.02197379250435" calcext:value-type="float">
            <text:p>8.02197379250435</text:p>
          </table:table-cell>
          <table:table-cell table:formula="of:=LOG([.L3];2)" office:value-type="float" office:value="10.6366246205436" calcext:value-type="float">
            <text:p>10.6366246205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.1193" calcext:value-type="float">
            <text:p>35.1193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193" calcext:value-type="float">
            <text:p>0.0351193</text:p>
          </table:table-cell>
          <table:table-cell office:value-type="float" office:value="0.00250629" calcext:value-type="float">
            <text:p>0.00250629</text:p>
          </table:table-cell>
          <table:table-cell office:value-type="float" office:value="0.223146" calcext:value-type="float">
            <text:p>0.223146</text:p>
          </table:table-cell>
          <table:table-cell office:value-type="float" office:value="589236" calcext:value-type="float">
            <text:p>589236</text:p>
          </table:table-cell>
          <table:table-cell office:value-type="float" office:value="1000" calcext:value-type="float">
            <text:p>1000</text:p>
          </table:table-cell>
          <table:table-cell office:value-type="float" office:value="589.236" calcext:value-type="float">
            <text:p>589.236</text:p>
          </table:table-cell>
          <table:table-cell office:value-type="float" office:value="67" calcext:value-type="float">
            <text:p>67</text:p>
          </table:table-cell>
          <table:table-cell office:value-type="float" office:value="2457" calcext:value-type="float">
            <text:p>2457</text:p>
          </table:table-cell>
          <table:table-cell table:formula="of:=LOG([.J4];2)" office:value-type="float" office:value="9.20270176582884" calcext:value-type="float">
            <text:p>9.20270176582884</text:p>
          </table:table-cell>
          <table:table-cell table:formula="of:=LOG([.L4];2)" office:value-type="float" office:value="11.2626821423622" calcext:value-type="float">
            <text:p>11.26268214236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7.4095" calcext:value-type="float">
            <text:p>87.4095</text:p>
          </table:table-cell>
          <table:table-cell office:value-type="float" office:value="1000" calcext:value-type="float">
            <text:p>1000</text:p>
          </table:table-cell>
          <table:table-cell office:value-type="float" office:value="0.0874095" calcext:value-type="float">
            <text:p>0.0874095</text:p>
          </table:table-cell>
          <table:table-cell office:value-type="float" office:value="0.00661774" calcext:value-type="float">
            <text:p>0.00661774</text:p>
          </table:table-cell>
          <table:table-cell office:value-type="float" office:value="0.884393" calcext:value-type="float">
            <text:p>0.884393</text:p>
          </table:table-cell>
          <table:table-cell office:value-type="float" office:value="1108256" calcext:value-type="float">
            <text:p>1108256</text:p>
          </table:table-cell>
          <table:table-cell office:value-type="float" office:value="1000" calcext:value-type="float">
            <text:p>1000</text:p>
          </table:table-cell>
          <table:table-cell office:value-type="float" office:value="1108.26" calcext:value-type="float">
            <text:p>1108.26</text:p>
          </table:table-cell>
          <table:table-cell office:value-type="float" office:value="148" calcext:value-type="float">
            <text:p>148</text:p>
          </table:table-cell>
          <table:table-cell office:value-type="float" office:value="4908" calcext:value-type="float">
            <text:p>4908</text:p>
          </table:table-cell>
          <table:table-cell table:formula="of:=LOG([.J5];2)" office:value-type="float" office:value="10.1140806648827" calcext:value-type="float">
            <text:p>10.1140806648827</text:p>
          </table:table-cell>
          <table:table-cell table:formula="of:=LOG([.L5];2)" office:value-type="float" office:value="12.2609195336629" calcext:value-type="float">
            <text:p>12.26091953366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86.251" calcext:value-type="float">
            <text:p>186.251</text:p>
          </table:table-cell>
          <table:table-cell office:value-type="float" office:value="1000" calcext:value-type="float">
            <text:p>1000</text:p>
          </table:table-cell>
          <table:table-cell office:value-type="float" office:value="0.186251" calcext:value-type="float">
            <text:p>0.186251</text:p>
          </table:table-cell>
          <table:table-cell office:value-type="float" office:value="0.00997866" calcext:value-type="float">
            <text:p>0.00997866</text:p>
          </table:table-cell>
          <table:table-cell office:value-type="float" office:value="1.37701" calcext:value-type="float">
            <text:p>1.37701</text:p>
          </table:table-cell>
          <table:table-cell office:value-type="float" office:value="1834618" calcext:value-type="float">
            <text:p>1834618</text:p>
          </table:table-cell>
          <table:table-cell office:value-type="float" office:value="1000" calcext:value-type="float">
            <text:p>1000</text:p>
          </table:table-cell>
          <table:table-cell office:value-type="float" office:value="1834.62" calcext:value-type="float">
            <text:p>1834.62</text:p>
          </table:table-cell>
          <table:table-cell office:value-type="float" office:value="279" calcext:value-type="float">
            <text:p>279</text:p>
          </table:table-cell>
          <table:table-cell office:value-type="float" office:value="6550" calcext:value-type="float">
            <text:p>6550</text:p>
          </table:table-cell>
          <table:table-cell table:formula="of:=LOG([.J6];2)" office:value-type="float" office:value="10.8412655570561" calcext:value-type="float">
            <text:p>10.8412655570561</text:p>
          </table:table-cell>
          <table:table-cell table:formula="of:=LOG([.L6];2)" office:value-type="float" office:value="12.6772791913122" calcext:value-type="float">
            <text:p>12.6772791913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91.3" calcext:value-type="float">
            <text:p>391.3</text:p>
          </table:table-cell>
          <table:table-cell office:value-type="float" office:value="1000" calcext:value-type="float">
            <text:p>1000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199098" calcext:value-type="float">
            <text:p>0.0199098</text:p>
          </table:table-cell>
          <table:table-cell office:value-type="float" office:value="4.43595" calcext:value-type="float">
            <text:p>4.43595</text:p>
          </table:table-cell>
          <table:table-cell office:value-type="float" office:value="2893680" calcext:value-type="float">
            <text:p>2893680</text:p>
          </table:table-cell>
          <table:table-cell office:value-type="float" office:value="1000" calcext:value-type="float">
            <text:p>1000</text:p>
          </table:table-cell>
          <table:table-cell office:value-type="float" office:value="2893.68" calcext:value-type="float">
            <text:p>2893.68</text:p>
          </table:table-cell>
          <table:table-cell office:value-type="float" office:value="532" calcext:value-type="float">
            <text:p>532</text:p>
          </table:table-cell>
          <table:table-cell office:value-type="float" office:value="11600" calcext:value-type="float">
            <text:p>11600</text:p>
          </table:table-cell>
          <table:table-cell table:formula="of:=LOG([.J7];2)" office:value-type="float" office:value="11.4986896737263" calcext:value-type="float">
            <text:p>11.4986896737263</text:p>
          </table:table-cell>
          <table:table-cell table:formula="of:=LOG([.L7];2)" office:value-type="float" office:value="13.5018371849023" calcext:value-type="float">
            <text:p>13.5018371849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84.409" calcext:value-type="float">
            <text:p>784.409</text:p>
          </table:table-cell>
          <table:table-cell office:value-type="float" office:value="1000" calcext:value-type="float">
            <text:p>1000</text:p>
          </table:table-cell>
          <table:table-cell office:value-type="float" office:value="0.784409" calcext:value-type="float">
            <text:p>0.784409</text:p>
          </table:table-cell>
          <table:table-cell office:value-type="float" office:value="0.0330453" calcext:value-type="float">
            <text:p>0.0330453</text:p>
          </table:table-cell>
          <table:table-cell office:value-type="float" office:value="11.0841" calcext:value-type="float">
            <text:p>11.0841</text:p>
          </table:table-cell>
          <table:table-cell office:value-type="float" office:value="4380469" calcext:value-type="float">
            <text:p>4380469</text:p>
          </table:table-cell>
          <table:table-cell office:value-type="float" office:value="1000" calcext:value-type="float">
            <text:p>1000</text:p>
          </table:table-cell>
          <table:table-cell office:value-type="float" office:value="4380.47" calcext:value-type="float">
            <text:p>4380.47</text:p>
          </table:table-cell>
          <table:table-cell office:value-type="float" office:value="738" calcext:value-type="float">
            <text:p>738</text:p>
          </table:table-cell>
          <table:table-cell office:value-type="float" office:value="19507" calcext:value-type="float">
            <text:p>19507</text:p>
          </table:table-cell>
          <table:table-cell table:formula="of:=LOG([.J8];2)" office:value-type="float" office:value="12.096869955925" calcext:value-type="float">
            <text:p>12.096869955925</text:p>
          </table:table-cell>
          <table:table-cell table:formula="of:=LOG([.L8];2)" office:value-type="float" office:value="14.2517043011194" calcext:value-type="float">
            <text:p>14.2517043011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386.41" calcext:value-type="float">
            <text:p>1386.41</text:p>
          </table:table-cell>
          <table:table-cell office:value-type="float" office:value="1000" calcext:value-type="float">
            <text:p>1000</text:p>
          </table:table-cell>
          <table:table-cell office:value-type="float" office:value="1.38641" calcext:value-type="float">
            <text:p>1.38641</text:p>
          </table:table-cell>
          <table:table-cell office:value-type="float" office:value="0.0590134" calcext:value-type="float">
            <text:p>0.0590134</text:p>
          </table:table-cell>
          <table:table-cell office:value-type="float" office:value="24.1872" calcext:value-type="float">
            <text:p>24.1872</text:p>
          </table:table-cell>
          <table:table-cell office:value-type="float" office:value="6170944" calcext:value-type="float">
            <text:p>6170944</text:p>
          </table:table-cell>
          <table:table-cell office:value-type="float" office:value="1000" calcext:value-type="float">
            <text:p>1000</text:p>
          </table:table-cell>
          <table:table-cell office:value-type="float" office:value="6170.94" calcext:value-type="float">
            <text:p>6170.94</text:p>
          </table:table-cell>
          <table:table-cell office:value-type="float" office:value="1104" calcext:value-type="float">
            <text:p>1104</text:p>
          </table:table-cell>
          <table:table-cell office:value-type="float" office:value="33328" calcext:value-type="float">
            <text:p>33328</text:p>
          </table:table-cell>
          <table:table-cell table:formula="of:=LOG([.J9];2)" office:value-type="float" office:value="12.591274552002" calcext:value-type="float">
            <text:p>12.591274552002</text:p>
          </table:table-cell>
          <table:table-cell table:formula="of:=LOG([.L9];2)" office:value-type="float" office:value="15.0244471240406" calcext:value-type="float">
            <text:p>15.0244471240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953.57" calcext:value-type="float">
            <text:p>3953.57</text:p>
          </table:table-cell>
          <table:table-cell office:value-type="float" office:value="1000" calcext:value-type="float">
            <text:p>1000</text:p>
          </table:table-cell>
          <table:table-cell office:value-type="float" office:value="3.95357" calcext:value-type="float">
            <text:p>3.95357</text:p>
          </table:table-cell>
          <table:table-cell office:value-type="float" office:value="0.0792418" calcext:value-type="float">
            <text:p>0.0792418</text:p>
          </table:table-cell>
          <table:table-cell office:value-type="float" office:value="170.752" calcext:value-type="float">
            <text:p>170.752</text:p>
          </table:table-cell>
          <table:table-cell office:value-type="float" office:value="11457953" calcext:value-type="float">
            <text:p>11457953</text:p>
          </table:table-cell>
          <table:table-cell office:value-type="float" office:value="1000" calcext:value-type="float">
            <text:p>1000</text:p>
          </table:table-cell>
          <table:table-cell office:value-type="float" office:value="11458" calcext:value-type="float">
            <text:p>11458</text:p>
          </table:table-cell>
          <table:table-cell office:value-type="float" office:value="1289" calcext:value-type="float">
            <text:p>1289</text:p>
          </table:table-cell>
          <table:table-cell office:value-type="float" office:value="114675" calcext:value-type="float">
            <text:p>114675</text:p>
          </table:table-cell>
          <table:table-cell table:formula="of:=LOG([.J10];2)" office:value-type="float" office:value="13.4840676224322" calcext:value-type="float">
            <text:p>13.4840676224322</text:p>
          </table:table-cell>
          <table:table-cell table:formula="of:=LOG([.L10];2)" office:value-type="float" office:value="16.8071913818567" calcext:value-type="float">
            <text:p>16.8071913818567</text:p>
          </table:table-cell>
        </table:table-row>
      </table:table>
      <table:table table:name="summary_16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.67494" calcext:value-type="float">
            <text:p>3.674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67494" calcext:value-type="float">
            <text:p>0.00367494</text:p>
          </table:table-cell>
          <table:table-cell office:value-type="float" office:value="0.000503498" calcext:value-type="float">
            <text:p>0.000503498</text:p>
          </table:table-cell>
          <table:table-cell office:value-type="float" office:value="0.0364938" calcext:value-type="float">
            <text:p>0.0364938</text:p>
          </table:table-cell>
          <table:table-cell office:value-type="float" office:value="88634" calcext:value-type="float">
            <text:p>88634</text:p>
          </table:table-cell>
          <table:table-cell office:value-type="float" office:value="1000" calcext:value-type="float">
            <text:p>1000</text:p>
          </table:table-cell>
          <table:table-cell office:value-type="float" office:value="88.634" calcext:value-type="float">
            <text:p>88.634</text:p>
          </table:table-cell>
          <table:table-cell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table:formula="of:=LOG([.J2];2)" office:value-type="float" office:value="6.46978831761895" calcext:value-type="float">
            <text:p>6.46978831761895</text:p>
          </table:table-cell>
          <table:table-cell table:formula="of:=LOG([.L2];2)" office:value-type="float" office:value="9.78790255939143" calcext:value-type="float">
            <text:p>9.78790255939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.4159" calcext:value-type="float">
            <text:p>24.4159</text:p>
          </table:table-cell>
          <table:table-cell office:value-type="float" office:value="1000" calcext:value-type="float">
            <text:p>1000</text:p>
          </table:table-cell>
          <table:table-cell office:value-type="float" office:value="0.0244159" calcext:value-type="float">
            <text:p>0.0244159</text:p>
          </table:table-cell>
          <table:table-cell office:value-type="float" office:value="0.000793928" calcext:value-type="float">
            <text:p>0.000793928</text:p>
          </table:table-cell>
          <table:table-cell office:value-type="float" office:value="0.195534" calcext:value-type="float">
            <text:p>0.195534</text:p>
          </table:table-cell>
          <table:table-cell office:value-type="float" office:value="417801" calcext:value-type="float">
            <text:p>417801</text:p>
          </table:table-cell>
          <table:table-cell office:value-type="float" office:value="1000" calcext:value-type="float">
            <text:p>1000</text:p>
          </table:table-cell>
          <table:table-cell office:value-type="float" office:value="417.801" calcext:value-type="float">
            <text:p>417.801</text:p>
          </table:table-cell>
          <table:table-cell office:value-type="float" office:value="17" calcext:value-type="float">
            <text:p>17</text:p>
          </table:table-cell>
          <table:table-cell office:value-type="float" office:value="1981" calcext:value-type="float">
            <text:p>1981</text:p>
          </table:table-cell>
          <table:table-cell table:formula="of:=LOG([.J3];2)" office:value-type="float" office:value="8.70667213525135" calcext:value-type="float">
            <text:p>8.70667213525135</text:p>
          </table:table-cell>
          <table:table-cell table:formula="of:=LOG([.L3];2)" office:value-type="float" office:value="10.9520131648895" calcext:value-type="float">
            <text:p>10.95201316488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5.9565" calcext:value-type="float">
            <text:p>75.9565</text:p>
          </table:table-cell>
          <table:table-cell office:value-type="float" office:value="1000" calcext:value-type="float">
            <text:p>1000</text:p>
          </table:table-cell>
          <table:table-cell office:value-type="float" office:value="0.0759565" calcext:value-type="float">
            <text:p>0.0759565</text:p>
          </table:table-cell>
          <table:table-cell office:value-type="float" office:value="0.00496316" calcext:value-type="float">
            <text:p>0.00496316</text:p>
          </table:table-cell>
          <table:table-cell office:value-type="float" office:value="0.931272" calcext:value-type="float">
            <text:p>0.931272</text:p>
          </table:table-cell>
          <table:table-cell office:value-type="float" office:value="973154" calcext:value-type="float">
            <text:p>973154</text:p>
          </table:table-cell>
          <table:table-cell office:value-type="float" office:value="1000" calcext:value-type="float">
            <text:p>1000</text:p>
          </table:table-cell>
          <table:table-cell office:value-type="float" office:value="973.154" calcext:value-type="float">
            <text:p>973.154</text:p>
          </table:table-cell>
          <table:table-cell office:value-type="float" office:value="106" calcext:value-type="float">
            <text:p>106</text:p>
          </table:table-cell>
          <table:table-cell office:value-type="float" office:value="5269" calcext:value-type="float">
            <text:p>5269</text:p>
          </table:table-cell>
          <table:table-cell table:formula="of:=LOG([.J4];2)" office:value-type="float" office:value="9.92652431693523" calcext:value-type="float">
            <text:p>9.92652431693523</text:p>
          </table:table-cell>
          <table:table-cell table:formula="of:=LOG([.L4];2)" office:value-type="float" office:value="12.3633134643735" calcext:value-type="float">
            <text:p>12.36331346437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30.096" calcext:value-type="float">
            <text:p>230.096</text:p>
          </table:table-cell>
          <table:table-cell office:value-type="float" office:value="1000" calcext:value-type="float">
            <text:p>1000</text:p>
          </table:table-cell>
          <table:table-cell office:value-type="float" office:value="0.230096" calcext:value-type="float">
            <text:p>0.230096</text:p>
          </table:table-cell>
          <table:table-cell office:value-type="float" office:value="0.0131076" calcext:value-type="float">
            <text:p>0.0131076</text:p>
          </table:table-cell>
          <table:table-cell office:value-type="float" office:value="1.57205" calcext:value-type="float">
            <text:p>1.57205</text:p>
          </table:table-cell>
          <table:table-cell office:value-type="float" office:value="1930916" calcext:value-type="float">
            <text:p>1930916</text:p>
          </table:table-cell>
          <table:table-cell office:value-type="float" office:value="1000" calcext:value-type="float">
            <text:p>1000</text:p>
          </table:table-cell>
          <table:table-cell office:value-type="float" office:value="1930.92" calcext:value-type="float">
            <text:p>1930.92</text:p>
          </table:table-cell>
          <table:table-cell office:value-type="float" office:value="249" calcext:value-type="float">
            <text:p>249</text:p>
          </table:table-cell>
          <table:table-cell office:value-type="float" office:value="7400" calcext:value-type="float">
            <text:p>7400</text:p>
          </table:table-cell>
          <table:table-cell table:formula="of:=LOG([.J5];2)" office:value-type="float" office:value="10.9150726778506" calcext:value-type="float">
            <text:p>10.9150726778506</text:p>
          </table:table-cell>
          <table:table-cell table:formula="of:=LOG([.L5];2)" office:value-type="float" office:value="12.8533095554037" calcext:value-type="float">
            <text:p>12.8533095554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21.262" calcext:value-type="float">
            <text:p>521.262</text:p>
          </table:table-cell>
          <table:table-cell office:value-type="float" office:value="1000" calcext:value-type="float">
            <text:p>1000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0309546" calcext:value-type="float">
            <text:p>0.0309546</text:p>
          </table:table-cell>
          <table:table-cell office:value-type="float" office:value="4.68057" calcext:value-type="float">
            <text:p>4.68057</text:p>
          </table:table-cell>
          <table:table-cell office:value-type="float" office:value="3229784" calcext:value-type="float">
            <text:p>3229784</text:p>
          </table:table-cell>
          <table:table-cell office:value-type="float" office:value="1000" calcext:value-type="float">
            <text:p>1000</text:p>
          </table:table-cell>
          <table:table-cell office:value-type="float" office:value="3229.78" calcext:value-type="float">
            <text:p>3229.78</text:p>
          </table:table-cell>
          <table:table-cell office:value-type="float" office:value="571" calcext:value-type="float">
            <text:p>571</text:p>
          </table:table-cell>
          <table:table-cell office:value-type="float" office:value="12800" calcext:value-type="float">
            <text:p>12800</text:p>
          </table:table-cell>
          <table:table-cell table:formula="of:=LOG([.J6];2)" office:value-type="float" office:value="11.6572201821762" calcext:value-type="float">
            <text:p>11.6572201821762</text:p>
          </table:table-cell>
          <table:table-cell table:formula="of:=LOG([.L6];2)" office:value-type="float" office:value="13.6438561897747" calcext:value-type="float">
            <text:p>13.6438561897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85.91" calcext:value-type="float">
            <text:p>1085.91</text:p>
          </table:table-cell>
          <table:table-cell office:value-type="float" office:value="1000" calcext:value-type="float">
            <text:p>1000</text:p>
          </table:table-cell>
          <table:table-cell office:value-type="float" office:value="1.08591" calcext:value-type="float">
            <text:p>1.08591</text:p>
          </table:table-cell>
          <table:table-cell office:value-type="float" office:value="0.0751196" calcext:value-type="float">
            <text:p>0.0751196</text:p>
          </table:table-cell>
          <table:table-cell office:value-type="float" office:value="15.7456" calcext:value-type="float">
            <text:p>15.7456</text:p>
          </table:table-cell>
          <table:table-cell office:value-type="float" office:value="5001218" calcext:value-type="float">
            <text:p>5001218</text:p>
          </table:table-cell>
          <table:table-cell office:value-type="float" office:value="1000" calcext:value-type="float">
            <text:p>1000</text:p>
          </table:table-cell>
          <table:table-cell office:value-type="float" office:value="5001.22" calcext:value-type="float">
            <text:p>5001.22</text:p>
          </table:table-cell>
          <table:table-cell office:value-type="float" office:value="1040" calcext:value-type="float">
            <text:p>1040</text:p>
          </table:table-cell>
          <table:table-cell office:value-type="float" office:value="20675" calcext:value-type="float">
            <text:p>20675</text:p>
          </table:table-cell>
          <table:table-cell table:formula="of:=LOG([.J7];2)" office:value-type="float" office:value="12.2880643542003" calcext:value-type="float">
            <text:p>12.2880643542003</text:p>
          </table:table-cell>
          <table:table-cell table:formula="of:=LOG([.L7];2)" office:value-type="float" office:value="14.335599708946" calcext:value-type="float">
            <text:p>14.335599708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106.71" calcext:value-type="float">
            <text:p>2106.71</text:p>
          </table:table-cell>
          <table:table-cell office:value-type="float" office:value="1000" calcext:value-type="float">
            <text:p>1000</text:p>
          </table:table-cell>
          <table:table-cell office:value-type="float" office:value="2.10671" calcext:value-type="float">
            <text:p>2.10671</text:p>
          </table:table-cell>
          <table:table-cell office:value-type="float" office:value="0.0944254" calcext:value-type="float">
            <text:p>0.0944254</text:p>
          </table:table-cell>
          <table:table-cell office:value-type="float" office:value="52.3089" calcext:value-type="float">
            <text:p>52.3089</text:p>
          </table:table-cell>
          <table:table-cell office:value-type="float" office:value="7382345" calcext:value-type="float">
            <text:p>7382345</text:p>
          </table:table-cell>
          <table:table-cell office:value-type="float" office:value="1000" calcext:value-type="float">
            <text:p>1000</text:p>
          </table:table-cell>
          <table:table-cell office:value-type="float" office:value="7382.35" calcext:value-type="float">
            <text:p>7382.35</text:p>
          </table:table-cell>
          <table:table-cell office:value-type="float" office:value="1467" calcext:value-type="float">
            <text:p>1467</text:p>
          </table:table-cell>
          <table:table-cell office:value-type="float" office:value="46089" calcext:value-type="float">
            <text:p>46089</text:p>
          </table:table-cell>
          <table:table-cell table:formula="of:=LOG([.J8];2)" office:value-type="float" office:value="12.8498644225835" calcext:value-type="float">
            <text:p>12.8498644225835</text:p>
          </table:table-cell>
          <table:table-cell table:formula="of:=LOG([.L8];2)" office:value-type="float" office:value="15.4921348451912" calcext:value-type="float">
            <text:p>15.4921348451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4006.31" calcext:value-type="float">
            <text:p>4006.31</text:p>
          </table:table-cell>
          <table:table-cell office:value-type="float" office:value="1000" calcext:value-type="float">
            <text:p>1000</text:p>
          </table:table-cell>
          <table:table-cell office:value-type="float" office:value="4.00631" calcext:value-type="float">
            <text:p>4.00631</text:p>
          </table:table-cell>
          <table:table-cell office:value-type="float" office:value="0.19571" calcext:value-type="float">
            <text:p>0.19571</text:p>
          </table:table-cell>
          <table:table-cell office:value-type="float" office:value="51.4302" calcext:value-type="float">
            <text:p>51.4302</text:p>
          </table:table-cell>
          <table:table-cell office:value-type="float" office:value="10920792" calcext:value-type="float">
            <text:p>10920792</text:p>
          </table:table-cell>
          <table:table-cell office:value-type="float" office:value="1000" calcext:value-type="float">
            <text:p>1000</text:p>
          </table:table-cell>
          <table:table-cell office:value-type="float" office:value="10920.8" calcext:value-type="float">
            <text:p>10920.8</text:p>
          </table:table-cell>
          <table:table-cell office:value-type="float" office:value="2324" calcext:value-type="float">
            <text:p>2324</text:p>
          </table:table-cell>
          <table:table-cell office:value-type="float" office:value="46898" calcext:value-type="float">
            <text:p>46898</text:p>
          </table:table-cell>
          <table:table-cell table:formula="of:=LOG([.J9];2)" office:value-type="float" office:value="13.4147909238803" calcext:value-type="float">
            <text:p>13.4147909238803</text:p>
          </table:table-cell>
          <table:table-cell table:formula="of:=LOG([.L9];2)" office:value-type="float" office:value="15.5172387788017" calcext:value-type="float">
            <text:p>15.51723877880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1579.7" calcext:value-type="float">
            <text:p>11579.7</text:p>
          </table:table-cell>
          <table:table-cell office:value-type="float" office:value="1000" calcext:value-type="float">
            <text:p>1000</text:p>
          </table:table-cell>
          <table:table-cell office:value-type="float" office:value="11.5797" calcext:value-type="float">
            <text:p>11.5797</text:p>
          </table:table-cell>
          <table:table-cell office:value-type="float" office:value="0.150554" calcext:value-type="float">
            <text:p>0.150554</text:p>
          </table:table-cell>
          <table:table-cell office:value-type="float" office:value="800.409" calcext:value-type="float">
            <text:p>800.409</text:p>
          </table:table-cell>
          <table:table-cell office:value-type="float" office:value="19336844" calcext:value-type="float">
            <text:p>19336844</text:p>
          </table:table-cell>
          <table:table-cell office:value-type="float" office:value="1000" calcext:value-type="float">
            <text:p>1000</text:p>
          </table:table-cell>
          <table:table-cell office:value-type="float" office:value="19336.8" calcext:value-type="float">
            <text:p>19336.8</text:p>
          </table:table-cell>
          <table:table-cell office:value-type="float" office:value="1838" calcext:value-type="float">
            <text:p>1838</text:p>
          </table:table-cell>
          <table:table-cell office:value-type="float" office:value="245746" calcext:value-type="float">
            <text:p>245746</text:p>
          </table:table-cell>
          <table:table-cell table:formula="of:=LOG([.J10];2)" office:value-type="float" office:value="14.2390614460236" calcext:value-type="float">
            <text:p>14.2390614460236</text:p>
          </table:table-cell>
          <table:table-cell table:formula="of:=LOG([.L10];2)" office:value-type="float" office:value="17.9068084084915" calcext:value-type="float">
            <text:p>17.9068084084915</text:p>
          </table:table-cell>
        </table:table-row>
      </table:table>
      <table:table table:name="summary_17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.3275" calcext:value-type="float">
            <text:p>7.3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73275" calcext:value-type="float">
            <text:p>0.0073275</text:p>
          </table:table-cell>
          <table:table-cell office:value-type="float" office:value="0.000658331" calcext:value-type="float">
            <text:p>0.000658331</text:p>
          </table:table-cell>
          <table:table-cell office:value-type="float" office:value="0.0636357" calcext:value-type="float">
            <text:p>0.0636357</text:p>
          </table:table-cell>
          <table:table-cell office:value-type="float" office:value="148220" calcext:value-type="float">
            <text:p>148220</text:p>
          </table:table-cell>
          <table:table-cell office:value-type="float" office:value="1000" calcext:value-type="float">
            <text:p>1000</text:p>
          </table:table-cell>
          <table:table-cell office:value-type="float" office:value="148.22" calcext:value-type="float">
            <text:p>148.22</text:p>
          </table:table-cell>
          <table:table-cell office:value-type="float" office:value="5" calcext:value-type="float">
            <text:p>5</text:p>
          </table:table-cell>
          <table:table-cell office:value-type="float" office:value="873" calcext:value-type="float">
            <text:p>873</text:p>
          </table:table-cell>
          <table:table-cell table:formula="of:=LOG([.J2];2)" office:value-type="float" office:value="7.21159631996932" calcext:value-type="float">
            <text:p>7.21159631996932</text:p>
          </table:table-cell>
          <table:table-cell table:formula="of:=LOG([.L2];2)" office:value-type="float" office:value="9.76983784362944" calcext:value-type="float">
            <text:p>9.769837843629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.4386" calcext:value-type="float">
            <text:p>54.4386</text:p>
          </table:table-cell>
          <table:table-cell office:value-type="float" office:value="1000" calcext:value-type="float">
            <text:p>1000</text:p>
          </table:table-cell>
          <table:table-cell office:value-type="float" office:value="0.0544386" calcext:value-type="float">
            <text:p>0.0544386</text:p>
          </table:table-cell>
          <table:table-cell office:value-type="float" office:value="0.0023314" calcext:value-type="float">
            <text:p>0.0023314</text:p>
          </table:table-cell>
          <table:table-cell office:value-type="float" office:value="0.458167" calcext:value-type="float">
            <text:p>0.458167</text:p>
          </table:table-cell>
          <table:table-cell office:value-type="float" office:value="639814" calcext:value-type="float">
            <text:p>639814</text:p>
          </table:table-cell>
          <table:table-cell office:value-type="float" office:value="1000" calcext:value-type="float">
            <text:p>1000</text:p>
          </table:table-cell>
          <table:table-cell office:value-type="float" office:value="639.814" calcext:value-type="float">
            <text:p>639.814</text:p>
          </table:table-cell>
          <table:table-cell office:value-type="float" office:value="45" calcext:value-type="float">
            <text:p>45</text:p>
          </table:table-cell>
          <table:table-cell office:value-type="float" office:value="3311" calcext:value-type="float">
            <text:p>3311</text:p>
          </table:table-cell>
          <table:table-cell table:formula="of:=LOG([.J3];2)" office:value-type="float" office:value="9.3215087507022" calcext:value-type="float">
            <text:p>9.3215087507022</text:p>
          </table:table-cell>
          <table:table-cell table:formula="of:=LOG([.L3];2)" office:value-type="float" office:value="11.693051295397" calcext:value-type="float">
            <text:p>11.6930512953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93.43" calcext:value-type="float">
            <text:p>193.43</text:p>
          </table:table-cell>
          <table:table-cell office:value-type="float" office:value="1000" calcext:value-type="float">
            <text:p>1000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0101621" calcext:value-type="float">
            <text:p>0.0101621</text:p>
          </table:table-cell>
          <table:table-cell office:value-type="float" office:value="1.5804" calcext:value-type="float">
            <text:p>1.5804</text:p>
          </table:table-cell>
          <table:table-cell office:value-type="float" office:value="1649363" calcext:value-type="float">
            <text:p>1649363</text:p>
          </table:table-cell>
          <table:table-cell office:value-type="float" office:value="1000" calcext:value-type="float">
            <text:p>1000</text:p>
          </table:table-cell>
          <table:table-cell office:value-type="float" office:value="1649.36" calcext:value-type="float">
            <text:p>1649.36</text:p>
          </table:table-cell>
          <table:table-cell office:value-type="float" office:value="213" calcext:value-type="float">
            <text:p>213</text:p>
          </table:table-cell>
          <table:table-cell office:value-type="float" office:value="7539" calcext:value-type="float">
            <text:p>7539</text:p>
          </table:table-cell>
          <table:table-cell table:formula="of:=LOG([.J4];2)" office:value-type="float" office:value="10.6876906097747" calcext:value-type="float">
            <text:p>10.6876906097747</text:p>
          </table:table-cell>
          <table:table-cell table:formula="of:=LOG([.L4];2)" office:value-type="float" office:value="12.8801574566018" calcext:value-type="float">
            <text:p>12.8801574566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53.589" calcext:value-type="float">
            <text:p>553.589</text:p>
          </table:table-cell>
          <table:table-cell office:value-type="float" office:value="1000" calcext:value-type="float">
            <text:p>1000</text:p>
          </table:table-cell>
          <table:table-cell office:value-type="float" office:value="0.553589" calcext:value-type="float">
            <text:p>0.553589</text:p>
          </table:table-cell>
          <table:table-cell office:value-type="float" office:value="0.0317564" calcext:value-type="float">
            <text:p>0.0317564</text:p>
          </table:table-cell>
          <table:table-cell office:value-type="float" office:value="7.03319" calcext:value-type="float">
            <text:p>7.03319</text:p>
          </table:table-cell>
          <table:table-cell office:value-type="float" office:value="3190154" calcext:value-type="float">
            <text:p>3190154</text:p>
          </table:table-cell>
          <table:table-cell office:value-type="float" office:value="1000" calcext:value-type="float">
            <text:p>1000</text:p>
          </table:table-cell>
          <table:table-cell office:value-type="float" office:value="3190.15" calcext:value-type="float">
            <text:p>3190.15</text:p>
          </table:table-cell>
          <table:table-cell office:value-type="float" office:value="654" calcext:value-type="float">
            <text:p>654</text:p>
          </table:table-cell>
          <table:table-cell office:value-type="float" office:value="14744" calcext:value-type="float">
            <text:p>14744</text:p>
          </table:table-cell>
          <table:table-cell table:formula="of:=LOG([.J5];2)" office:value-type="float" office:value="11.6394085453821" calcext:value-type="float">
            <text:p>11.6394085453821</text:p>
          </table:table-cell>
          <table:table-cell table:formula="of:=LOG([.L5];2)" office:value-type="float" office:value="13.8478403556307" calcext:value-type="float">
            <text:p>13.84784035563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79.83" calcext:value-type="float">
            <text:p>1279.83</text:p>
          </table:table-cell>
          <table:table-cell office:value-type="float" office:value="1000" calcext:value-type="float">
            <text:p>1000</text:p>
          </table:table-cell>
          <table:table-cell office:value-type="float" office:value="1.27983" calcext:value-type="float">
            <text:p>1.27983</text:p>
          </table:table-cell>
          <table:table-cell office:value-type="float" office:value="0.0500878" calcext:value-type="float">
            <text:p>0.0500878</text:p>
          </table:table-cell>
          <table:table-cell office:value-type="float" office:value="13.8042" calcext:value-type="float">
            <text:p>13.8042</text:p>
          </table:table-cell>
          <table:table-cell office:value-type="float" office:value="5370873" calcext:value-type="float">
            <text:p>5370873</text:p>
          </table:table-cell>
          <table:table-cell office:value-type="float" office:value="1000" calcext:value-type="float">
            <text:p>1000</text:p>
          </table:table-cell>
          <table:table-cell office:value-type="float" office:value="5370.87" calcext:value-type="float">
            <text:p>5370.87</text:p>
          </table:table-cell>
          <table:table-cell office:value-type="float" office:value="710" calcext:value-type="float">
            <text:p>710</text:p>
          </table:table-cell>
          <table:table-cell office:value-type="float" office:value="24519" calcext:value-type="float">
            <text:p>24519</text:p>
          </table:table-cell>
          <table:table-cell table:formula="of:=LOG([.J6];2)" office:value-type="float" office:value="12.3909400866573" calcext:value-type="float">
            <text:p>12.3909400866573</text:p>
          </table:table-cell>
          <table:table-cell table:formula="of:=LOG([.L6];2)" office:value-type="float" office:value="14.5816125198971" calcext:value-type="float">
            <text:p>14.58161251989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2645.93" calcext:value-type="float">
            <text:p>2645.93</text:p>
          </table:table-cell>
          <table:table-cell office:value-type="float" office:value="1000" calcext:value-type="float">
            <text:p>1000</text:p>
          </table:table-cell>
          <table:table-cell office:value-type="float" office:value="2.64593" calcext:value-type="float">
            <text:p>2.64593</text:p>
          </table:table-cell>
          <table:table-cell office:value-type="float" office:value="0.106826" calcext:value-type="float">
            <text:p>0.106826</text:p>
          </table:table-cell>
          <table:table-cell office:value-type="float" office:value="30.3549" calcext:value-type="float">
            <text:p>30.3549</text:p>
          </table:table-cell>
          <table:table-cell office:value-type="float" office:value="8284555" calcext:value-type="float">
            <text:p>8284555</text:p>
          </table:table-cell>
          <table:table-cell office:value-type="float" office:value="1000" calcext:value-type="float">
            <text:p>1000</text:p>
          </table:table-cell>
          <table:table-cell office:value-type="float" office:value="8284.56" calcext:value-type="float">
            <text:p>8284.56</text:p>
          </table:table-cell>
          <table:table-cell office:value-type="float" office:value="1639" calcext:value-type="float">
            <text:p>1639</text:p>
          </table:table-cell>
          <table:table-cell office:value-type="float" office:value="33582" calcext:value-type="float">
            <text:p>33582</text:p>
          </table:table-cell>
          <table:table-cell table:formula="of:=LOG([.J7];2)" office:value-type="float" office:value="13.0162093613877" calcext:value-type="float">
            <text:p>13.0162093613877</text:p>
          </table:table-cell>
          <table:table-cell table:formula="of:=LOG([.L7];2)" office:value-type="float" office:value="15.0354005331168" calcext:value-type="float">
            <text:p>15.03540053311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438" calcext:value-type="float">
            <text:p>6438</text:p>
          </table:table-cell>
          <table:table-cell office:value-type="float" office:value="1000" calcext:value-type="float">
            <text:p>1000</text:p>
          </table:table-cell>
          <table:table-cell office:value-type="float" office:value="6.438" calcext:value-type="float">
            <text:p>6.438</text:p>
          </table:table-cell>
          <table:table-cell office:value-type="float" office:value="0.183102" calcext:value-type="float">
            <text:p>0.183102</text:p>
          </table:table-cell>
          <table:table-cell office:value-type="float" office:value="94.9506" calcext:value-type="float">
            <text:p>94.9506</text:p>
          </table:table-cell>
          <table:table-cell office:value-type="float" office:value="13384828" calcext:value-type="float">
            <text:p>13384828</text:p>
          </table:table-cell>
          <table:table-cell office:value-type="float" office:value="1000" calcext:value-type="float">
            <text:p>1000</text:p>
          </table:table-cell>
          <table:table-cell office:value-type="float" office:value="13384.8" calcext:value-type="float">
            <text:p>13384.8</text:p>
          </table:table-cell>
          <table:table-cell office:value-type="float" office:value="1950" calcext:value-type="float">
            <text:p>1950</text:p>
          </table:table-cell>
          <table:table-cell office:value-type="float" office:value="67744" calcext:value-type="float">
            <text:p>67744</text:p>
          </table:table-cell>
          <table:table-cell table:formula="of:=LOG([.J8];2)" office:value-type="float" office:value="13.7083079614744" calcext:value-type="float">
            <text:p>13.7083079614744</text:p>
          </table:table-cell>
          <table:table-cell table:formula="of:=LOG([.L8];2)" office:value-type="float" office:value="16.0478055540076" calcext:value-type="float">
            <text:p>16.04780555400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11307.9" calcext:value-type="float">
            <text:p>11307.9</text:p>
          </table:table-cell>
          <table:table-cell office:value-type="float" office:value="1000" calcext:value-type="float">
            <text:p>1000</text:p>
          </table:table-cell>
          <table:table-cell office:value-type="float" office:value="11.3079" calcext:value-type="float">
            <text:p>11.3079</text:p>
          </table:table-cell>
          <table:table-cell office:value-type="float" office:value="0.472433" calcext:value-type="float">
            <text:p>0.472433</text:p>
          </table:table-cell>
          <table:table-cell office:value-type="float" office:value="91.9752" calcext:value-type="float">
            <text:p>91.9752</text:p>
          </table:table-cell>
          <table:table-cell office:value-type="float" office:value="18927628" calcext:value-type="float">
            <text:p>18927628</text:p>
          </table:table-cell>
          <table:table-cell office:value-type="float" office:value="1000" calcext:value-type="float">
            <text:p>1000</text:p>
          </table:table-cell>
          <table:table-cell office:value-type="float" office:value="18927.6" calcext:value-type="float">
            <text:p>18927.6</text:p>
          </table:table-cell>
          <table:table-cell office:value-type="float" office:value="3195" calcext:value-type="float">
            <text:p>3195</text:p>
          </table:table-cell>
          <table:table-cell office:value-type="float" office:value="66191" calcext:value-type="float">
            <text:p>66191</text:p>
          </table:table-cell>
          <table:table-cell table:formula="of:=LOG([.J9];2)" office:value-type="float" office:value="14.2082038699568" calcext:value-type="float">
            <text:p>14.2082038699568</text:p>
          </table:table-cell>
          <table:table-cell table:formula="of:=LOG([.L9];2)" office:value-type="float" office:value="16.0143474464601" calcext:value-type="float">
            <text:p>16.01434744646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24659.7" calcext:value-type="float">
            <text:p>24659.7</text:p>
          </table:table-cell>
          <table:table-cell office:value-type="float" office:value="1000" calcext:value-type="float">
            <text:p>1000</text:p>
          </table:table-cell>
          <table:table-cell office:value-type="float" office:value="24.6597" calcext:value-type="float">
            <text:p>24.6597</text:p>
          </table:table-cell>
          <table:table-cell office:value-type="float" office:value="0.426186" calcext:value-type="float">
            <text:p>0.426186</text:p>
          </table:table-cell>
          <table:table-cell office:value-type="float" office:value="366.171" calcext:value-type="float">
            <text:p>366.171</text:p>
          </table:table-cell>
          <table:table-cell office:value-type="float" office:value="29691501" calcext:value-type="float">
            <text:p>29691501</text:p>
          </table:table-cell>
          <table:table-cell office:value-type="float" office:value="1000" calcext:value-type="float">
            <text:p>1000</text:p>
          </table:table-cell>
          <table:table-cell office:value-type="float" office:value="29691.5" calcext:value-type="float">
            <text:p>29691.5</text:p>
          </table:table-cell>
          <table:table-cell office:value-type="float" office:value="3576" calcext:value-type="float">
            <text:p>3576</text:p>
          </table:table-cell>
          <table:table-cell office:value-type="float" office:value="151539" calcext:value-type="float">
            <text:p>151539</text:p>
          </table:table-cell>
          <table:table-cell table:formula="of:=LOG([.J10];2)" office:value-type="float" office:value="14.8577623589602" calcext:value-type="float">
            <text:p>14.8577623589602</text:p>
          </table:table-cell>
          <table:table-cell table:formula="of:=LOG([.L10];2)" office:value-type="float" office:value="17.2093296071832" calcext:value-type="float">
            <text:p>17.2093296071832</text:p>
          </table:table-cell>
        </table:table-row>
      </table:table>
      <table:table table:name="summary_18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.5067" calcext:value-type="float">
            <text:p>12.5067</text:p>
          </table:table-cell>
          <table:table-cell office:value-type="float" office:value="1000" calcext:value-type="float">
            <text:p>1000</text:p>
          </table:table-cell>
          <table:table-cell office:value-type="float" office:value="0.0125067" calcext:value-type="float">
            <text:p>0.0125067</text:p>
          </table:table-cell>
          <table:table-cell office:value-type="float" office:value="0.000741604" calcext:value-type="float">
            <text:p>0.000741604</text:p>
          </table:table-cell>
          <table:table-cell office:value-type="float" office:value="0.1324" calcext:value-type="float">
            <text:p>0.1324</text:p>
          </table:table-cell>
          <table:table-cell office:value-type="float" office:value="227471" calcext:value-type="float">
            <text:p>227471</text:p>
          </table:table-cell>
          <table:table-cell office:value-type="float" office:value="1000" calcext:value-type="float">
            <text:p>1000</text:p>
          </table:table-cell>
          <table:table-cell office:value-type="float" office:value="227.471" calcext:value-type="float">
            <text:p>227.471</text:p>
          </table:table-cell>
          <table:table-cell office:value-type="float" office:value="5" calcext:value-type="float">
            <text:p>5</text:p>
          </table:table-cell>
          <table:table-cell office:value-type="float" office:value="1556" calcext:value-type="float">
            <text:p>1556</text:p>
          </table:table-cell>
          <table:table-cell table:formula="of:=LOG([.J2];2)" office:value-type="float" office:value="7.82953881938048" calcext:value-type="float">
            <text:p>7.82953881938048</text:p>
          </table:table-cell>
          <table:table-cell table:formula="of:=LOG([.L2];2)" office:value-type="float" office:value="10.6036263449862" calcext:value-type="float">
            <text:p>10.60362634498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5.859" calcext:value-type="float">
            <text:p>125.859</text:p>
          </table:table-cell>
          <table:table-cell office:value-type="float" office:value="1000" calcext:value-type="float">
            <text:p>1000</text:p>
          </table:table-cell>
          <table:table-cell office:value-type="float" office:value="0.125859" calcext:value-type="float">
            <text:p>0.125859</text:p>
          </table:table-cell>
          <table:table-cell office:value-type="float" office:value="0.00721584" calcext:value-type="float">
            <text:p>0.00721584</text:p>
          </table:table-cell>
          <table:table-cell office:value-type="float" office:value="1.82975" calcext:value-type="float">
            <text:p>1.82975</text:p>
          </table:table-cell>
          <table:table-cell office:value-type="float" office:value="1044878" calcext:value-type="float">
            <text:p>1044878</text:p>
          </table:table-cell>
          <table:table-cell office:value-type="float" office:value="1000" calcext:value-type="float">
            <text:p>1000</text:p>
          </table:table-cell>
          <table:table-cell office:value-type="float" office:value="1044.88" calcext:value-type="float">
            <text:p>1044.88</text:p>
          </table:table-cell>
          <table:table-cell office:value-type="float" office:value="146" calcext:value-type="float">
            <text:p>146</text:p>
          </table:table-cell>
          <table:table-cell office:value-type="float" office:value="7274" calcext:value-type="float">
            <text:p>7274</text:p>
          </table:table-cell>
          <table:table-cell table:formula="of:=LOG([.J3];2)" office:value-type="float" office:value="10.0291215491254" calcext:value-type="float">
            <text:p>10.0291215491254</text:p>
          </table:table-cell>
          <table:table-cell table:formula="of:=LOG([.L3];2)" office:value-type="float" office:value="12.8285332104556" calcext:value-type="float">
            <text:p>12.82853321045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67.764" calcext:value-type="float">
            <text:p>467.764</text:p>
          </table:table-cell>
          <table:table-cell office:value-type="float" office:value="1000" calcext:value-type="float">
            <text:p>1000</text:p>
          </table:table-cell>
          <table:table-cell office:value-type="float" office:value="0.467764" calcext:value-type="float">
            <text:p>0.467764</text:p>
          </table:table-cell>
          <table:table-cell office:value-type="float" office:value="0.0274846" calcext:value-type="float">
            <text:p>0.0274846</text:p>
          </table:table-cell>
          <table:table-cell office:value-type="float" office:value="4.16054" calcext:value-type="float">
            <text:p>4.16054</text:p>
          </table:table-cell>
          <table:table-cell office:value-type="float" office:value="2793139" calcext:value-type="float">
            <text:p>2793139</text:p>
          </table:table-cell>
          <table:table-cell office:value-type="float" office:value="1000" calcext:value-type="float">
            <text:p>1000</text:p>
          </table:table-cell>
          <table:table-cell office:value-type="float" office:value="2793.14" calcext:value-type="float">
            <text:p>2793.14</text:p>
          </table:table-cell>
          <table:table-cell office:value-type="float" office:value="353" calcext:value-type="float">
            <text:p>353</text:p>
          </table:table-cell>
          <table:table-cell office:value-type="float" office:value="11261" calcext:value-type="float">
            <text:p>11261</text:p>
          </table:table-cell>
          <table:table-cell table:formula="of:=LOG([.J4];2)" office:value-type="float" office:value="11.4476721720085" calcext:value-type="float">
            <text:p>11.4476721720085</text:p>
          </table:table-cell>
          <table:table-cell table:formula="of:=LOG([.L4];2)" office:value-type="float" office:value="13.4590473269482" calcext:value-type="float">
            <text:p>13.45904732694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503.37" calcext:value-type="float">
            <text:p>1503.37</text:p>
          </table:table-cell>
          <table:table-cell office:value-type="float" office:value="1000" calcext:value-type="float">
            <text:p>1000</text:p>
          </table:table-cell>
          <table:table-cell office:value-type="float" office:value="1.50337" calcext:value-type="float">
            <text:p>1.50337</text:p>
          </table:table-cell>
          <table:table-cell office:value-type="float" office:value="0.0969744" calcext:value-type="float">
            <text:p>0.0969744</text:p>
          </table:table-cell>
          <table:table-cell office:value-type="float" office:value="11.2193" calcext:value-type="float">
            <text:p>11.2193</text:p>
          </table:table-cell>
          <table:table-cell office:value-type="float" office:value="5563484" calcext:value-type="float">
            <text:p>5563484</text:p>
          </table:table-cell>
          <table:table-cell office:value-type="float" office:value="1000" calcext:value-type="float">
            <text:p>1000</text:p>
          </table:table-cell>
          <table:table-cell office:value-type="float" office:value="5563.48" calcext:value-type="float">
            <text:p>5563.48</text:p>
          </table:table-cell>
          <table:table-cell office:value-type="float" office:value="923" calcext:value-type="float">
            <text:p>923</text:p>
          </table:table-cell>
          <table:table-cell office:value-type="float" office:value="20626" calcext:value-type="float">
            <text:p>20626</text:p>
          </table:table-cell>
          <table:table-cell table:formula="of:=LOG([.J5];2)" office:value-type="float" office:value="12.4417718669291" calcext:value-type="float">
            <text:p>12.4417718669291</text:p>
          </table:table-cell>
          <table:table-cell table:formula="of:=LOG([.L5];2)" office:value-type="float" office:value="14.3321764460627" calcext:value-type="float">
            <text:p>14.33217644606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544.26" calcext:value-type="float">
            <text:p>3544.26</text:p>
          </table:table-cell>
          <table:table-cell office:value-type="float" office:value="1000" calcext:value-type="float">
            <text:p>1000</text:p>
          </table:table-cell>
          <table:table-cell office:value-type="float" office:value="3.54426" calcext:value-type="float">
            <text:p>3.54426</text:p>
          </table:table-cell>
          <table:table-cell office:value-type="float" office:value="0.203148" calcext:value-type="float">
            <text:p>0.203148</text:p>
          </table:table-cell>
          <table:table-cell office:value-type="float" office:value="37.5357" calcext:value-type="float">
            <text:p>37.5357</text:p>
          </table:table-cell>
          <table:table-cell office:value-type="float" office:value="9362280" calcext:value-type="float">
            <text:p>9362280</text:p>
          </table:table-cell>
          <table:table-cell office:value-type="float" office:value="1000" calcext:value-type="float">
            <text:p>1000</text:p>
          </table:table-cell>
          <table:table-cell office:value-type="float" office:value="9362.28" calcext:value-type="float">
            <text:p>9362.28</text:p>
          </table:table-cell>
          <table:table-cell office:value-type="float" office:value="1721" calcext:value-type="float">
            <text:p>1721</text:p>
          </table:table-cell>
          <table:table-cell office:value-type="float" office:value="39078" calcext:value-type="float">
            <text:p>39078</text:p>
          </table:table-cell>
          <table:table-cell table:formula="of:=LOG([.J6];2)" office:value-type="float" office:value="13.192644197391" calcext:value-type="float">
            <text:p>13.192644197391</text:p>
          </table:table-cell>
          <table:table-cell table:formula="of:=LOG([.L6];2)" office:value-type="float" office:value="15.2540690120575" calcext:value-type="float">
            <text:p>15.25406901205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856.35" calcext:value-type="float">
            <text:p>7856.35</text:p>
          </table:table-cell>
          <table:table-cell office:value-type="float" office:value="1000" calcext:value-type="float">
            <text:p>1000</text:p>
          </table:table-cell>
          <table:table-cell office:value-type="float" office:value="7.85635" calcext:value-type="float">
            <text:p>7.85635</text:p>
          </table:table-cell>
          <table:table-cell office:value-type="float" office:value="0.310766" calcext:value-type="float">
            <text:p>0.310766</text:p>
          </table:table-cell>
          <table:table-cell office:value-type="float" office:value="78.8481" calcext:value-type="float">
            <text:p>78.8481</text:p>
          </table:table-cell>
          <table:table-cell office:value-type="float" office:value="14889056" calcext:value-type="float">
            <text:p>14889056</text:p>
          </table:table-cell>
          <table:table-cell office:value-type="float" office:value="1000" calcext:value-type="float">
            <text:p>1000</text:p>
          </table:table-cell>
          <table:table-cell office:value-type="float" office:value="14889.1" calcext:value-type="float">
            <text:p>14889.1</text:p>
          </table:table-cell>
          <table:table-cell office:value-type="float" office:value="2697" calcext:value-type="float">
            <text:p>2697</text:p>
          </table:table-cell>
          <table:table-cell office:value-type="float" office:value="54414" calcext:value-type="float">
            <text:p>54414</text:p>
          </table:table-cell>
          <table:table-cell table:formula="of:=LOG([.J7];2)" office:value-type="float" office:value="13.8619689296562" calcext:value-type="float">
            <text:p>13.8619689296562</text:p>
          </table:table-cell>
          <table:table-cell table:formula="of:=LOG([.L7];2)" office:value-type="float" office:value="15.73169026507" calcext:value-type="float">
            <text:p>15.731690265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9317.2" calcext:value-type="float">
            <text:p>19317.2</text:p>
          </table:table-cell>
          <table:table-cell office:value-type="float" office:value="1000" calcext:value-type="float">
            <text:p>1000</text:p>
          </table:table-cell>
          <table:table-cell office:value-type="float" office:value="19.3172" calcext:value-type="float">
            <text:p>19.3172</text:p>
          </table:table-cell>
          <table:table-cell office:value-type="float" office:value="0.833945" calcext:value-type="float">
            <text:p>0.833945</text:p>
          </table:table-cell>
          <table:table-cell office:value-type="float" office:value="332.472" calcext:value-type="float">
            <text:p>332.472</text:p>
          </table:table-cell>
          <table:table-cell office:value-type="float" office:value="23877228" calcext:value-type="float">
            <text:p>23877228</text:p>
          </table:table-cell>
          <table:table-cell office:value-type="float" office:value="1000" calcext:value-type="float">
            <text:p>1000</text:p>
          </table:table-cell>
          <table:table-cell office:value-type="float" office:value="23877.2" calcext:value-type="float">
            <text:p>23877.2</text:p>
          </table:table-cell>
          <table:table-cell office:value-type="float" office:value="5007" calcext:value-type="float">
            <text:p>5007</text:p>
          </table:table-cell>
          <table:table-cell office:value-type="float" office:value="115079" calcext:value-type="float">
            <text:p>115079</text:p>
          </table:table-cell>
          <table:table-cell table:formula="of:=LOG([.J8];2)" office:value-type="float" office:value="14.5433460460116" calcext:value-type="float">
            <text:p>14.5433460460116</text:p>
          </table:table-cell>
          <table:table-cell table:formula="of:=LOG([.L8];2)" office:value-type="float" office:value="16.8122650641189" calcext:value-type="float">
            <text:p>16.81226506411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5098.4" calcext:value-type="float">
            <text:p>35098.4</text:p>
          </table:table-cell>
          <table:table-cell office:value-type="float" office:value="1000" calcext:value-type="float">
            <text:p>1000</text:p>
          </table:table-cell>
          <table:table-cell office:value-type="float" office:value="35.0984" calcext:value-type="float">
            <text:p>35.0984</text:p>
          </table:table-cell>
          <table:table-cell office:value-type="float" office:value="0.794468" calcext:value-type="float">
            <text:p>0.794468</text:p>
          </table:table-cell>
          <table:table-cell office:value-type="float" office:value="1537.46" calcext:value-type="float">
            <text:p>1537.46</text:p>
          </table:table-cell>
          <table:table-cell office:value-type="float" office:value="33661427" calcext:value-type="float">
            <text:p>33661427</text:p>
          </table:table-cell>
          <table:table-cell office:value-type="float" office:value="1000" calcext:value-type="float">
            <text:p>1000</text:p>
          </table:table-cell>
          <table:table-cell office:value-type="float" office:value="33661.4" calcext:value-type="float">
            <text:p>33661.4</text:p>
          </table:table-cell>
          <table:table-cell office:value-type="float" office:value="5198" calcext:value-type="float">
            <text:p>5198</text:p>
          </table:table-cell>
          <table:table-cell office:value-type="float" office:value="245872" calcext:value-type="float">
            <text:p>245872</text:p>
          </table:table-cell>
          <table:table-cell table:formula="of:=LOG([.J9];2)" office:value-type="float" office:value="15.0388075601108" calcext:value-type="float">
            <text:p>15.0388075601108</text:p>
          </table:table-cell>
          <table:table-cell table:formula="of:=LOG([.L9];2)" office:value-type="float" office:value="17.9075479240468" calcext:value-type="float">
            <text:p>17.9075479240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67709.4" calcext:value-type="float">
            <text:p>67709.4</text:p>
          </table:table-cell>
          <table:table-cell office:value-type="float" office:value="1000" calcext:value-type="float">
            <text:p>1000</text:p>
          </table:table-cell>
          <table:table-cell office:value-type="float" office:value="67.7094" calcext:value-type="float">
            <text:p>67.7094</text:p>
          </table:table-cell>
          <table:table-cell office:value-type="float" office:value="1.76585" calcext:value-type="float">
            <text:p>1.76585</text:p>
          </table:table-cell>
          <table:table-cell office:value-type="float" office:value="2288.74" calcext:value-type="float">
            <text:p>2288.74</text:p>
          </table:table-cell>
          <table:table-cell office:value-type="float" office:value="49809940" calcext:value-type="float">
            <text:p>49809940</text:p>
          </table:table-cell>
          <table:table-cell office:value-type="float" office:value="1000" calcext:value-type="float">
            <text:p>1000</text:p>
          </table:table-cell>
          <table:table-cell office:value-type="float" office:value="49809.9" calcext:value-type="float">
            <text:p>49809.9</text:p>
          </table:table-cell>
          <table:table-cell office:value-type="float" office:value="7802" calcext:value-type="float">
            <text:p>7802</text:p>
          </table:table-cell>
          <table:table-cell office:value-type="float" office:value="408562" calcext:value-type="float">
            <text:p>408562</text:p>
          </table:table-cell>
          <table:table-cell table:formula="of:=LOG([.J10];2)" office:value-type="float" office:value="15.6041448941607" calcext:value-type="float">
            <text:p>15.6041448941607</text:p>
          </table:table-cell>
          <table:table-cell table:formula="of:=LOG([.L10];2)" office:value-type="float" office:value="18.6401955009236" calcext:value-type="float">
            <text:p>18.6401955009236</text:p>
          </table:table-cell>
        </table:table-row>
      </table:table>
      <table:table table:name="summary_19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.6547" calcext:value-type="float">
            <text:p>20.6547</text:p>
          </table:table-cell>
          <table:table-cell office:value-type="float" office:value="1000" calcext:value-type="float">
            <text:p>1000</text:p>
          </table:table-cell>
          <table:table-cell office:value-type="float" office:value="0.0206547" calcext:value-type="float">
            <text:p>0.0206547</text:p>
          </table:table-cell>
          <table:table-cell office:value-type="float" office:value="0.000843421" calcext:value-type="float">
            <text:p>0.000843421</text:p>
          </table:table-cell>
          <table:table-cell office:value-type="float" office:value="0.164337" calcext:value-type="float">
            <text:p>0.164337</text:p>
          </table:table-cell>
          <table:table-cell office:value-type="float" office:value="349673" calcext:value-type="float">
            <text:p>349673</text:p>
          </table:table-cell>
          <table:table-cell office:value-type="float" office:value="1000" calcext:value-type="float">
            <text:p>1000</text:p>
          </table:table-cell>
          <table:table-cell office:value-type="float" office:value="349.673" calcext:value-type="float">
            <text:p>349.673</text:p>
          </table:table-cell>
          <table:table-cell office:value-type="float" office:value="7" calcext:value-type="float">
            <text:p>7</text:p>
          </table:table-cell>
          <table:table-cell office:value-type="float" office:value="2024" calcext:value-type="float">
            <text:p>2024</text:p>
          </table:table-cell>
          <table:table-cell table:formula="of:=LOG([.J2];2)" office:value-type="float" office:value="8.4498625924162" calcext:value-type="float">
            <text:p>8.4498625924162</text:p>
          </table:table-cell>
          <table:table-cell table:formula="of:=LOG([.L2];2)" office:value-type="float" office:value="10.9829935746943" calcext:value-type="float">
            <text:p>10.98299357469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9.234" calcext:value-type="float">
            <text:p>249.234</text:p>
          </table:table-cell>
          <table:table-cell office:value-type="float" office:value="1000" calcext:value-type="float">
            <text:p>1000</text:p>
          </table:table-cell>
          <table:table-cell office:value-type="float" office:value="0.249234" calcext:value-type="float">
            <text:p>0.249234</text:p>
          </table:table-cell>
          <table:table-cell office:value-type="float" office:value="0.00563167" calcext:value-type="float">
            <text:p>0.00563167</text:p>
          </table:table-cell>
          <table:table-cell office:value-type="float" office:value="3.3418" calcext:value-type="float">
            <text:p>3.3418</text:p>
          </table:table-cell>
          <table:table-cell office:value-type="float" office:value="1659369" calcext:value-type="float">
            <text:p>1659369</text:p>
          </table:table-cell>
          <table:table-cell office:value-type="float" office:value="1000" calcext:value-type="float">
            <text:p>1000</text:p>
          </table:table-cell>
          <table:table-cell office:value-type="float" office:value="1659.37" calcext:value-type="float">
            <text:p>1659.37</text:p>
          </table:table-cell>
          <table:table-cell office:value-type="float" office:value="89" calcext:value-type="float">
            <text:p>89</text:p>
          </table:table-cell>
          <table:table-cell office:value-type="float" office:value="10486" calcext:value-type="float">
            <text:p>10486</text:p>
          </table:table-cell>
          <table:table-cell table:formula="of:=LOG([.J3];2)" office:value-type="float" office:value="10.6964198934686" calcext:value-type="float">
            <text:p>10.6964198934686</text:p>
          </table:table-cell>
          <table:table-cell table:formula="of:=LOG([.L3];2)" office:value-type="float" office:value="13.3561768305164" calcext:value-type="float">
            <text:p>13.35617683051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003.46" calcext:value-type="float">
            <text:p>1003.46</text:p>
          </table:table-cell>
          <table:table-cell office:value-type="float" office:value="1000" calcext:value-type="float">
            <text:p>1000</text:p>
          </table:table-cell>
          <table:table-cell office:value-type="float" office:value="1.00346" calcext:value-type="float">
            <text:p>1.00346</text:p>
          </table:table-cell>
          <table:table-cell office:value-type="float" office:value="0.043001" calcext:value-type="float">
            <text:p>0.043001</text:p>
          </table:table-cell>
          <table:table-cell office:value-type="float" office:value="10.0591" calcext:value-type="float">
            <text:p>10.0591</text:p>
          </table:table-cell>
          <table:table-cell office:value-type="float" office:value="4541410" calcext:value-type="float">
            <text:p>4541410</text:p>
          </table:table-cell>
          <table:table-cell office:value-type="float" office:value="1000" calcext:value-type="float">
            <text:p>1000</text:p>
          </table:table-cell>
          <table:table-cell office:value-type="float" office:value="4541.41" calcext:value-type="float">
            <text:p>4541.41</text:p>
          </table:table-cell>
          <table:table-cell office:value-type="float" office:value="674" calcext:value-type="float">
            <text:p>674</text:p>
          </table:table-cell>
          <table:table-cell office:value-type="float" office:value="16951" calcext:value-type="float">
            <text:p>16951</text:p>
          </table:table-cell>
          <table:table-cell table:formula="of:=LOG([.J4];2)" office:value-type="float" office:value="12.1489245742905" calcext:value-type="float">
            <text:p>12.1489245742905</text:p>
          </table:table-cell>
          <table:table-cell table:formula="of:=LOG([.L4];2)" office:value-type="float" office:value="14.0490827651521" calcext:value-type="float">
            <text:p>14.04908276515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722.48" calcext:value-type="float">
            <text:p>3722.48</text:p>
          </table:table-cell>
          <table:table-cell office:value-type="float" office:value="1000" calcext:value-type="float">
            <text:p>1000</text:p>
          </table:table-cell>
          <table:table-cell office:value-type="float" office:value="3.72248" calcext:value-type="float">
            <text:p>3.72248</text:p>
          </table:table-cell>
          <table:table-cell office:value-type="float" office:value="0.2014" calcext:value-type="float">
            <text:p>0.2014</text:p>
          </table:table-cell>
          <table:table-cell office:value-type="float" office:value="34.7822" calcext:value-type="float">
            <text:p>34.7822</text:p>
          </table:table-cell>
          <table:table-cell office:value-type="float" office:value="9485245" calcext:value-type="float">
            <text:p>9485245</text:p>
          </table:table-cell>
          <table:table-cell office:value-type="float" office:value="1000" calcext:value-type="float">
            <text:p>1000</text:p>
          </table:table-cell>
          <table:table-cell office:value-type="float" office:value="9485.25" calcext:value-type="float">
            <text:p>9485.25</text:p>
          </table:table-cell>
          <table:table-cell office:value-type="float" office:value="2022" calcext:value-type="float">
            <text:p>2022</text:p>
          </table:table-cell>
          <table:table-cell office:value-type="float" office:value="36653" calcext:value-type="float">
            <text:p>36653</text:p>
          </table:table-cell>
          <table:table-cell table:formula="of:=LOG([.J5];2)" office:value-type="float" office:value="13.2114700834973" calcext:value-type="float">
            <text:p>13.2114700834973</text:p>
          </table:table-cell>
          <table:table-cell table:formula="of:=LOG([.L5];2)" office:value-type="float" office:value="15.1616436654391" calcext:value-type="float">
            <text:p>15.1616436654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9986.13" calcext:value-type="float">
            <text:p>9986.13</text:p>
          </table:table-cell>
          <table:table-cell office:value-type="float" office:value="1000" calcext:value-type="float">
            <text:p>1000</text:p>
          </table:table-cell>
          <table:table-cell office:value-type="float" office:value="9.98613" calcext:value-type="float">
            <text:p>9.98613</text:p>
          </table:table-cell>
          <table:table-cell office:value-type="float" office:value="0.44924" calcext:value-type="float">
            <text:p>0.44924</text:p>
          </table:table-cell>
          <table:table-cell office:value-type="float" office:value="158.093" calcext:value-type="float">
            <text:p>158.093</text:p>
          </table:table-cell>
          <table:table-cell office:value-type="float" office:value="16474879" calcext:value-type="float">
            <text:p>16474879</text:p>
          </table:table-cell>
          <table:table-cell office:value-type="float" office:value="1000" calcext:value-type="float">
            <text:p>1000</text:p>
          </table:table-cell>
          <table:table-cell office:value-type="float" office:value="16474.9" calcext:value-type="float">
            <text:p>16474.9</text:p>
          </table:table-cell>
          <table:table-cell office:value-type="float" office:value="3218" calcext:value-type="float">
            <text:p>3218</text:p>
          </table:table-cell>
          <table:table-cell office:value-type="float" office:value="92402" calcext:value-type="float">
            <text:p>92402</text:p>
          </table:table-cell>
          <table:table-cell table:formula="of:=LOG([.J6];2)" office:value-type="float" office:value="14.0079820878819" calcext:value-type="float">
            <text:p>14.0079820878819</text:p>
          </table:table-cell>
          <table:table-cell table:formula="of:=LOG([.L6];2)" office:value-type="float" office:value="16.4956364580182" calcext:value-type="float">
            <text:p>16.49563645801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3021" calcext:value-type="float">
            <text:p>23021</text:p>
          </table:table-cell>
          <table:table-cell office:value-type="float" office:value="1000" calcext:value-type="float">
            <text:p>1000</text:p>
          </table:table-cell>
          <table:table-cell office:value-type="float" office:value="23.021" calcext:value-type="float">
            <text:p>23.021</text:p>
          </table:table-cell>
          <table:table-cell office:value-type="float" office:value="1.18991" calcext:value-type="float">
            <text:p>1.18991</text:p>
          </table:table-cell>
          <table:table-cell office:value-type="float" office:value="192.654" calcext:value-type="float">
            <text:p>192.654</text:p>
          </table:table-cell>
          <table:table-cell office:value-type="float" office:value="26370890" calcext:value-type="float">
            <text:p>26370890</text:p>
          </table:table-cell>
          <table:table-cell office:value-type="float" office:value="1000" calcext:value-type="float">
            <text:p>1000</text:p>
          </table:table-cell>
          <table:table-cell office:value-type="float" office:value="26370.9" calcext:value-type="float">
            <text:p>26370.9</text:p>
          </table:table-cell>
          <table:table-cell office:value-type="float" office:value="5088" calcext:value-type="float">
            <text:p>5088</text:p>
          </table:table-cell>
          <table:table-cell office:value-type="float" office:value="91225" calcext:value-type="float">
            <text:p>91225</text:p>
          </table:table-cell>
          <table:table-cell table:formula="of:=LOG([.J7];2)" office:value-type="float" office:value="14.6866591886503" calcext:value-type="float">
            <text:p>14.6866591886503</text:p>
          </table:table-cell>
          <table:table-cell table:formula="of:=LOG([.L7];2)" office:value-type="float" office:value="16.4771416253592" calcext:value-type="float">
            <text:p>16.4771416253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56691.4" calcext:value-type="float">
            <text:p>56691.4</text:p>
          </table:table-cell>
          <table:table-cell office:value-type="float" office:value="1000" calcext:value-type="float">
            <text:p>1000</text:p>
          </table:table-cell>
          <table:table-cell office:value-type="float" office:value="56.6914" calcext:value-type="float">
            <text:p>56.6914</text:p>
          </table:table-cell>
          <table:table-cell office:value-type="float" office:value="2.70727" calcext:value-type="float">
            <text:p>2.70727</text:p>
          </table:table-cell>
          <table:table-cell office:value-type="float" office:value="765.087" calcext:value-type="float">
            <text:p>765.087</text:p>
          </table:table-cell>
          <table:table-cell office:value-type="float" office:value="41827475" calcext:value-type="float">
            <text:p>41827475</text:p>
          </table:table-cell>
          <table:table-cell office:value-type="float" office:value="1000" calcext:value-type="float">
            <text:p>1000</text:p>
          </table:table-cell>
          <table:table-cell office:value-type="float" office:value="41827.5" calcext:value-type="float">
            <text:p>41827.5</text:p>
          </table:table-cell>
          <table:table-cell office:value-type="float" office:value="8913" calcext:value-type="float">
            <text:p>8913</text:p>
          </table:table-cell>
          <table:table-cell office:value-type="float" office:value="173529" calcext:value-type="float">
            <text:p>173529</text:p>
          </table:table-cell>
          <table:table-cell table:formula="of:=LOG([.J8];2)" office:value-type="float" office:value="15.3521641512492" calcext:value-type="float">
            <text:p>15.3521641512492</text:p>
          </table:table-cell>
          <table:table-cell table:formula="of:=LOG([.L8];2)" office:value-type="float" office:value="17.4048172592001" calcext:value-type="float">
            <text:p>17.4048172592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15929" calcext:value-type="float">
            <text:p>115929</text:p>
          </table:table-cell>
          <table:table-cell office:value-type="float" office:value="1000" calcext:value-type="float">
            <text:p>1000</text:p>
          </table:table-cell>
          <table:table-cell office:value-type="float" office:value="115.929" calcext:value-type="float">
            <text:p>115.929</text:p>
          </table:table-cell>
          <table:table-cell office:value-type="float" office:value="1.92097" calcext:value-type="float">
            <text:p>1.92097</text:p>
          </table:table-cell>
          <table:table-cell office:value-type="float" office:value="1579.06" calcext:value-type="float">
            <text:p>1579.06</text:p>
          </table:table-cell>
          <table:table-cell office:value-type="float" office:value="62037673" calcext:value-type="float">
            <text:p>62037673</text:p>
          </table:table-cell>
          <table:table-cell office:value-type="float" office:value="1000" calcext:value-type="float">
            <text:p>1000</text:p>
          </table:table-cell>
          <table:table-cell office:value-type="float" office:value="62037.7" calcext:value-type="float">
            <text:p>62037.7</text:p>
          </table:table-cell>
          <table:table-cell office:value-type="float" office:value="8112" calcext:value-type="float">
            <text:p>8112</text:p>
          </table:table-cell>
          <table:table-cell office:value-type="float" office:value="249279" calcext:value-type="float">
            <text:p>249279</text:p>
          </table:table-cell>
          <table:table-cell table:formula="of:=LOG([.J9];2)" office:value-type="float" office:value="15.9208575801062" calcext:value-type="float">
            <text:p>15.9208575801062</text:p>
          </table:table-cell>
          <table:table-cell table:formula="of:=LOG([.L9];2)" office:value-type="float" office:value="17.9274018254894" calcext:value-type="float">
            <text:p>17.92740182548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00383" calcext:value-type="float">
            <text:p>200383</text:p>
          </table:table-cell>
          <table:table-cell office:value-type="float" office:value="1000" calcext:value-type="float">
            <text:p>1000</text:p>
          </table:table-cell>
          <table:table-cell office:value-type="float" office:value="200.383" calcext:value-type="float">
            <text:p>200.383</text:p>
          </table:table-cell>
          <table:table-cell office:value-type="float" office:value="4.07848" calcext:value-type="float">
            <text:p>4.07848</text:p>
          </table:table-cell>
          <table:table-cell office:value-type="float" office:value="7099.01" calcext:value-type="float">
            <text:p>7099.01</text:p>
          </table:table-cell>
          <table:table-cell office:value-type="float" office:value="83684898" calcext:value-type="float">
            <text:p>83684898</text:p>
          </table:table-cell>
          <table:table-cell office:value-type="float" office:value="1000" calcext:value-type="float">
            <text:p>1000</text:p>
          </table:table-cell>
          <table:table-cell office:value-type="float" office:value="83684.9" calcext:value-type="float">
            <text:p>83684.9</text:p>
          </table:table-cell>
          <table:table-cell office:value-type="float" office:value="12261" calcext:value-type="float">
            <text:p>12261</text:p>
          </table:table-cell>
          <table:table-cell office:value-type="float" office:value="707569" calcext:value-type="float">
            <text:p>707569</text:p>
          </table:table-cell>
          <table:table-cell table:formula="of:=LOG([.J10];2)" office:value-type="float" office:value="16.3526797076966" calcext:value-type="float">
            <text:p>16.3526797076966</text:p>
          </table:table-cell>
          <table:table-cell table:formula="of:=LOG([.L10];2)" office:value-type="float" office:value="19.4325113165212" calcext:value-type="float">
            <text:p>19.4325113165212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.42627" calcext:value-type="float">
            <text:p>3.42627</text:p>
          </table:table-cell>
          <table:table-cell office:value-type="float" office:value="100" calcext:value-type="float">
            <text:p>100</text:p>
          </table:table-cell>
          <table:table-cell office:value-type="float" office:value="0.0342627" calcext:value-type="float">
            <text:p>0.0342627</text:p>
          </table:table-cell>
          <table:table-cell office:value-type="float" office:value="0.00131927" calcext:value-type="float">
            <text:p>0.00131927</text:p>
          </table:table-cell>
          <table:table-cell office:value-type="float" office:value="0.185467" calcext:value-type="float">
            <text:p>0.185467</text:p>
          </table:table-cell>
          <table:table-cell office:value-type="float" office:value="50994" calcext:value-type="float">
            <text:p>50994</text:p>
          </table:table-cell>
          <table:table-cell office:value-type="float" office:value="100" calcext:value-type="float">
            <text:p>100</text:p>
          </table:table-cell>
          <table:table-cell office:value-type="float" office:value="509.94" calcext:value-type="float">
            <text:p>509.94</text:p>
          </table:table-cell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table:formula="of:=LOG([.J2];2)" office:value-type="float" office:value="8.99418369804569" calcext:value-type="float">
            <text:p>8.99418369804569</text:p>
          </table:table-cell>
          <table:table-cell table:formula="of:=LOG([.L2];2)" office:value-type="float" office:value="10.9736973663054" calcext:value-type="float">
            <text:p>10.973697366305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5.7008" calcext:value-type="float">
            <text:p>45.7008</text:p>
          </table:table-cell>
          <table:table-cell office:value-type="float" office:value="100" calcext:value-type="float">
            <text:p>100</text:p>
          </table:table-cell>
          <table:table-cell office:value-type="float" office:value="0.457008" calcext:value-type="float">
            <text:p>0.457008</text:p>
          </table:table-cell>
          <table:table-cell office:value-type="float" office:value="0.031915" calcext:value-type="float">
            <text:p>0.031915</text:p>
          </table:table-cell>
          <table:table-cell office:value-type="float" office:value="2.48875" calcext:value-type="float">
            <text:p>2.48875</text:p>
          </table:table-cell>
          <table:table-cell office:value-type="float" office:value="233244" calcext:value-type="float">
            <text:p>233244</text:p>
          </table:table-cell>
          <table:table-cell office:value-type="float" office:value="100" calcext:value-type="float">
            <text:p>100</text:p>
          </table:table-cell>
          <table:table-cell office:value-type="float" office:value="2332.44" calcext:value-type="float">
            <text:p>2332.44</text:p>
          </table:table-cell>
          <table:table-cell office:value-type="float" office:value="437" calcext:value-type="float">
            <text:p>437</text:p>
          </table:table-cell>
          <table:table-cell office:value-type="float" office:value="7679" calcext:value-type="float">
            <text:p>7679</text:p>
          </table:table-cell>
          <table:table-cell table:formula="of:=LOG([.J3];2)" office:value-type="float" office:value="11.1876242541353" calcext:value-type="float">
            <text:p>11.1876242541353</text:p>
          </table:table-cell>
          <table:table-cell table:formula="of:=LOG([.L3];2)" office:value-type="float" office:value="12.9067027324608" calcext:value-type="float">
            <text:p>12.90670273246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1.703" calcext:value-type="float">
            <text:p>291.703</text:p>
          </table:table-cell>
          <table:table-cell office:value-type="float" office:value="100" calcext:value-type="float">
            <text:p>100</text:p>
          </table:table-cell>
          <table:table-cell office:value-type="float" office:value="2.91703" calcext:value-type="float">
            <text:p>2.91703</text:p>
          </table:table-cell>
          <table:table-cell office:value-type="float" office:value="0.209963" calcext:value-type="float">
            <text:p>0.209963</text:p>
          </table:table-cell>
          <table:table-cell office:value-type="float" office:value="24.3" calcext:value-type="float">
            <text:p>24.3</text:p>
          </table:table-cell>
          <table:table-cell office:value-type="float" office:value="819952" calcext:value-type="float">
            <text:p>819952</text:p>
          </table:table-cell>
          <table:table-cell office:value-type="float" office:value="100" calcext:value-type="float">
            <text:p>100</text:p>
          </table:table-cell>
          <table:table-cell office:value-type="float" office:value="8199.52" calcext:value-type="float">
            <text:p>8199.52</text:p>
          </table:table-cell>
          <table:table-cell office:value-type="float" office:value="1594" calcext:value-type="float">
            <text:p>1594</text:p>
          </table:table-cell>
          <table:table-cell office:value-type="float" office:value="21341" calcext:value-type="float">
            <text:p>21341</text:p>
          </table:table-cell>
          <table:table-cell table:formula="of:=LOG([.J4];2)" office:value-type="float" office:value="13.0013237414796" calcext:value-type="float">
            <text:p>13.0013237414796</text:p>
          </table:table-cell>
          <table:table-cell table:formula="of:=LOG([.L4];2)" office:value-type="float" office:value="14.3813401593313" calcext:value-type="float">
            <text:p>14.38134015933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24.086" calcext:value-type="float">
            <text:p>924.086</text:p>
          </table:table-cell>
          <table:table-cell office:value-type="float" office:value="100" calcext:value-type="float">
            <text:p>100</text:p>
          </table:table-cell>
          <table:table-cell office:value-type="float" office:value="9.24086" calcext:value-type="float">
            <text:p>9.24086</text:p>
          </table:table-cell>
          <table:table-cell office:value-type="float" office:value="0.777626" calcext:value-type="float">
            <text:p>0.777626</text:p>
          </table:table-cell>
          <table:table-cell office:value-type="float" office:value="35.9004" calcext:value-type="float">
            <text:p>35.9004</text:p>
          </table:table-cell>
          <table:table-cell office:value-type="float" office:value="1557625" calcext:value-type="float">
            <text:p>1557625</text:p>
          </table:table-cell>
          <table:table-cell office:value-type="float" office:value="100" calcext:value-type="float">
            <text:p>100</text:p>
          </table:table-cell>
          <table:table-cell office:value-type="float" office:value="15576.2" calcext:value-type="float">
            <text:p>15576.2</text:p>
          </table:table-cell>
          <table:table-cell office:value-type="float" office:value="3611" calcext:value-type="float">
            <text:p>3611</text:p>
          </table:table-cell>
          <table:table-cell office:value-type="float" office:value="43739" calcext:value-type="float">
            <text:p>43739</text:p>
          </table:table-cell>
          <table:table-cell table:formula="of:=LOG([.J5];2)" office:value-type="float" office:value="13.927055693191" calcext:value-type="float">
            <text:p>13.927055693191</text:p>
          </table:table-cell>
          <table:table-cell table:formula="of:=LOG([.L5];2)" office:value-type="float" office:value="15.4166326161327" calcext:value-type="float">
            <text:p>15.41663261613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16.18" calcext:value-type="float">
            <text:p>2616.18</text:p>
          </table:table-cell>
          <table:table-cell office:value-type="float" office:value="100" calcext:value-type="float">
            <text:p>100</text:p>
          </table:table-cell>
          <table:table-cell office:value-type="float" office:value="26.1618" calcext:value-type="float">
            <text:p>26.1618</text:p>
          </table:table-cell>
          <table:table-cell office:value-type="float" office:value="2.40484" calcext:value-type="float">
            <text:p>2.40484</text:p>
          </table:table-cell>
          <table:table-cell office:value-type="float" office:value="141.336" calcext:value-type="float">
            <text:p>141.336</text:p>
          </table:table-cell>
          <table:table-cell office:value-type="float" office:value="2859354" calcext:value-type="float">
            <text:p>2859354</text:p>
          </table:table-cell>
          <table:table-cell office:value-type="float" office:value="100" calcext:value-type="float">
            <text:p>100</text:p>
          </table:table-cell>
          <table:table-cell office:value-type="float" office:value="28593.5" calcext:value-type="float">
            <text:p>28593.5</text:p>
          </table:table-cell>
          <table:table-cell office:value-type="float" office:value="7574" calcext:value-type="float">
            <text:p>7574</text:p>
          </table:table-cell>
          <table:table-cell office:value-type="float" office:value="71435" calcext:value-type="float">
            <text:p>71435</text:p>
          </table:table-cell>
          <table:table-cell table:formula="of:=LOG([.J6];2)" office:value-type="float" office:value="14.8033996040512" calcext:value-type="float">
            <text:p>14.8033996040512</text:p>
          </table:table-cell>
          <table:table-cell table:formula="of:=LOG([.L6];2)" office:value-type="float" office:value="16.1243434839777" calcext:value-type="float">
            <text:p>16.12434348397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952.95" calcext:value-type="float">
            <text:p>5952.95</text:p>
          </table:table-cell>
          <table:table-cell office:value-type="float" office:value="100" calcext:value-type="float">
            <text:p>100</text:p>
          </table:table-cell>
          <table:table-cell office:value-type="float" office:value="59.5295" calcext:value-type="float">
            <text:p>59.5295</text:p>
          </table:table-cell>
          <table:table-cell office:value-type="float" office:value="5.59425" calcext:value-type="float">
            <text:p>5.59425</text:p>
          </table:table-cell>
          <table:table-cell office:value-type="float" office:value="246.727" calcext:value-type="float">
            <text:p>246.727</text:p>
          </table:table-cell>
          <table:table-cell office:value-type="float" office:value="4363314" calcext:value-type="float">
            <text:p>4363314</text:p>
          </table:table-cell>
          <table:table-cell office:value-type="float" office:value="100" calcext:value-type="float">
            <text:p>100</text:p>
          </table:table-cell>
          <table:table-cell office:value-type="float" office:value="43633.1" calcext:value-type="float">
            <text:p>43633.1</text:p>
          </table:table-cell>
          <table:table-cell office:value-type="float" office:value="12908" calcext:value-type="float">
            <text:p>12908</text:p>
          </table:table-cell>
          <table:table-cell office:value-type="float" office:value="94657" calcext:value-type="float">
            <text:p>94657</text:p>
          </table:table-cell>
          <table:table-cell table:formula="of:=LOG([.J7];2)" office:value-type="float" office:value="15.4131353560314" calcext:value-type="float">
            <text:p>15.4131353560314</text:p>
          </table:table-cell>
          <table:table-cell table:formula="of:=LOG([.L7];2)" office:value-type="float" office:value="16.5304215784723" calcext:value-type="float">
            <text:p>16.5304215784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4685.6" calcext:value-type="float">
            <text:p>14685.6</text:p>
          </table:table-cell>
          <table:table-cell office:value-type="float" office:value="100" calcext:value-type="float">
            <text:p>100</text:p>
          </table:table-cell>
          <table:table-cell office:value-type="float" office:value="146.856" calcext:value-type="float">
            <text:p>146.856</text:p>
          </table:table-cell>
          <table:table-cell office:value-type="float" office:value="10.7827" calcext:value-type="float">
            <text:p>10.7827</text:p>
          </table:table-cell>
          <table:table-cell office:value-type="float" office:value="731.65" calcext:value-type="float">
            <text:p>731.65</text:p>
          </table:table-cell>
          <table:table-cell office:value-type="float" office:value="7041880" calcext:value-type="float">
            <text:p>7041880</text:p>
          </table:table-cell>
          <table:table-cell office:value-type="float" office:value="100" calcext:value-type="float">
            <text:p>100</text:p>
          </table:table-cell>
          <table:table-cell office:value-type="float" office:value="70418.8" calcext:value-type="float">
            <text:p>70418.8</text:p>
          </table:table-cell>
          <table:table-cell office:value-type="float" office:value="19766" calcext:value-type="float">
            <text:p>19766</text:p>
          </table:table-cell>
          <table:table-cell office:value-type="float" office:value="187600" calcext:value-type="float">
            <text:p>187600</text:p>
          </table:table-cell>
          <table:table-cell table:formula="of:=LOG([.J8];2)" office:value-type="float" office:value="16.1036730221325" calcext:value-type="float">
            <text:p>16.1036730221325</text:p>
          </table:table-cell>
          <table:table-cell table:formula="of:=LOG([.L8];2)" office:value-type="float" office:value="17.5173003022901" calcext:value-type="float">
            <text:p>17.5173003022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2594.9" calcext:value-type="float">
            <text:p>32594.9</text:p>
          </table:table-cell>
          <table:table-cell office:value-type="float" office:value="100" calcext:value-type="float">
            <text:p>100</text:p>
          </table:table-cell>
          <table:table-cell office:value-type="float" office:value="325.949" calcext:value-type="float">
            <text:p>325.949</text:p>
          </table:table-cell>
          <table:table-cell office:value-type="float" office:value="9.42176" calcext:value-type="float">
            <text:p>9.42176</text:p>
          </table:table-cell>
          <table:table-cell office:value-type="float" office:value="1760.63" calcext:value-type="float">
            <text:p>1760.63</text:p>
          </table:table-cell>
          <table:table-cell office:value-type="float" office:value="10762849" calcext:value-type="float">
            <text:p>10762849</text:p>
          </table:table-cell>
          <table:table-cell office:value-type="float" office:value="100" calcext:value-type="float">
            <text:p>100</text:p>
          </table:table-cell>
          <table:table-cell office:value-type="float" office:value="107628" calcext:value-type="float">
            <text:p>107628</text:p>
          </table:table-cell>
          <table:table-cell office:value-type="float" office:value="21439" calcext:value-type="float">
            <text:p>21439</text:p>
          </table:table-cell>
          <table:table-cell office:value-type="float" office:value="296145" calcext:value-type="float">
            <text:p>296145</text:p>
          </table:table-cell>
          <table:table-cell table:formula="of:=LOG([.J9];2)" office:value-type="float" office:value="16.7156939259944" calcext:value-type="float">
            <text:p>16.7156939259944</text:p>
          </table:table-cell>
          <table:table-cell table:formula="of:=LOG([.L9];2)" office:value-type="float" office:value="18.1759442028588" calcext:value-type="float">
            <text:p>18.1759442028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47134.3" calcext:value-type="float">
            <text:p>47134.3</text:p>
          </table:table-cell>
          <table:table-cell office:value-type="float" office:value="100" calcext:value-type="float">
            <text:p>100</text:p>
          </table:table-cell>
          <table:table-cell office:value-type="float" office:value="471.343" calcext:value-type="float">
            <text:p>471.343</text:p>
          </table:table-cell>
          <table:table-cell office:value-type="float" office:value="23.054" calcext:value-type="float">
            <text:p>23.054</text:p>
          </table:table-cell>
          <table:table-cell office:value-type="float" office:value="5131.54" calcext:value-type="float">
            <text:p>5131.54</text:p>
          </table:table-cell>
          <table:table-cell office:value-type="float" office:value="13872131" calcext:value-type="float">
            <text:p>13872131</text:p>
          </table:table-cell>
          <table:table-cell office:value-type="float" office:value="100" calcext:value-type="float">
            <text:p>100</text:p>
          </table:table-cell>
          <table:table-cell office:value-type="float" office:value="138721" calcext:value-type="float">
            <text:p>138721</text:p>
          </table:table-cell>
          <table:table-cell office:value-type="float" office:value="29347" calcext:value-type="float">
            <text:p>29347</text:p>
          </table:table-cell>
          <table:table-cell office:value-type="float" office:value="483380" calcext:value-type="float">
            <text:p>483380</text:p>
          </table:table-cell>
          <table:table-cell table:formula="of:=LOG([.J10];2)" office:value-type="float" office:value="17.0818266781225" calcext:value-type="float">
            <text:p>17.0818266781225</text:p>
          </table:table-cell>
          <table:table-cell table:formula="of:=LOG([.L10];2)" office:value-type="float" office:value="18.8827982568127" calcext:value-type="float">
            <text:p>18.8827982568127</text:p>
          </table:table-cell>
        </table:table-row>
      </table:table>
      <table:table table:name="data" table:style-name="ta1">
        <table:table-column table:style-name="co1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formula="of:=[$summary_5.$M$10]" office:value-type="float" office:value="5.40840617291707" calcext:value-type="float">
            <text:p>5.40840617291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summary_6.$M$10]" office:value-type="float" office:value="6.40485204395239" calcext:value-type="float">
            <text:p>6.404852043952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summary_7.$M$10]" office:value-type="float" office:value="7.33429116522788" calcext:value-type="float">
            <text:p>7.33429116522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summary_8.$M$10]" office:value-type="float" office:value="8.19206591125439" calcext:value-type="float">
            <text:p>8.19206591125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summary_9.$M$10]" office:value-type="float" office:value="9.0312931796953" calcext:value-type="float">
            <text:p>9.0312931796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M$10]" office:value-type="float" office:value="9.79925247587316" calcext:value-type="float">
            <text:p>9.799252475873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summary_11.$M$10]" office:value-type="float" office:value="10.5837691539884" calcext:value-type="float">
            <text:p>10.5837691539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summary_12.$M$10]" office:value-type="float" office:value="11.2620713485169" calcext:value-type="float">
            <text:p>11.2620713485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summary_13.$M$10]" office:value-type="float" office:value="11.9444485310325" calcext:value-type="float">
            <text:p>11.94444853103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summary_14.$M$10]" office:value-type="float" office:value="12.7056302276367" calcext:value-type="float">
            <text:p>12.70563022763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M$10]" office:value-type="float" office:value="13.4840676224322" calcext:value-type="float">
            <text:p>13.48406762243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summary_16.$M$10]" office:value-type="float" office:value="14.2390614460236" calcext:value-type="float">
            <text:p>14.2390614460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summary_17.$M$10]" office:value-type="float" office:value="14.8577623589602" calcext:value-type="float">
            <text:p>14.85776235896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summary_18.$M$10]" office:value-type="float" office:value="15.6041448941607" calcext:value-type="float">
            <text:p>15.60414489416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summary_19.$M$10]" office:value-type="float" office:value="16.3526797076966" calcext:value-type="float">
            <text:p>16.35267970769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M$10]" office:value-type="float" office:value="17.0818266781225" calcext:value-type="float">
            <text:p>17.081826678122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M2:summary_5.M10 summary_5.B2:summary_5.B10 summary_10.M2:summary_10.M10 summary_10.B2:summary_10.B10 summary_15.M2:summary_15.M10 summary_15.B2:summary_15.B10 summary_20.M2:summary_20.M10 summary_20.B2:summary_20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2.16pt" svg:y="0pt">
            <draw:object draw:notify-on-update-of-ranges="data.B1:data.B16 data.A1:data.A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1:34:56.814161564</meta:creation-date>
    <meta:generator>LibreOffice/6.2.7.1$Linux_X86_64 LibreOffice_project/20$Build-1</meta:generator>
    <dc:date>2019-12-28T21:53:34.573918770</dc:date>
    <meta:editing-duration>PT18M34S</meta:editing-duration>
    <meta:editing-cycles>8</meta:editing-cycles>
    <meta:document-statistic meta:table-count="18" meta:cell-count="2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B2:summary_5.B10 summary_5.M2:summary_5.M10 summary_10.M2:summary_10.M10 summary_15.M2:summary_15.M10 summary_20.M2:summary_20.M10" chart:data-source-has-labels="row" svg:x="1.331cm" svg:y="0.18cm" svg:width="12.185cm" svg:height="7.659cm">
          <chartooo:coordinate-region svg:x="1.767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257cm" chart:style-name="ch6">
              <text:p>Mean Calls (log)</text:p>
            </chart:title>
            <chart:grid chart:style-name="ch7" chart:class="major"/>
          </chart:axis>
          <chart:series chart:style-name="ch8" chart:values-cell-range-address="summary_5.M2:summary_5.M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M2:summary_10.M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M2:summary_15.M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M2:summary_20.M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38570712465793">
                <text:p>1.38570712465793</text:p>
                <draw:g>
                  <svg:desc>summary_5.M2:summary_5.M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3138262963904">
                <text:p>3.3138262963904</text:p>
                <draw:g>
                  <svg:desc>summary_10.M2:summary_10.M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5.94948824310161">
                <text:p>5.94948824310161</text:p>
                <draw:g>
                  <svg:desc>summary_15.M2:summary_15.M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8.99418369804569">
                <text:p>8.99418369804569</text:p>
                <draw:g>
                  <svg:desc>summary_20.M2:summary_20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1506932171765">
                <text:p>2.01506932171765</text:p>
              </table:table-cell>
              <table:table-cell office:value-type="float" office:value="20">
                <text:p>20</text:p>
              </table:table-cell>
              <table:table-cell office:value-type="float" office:value="4.82731094394967">
                <text:p>4.82731094394967</text:p>
              </table:table-cell>
              <table:table-cell office:value-type="float" office:value="20">
                <text:p>20</text:p>
              </table:table-cell>
              <table:table-cell office:value-type="float" office:value="8.02197379250435">
                <text:p>8.02197379250435</text:p>
              </table:table-cell>
              <table:table-cell office:value-type="float" office:value="20">
                <text:p>20</text:p>
              </table:table-cell>
              <table:table-cell office:value-type="float" office:value="11.1876242541353">
                <text:p>11.1876242541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50054713742068">
                <text:p>2.50054713742068</text:p>
              </table:table-cell>
              <table:table-cell office:value-type="float" office:value="30">
                <text:p>30</text:p>
              </table:table-cell>
              <table:table-cell office:value-type="float" office:value="5.793583802285">
                <text:p>5.793583802285</text:p>
              </table:table-cell>
              <table:table-cell office:value-type="float" office:value="30">
                <text:p>30</text:p>
              </table:table-cell>
              <table:table-cell office:value-type="float" office:value="9.20270176582884">
                <text:p>9.20270176582884</text:p>
              </table:table-cell>
              <table:table-cell office:value-type="float" office:value="30">
                <text:p>30</text:p>
              </table:table-cell>
              <table:table-cell office:value-type="float" office:value="13.0013237414796">
                <text:p>13.0013237414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98968400329773">
                <text:p>2.98968400329773</text:p>
              </table:table-cell>
              <table:table-cell office:value-type="float" office:value="40">
                <text:p>40</text:p>
              </table:table-cell>
              <table:table-cell office:value-type="float" office:value="6.51792129651521">
                <text:p>6.51792129651521</text:p>
              </table:table-cell>
              <table:table-cell office:value-type="float" office:value="40">
                <text:p>40</text:p>
              </table:table-cell>
              <table:table-cell office:value-type="float" office:value="10.1140806648827">
                <text:p>10.1140806648827</text:p>
              </table:table-cell>
              <table:table-cell office:value-type="float" office:value="40">
                <text:p>40</text:p>
              </table:table-cell>
              <table:table-cell office:value-type="float" office:value="13.927055693191">
                <text:p>13.927055693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40803246613065">
                <text:p>3.40803246613065</text:p>
              </table:table-cell>
              <table:table-cell office:value-type="float" office:value="50">
                <text:p>50</text:p>
              </table:table-cell>
              <table:table-cell office:value-type="float" office:value="7.09023947711865">
                <text:p>7.09023947711865</text:p>
              </table:table-cell>
              <table:table-cell office:value-type="float" office:value="50">
                <text:p>50</text:p>
              </table:table-cell>
              <table:table-cell office:value-type="float" office:value="10.8412655570561">
                <text:p>10.8412655570561</text:p>
              </table:table-cell>
              <table:table-cell office:value-type="float" office:value="50">
                <text:p>50</text:p>
              </table:table-cell>
              <table:table-cell office:value-type="float" office:value="14.8033996040512">
                <text:p>14.8033996040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.80910570327651">
                <text:p>3.80910570327651</text:p>
              </table:table-cell>
              <table:table-cell office:value-type="float" office:value="60">
                <text:p>60</text:p>
              </table:table-cell>
              <table:table-cell office:value-type="float" office:value="7.64627068239469">
                <text:p>7.64627068239469</text:p>
              </table:table-cell>
              <table:table-cell office:value-type="float" office:value="60">
                <text:p>60</text:p>
              </table:table-cell>
              <table:table-cell office:value-type="float" office:value="11.4986896737263">
                <text:p>11.4986896737263</text:p>
              </table:table-cell>
              <table:table-cell office:value-type="float" office:value="60">
                <text:p>60</text:p>
              </table:table-cell>
              <table:table-cell office:value-type="float" office:value="15.4131353560314">
                <text:p>15.4131353560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.23158600919774">
                <text:p>4.23158600919774</text:p>
              </table:table-cell>
              <table:table-cell office:value-type="float" office:value="70">
                <text:p>70</text:p>
              </table:table-cell>
              <table:table-cell office:value-type="float" office:value="8.13056541491028">
                <text:p>8.13056541491028</text:p>
              </table:table-cell>
              <table:table-cell office:value-type="float" office:value="70">
                <text:p>70</text:p>
              </table:table-cell>
              <table:table-cell office:value-type="float" office:value="12.096869955925">
                <text:p>12.096869955925</text:p>
              </table:table-cell>
              <table:table-cell office:value-type="float" office:value="70">
                <text:p>70</text:p>
              </table:table-cell>
              <table:table-cell office:value-type="float" office:value="16.1036730221325">
                <text:p>16.103673022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.81183063190924">
                <text:p>4.81183063190924</text:p>
              </table:table-cell>
              <table:table-cell office:value-type="float" office:value="80">
                <text:p>80</text:p>
              </table:table-cell>
              <table:table-cell office:value-type="float" office:value="8.67866703493905">
                <text:p>8.67866703493905</text:p>
              </table:table-cell>
              <table:table-cell office:value-type="float" office:value="80">
                <text:p>80</text:p>
              </table:table-cell>
              <table:table-cell office:value-type="float" office:value="12.591274552002">
                <text:p>12.591274552002</text:p>
              </table:table-cell>
              <table:table-cell office:value-type="float" office:value="80">
                <text:p>80</text:p>
              </table:table-cell>
              <table:table-cell office:value-type="float" office:value="16.7156939259944">
                <text:p>16.7156939259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.40840617291707">
                <text:p>5.40840617291707</text:p>
              </table:table-cell>
              <table:table-cell office:value-type="float" office:value="90">
                <text:p>90</text:p>
              </table:table-cell>
              <table:table-cell office:value-type="float" office:value="9.79925247587316">
                <text:p>9.79925247587316</text:p>
              </table:table-cell>
              <table:table-cell office:value-type="float" office:value="90">
                <text:p>90</text:p>
              </table:table-cell>
              <table:table-cell office:value-type="float" office:value="13.4840676224322">
                <text:p>13.4840676224322</text:p>
              </table:table-cell>
              <table:table-cell office:value-type="float" office:value="90">
                <text:p>90</text:p>
              </table:table-cell>
              <table:table-cell office:value-type="float" office:value="17.0818266781225">
                <text:p>17.0818266781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log(calls)=0.7607n+2.008</text:p>
        </chart:title>
        <chart:legend chart:legend-position="end" svg:x="12.592cm" svg:y="3.952cm" style:legend-expansion="high" chart:style-name="ch3"/>
        <chart:plot-area chart:style-name="ch4" table:cell-range-address="data.A1:data.B16" chart:data-source-has-labels="row" svg:x="1.331cm" svg:y="1.275cm" svg:width="10.941cm" svg:height="6.564cm">
          <chartooo:coordinate-region svg:x="1.767cm" svg:y="1.474cm" svg:width="10.133cm" svg:height="5.718cm"/>
          <chart:axis chart:dimension="x" chart:name="primary-x" chart:style-name="ch5">
            <chart:title svg:x="6.334cm" svg:y="8.019cm" chart:style-name="ch6">
              <text:p>Order</text:p>
            </chart:title>
          </chart:axis>
          <chart:axis chart:dimension="y" chart:name="primary-y" chart:style-name="ch5">
            <chart:title svg:x="0.451cm" svg:y="5.699cm" chart:style-name="ch7">
              <text:p>Max Calls (log)</text:p>
            </chart:title>
            <chart:grid chart:style-name="ch8" chart:class="major"/>
          </chart:axis>
          <chart:series chart:style-name="ch9" chart:values-cell-range-address="data.B1:data.B16" loext:label-string="&quot;P=90&quot;" chart:class="chart:scatter">
            <chart:domain table:cell-range-address="data.A1:data.A16"/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1:data.A16</svg:desc>
                </draw:g>
              </table:table-cell>
              <table:table-cell office:value-type="float" office:value="5.40840617291707">
                <text:p>5.40840617291707</text:p>
                <draw:g>
                  <svg:desc>data.B1:data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40485204395239">
                <text:p>6.40485204395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.33429116522788">
                <text:p>7.33429116522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.19206591125439">
                <text:p>8.1920659112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.0312931796953">
                <text:p>9.0312931796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9.79925247587316">
                <text:p>9.79925247587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.5837691539884">
                <text:p>10.5837691539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.2620713485169">
                <text:p>11.2620713485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.9444485310325">
                <text:p>11.9444485310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.7056302276367">
                <text:p>12.70563022763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.4840676224322">
                <text:p>13.4840676224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.2390614460236">
                <text:p>14.2390614460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4.8577623589602">
                <text:p>14.8577623589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5.6041448941607">
                <text:p>15.6041448941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6.3526797076966">
                <text:p>16.3526797076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7.0818266781225">
                <text:p>17.0818266781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